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181in" fo:margin-left="0in" fo:margin-top="0in" fo:margin-bottom="0in" table:align="left" style:writing-mode="lr-tb"/>
    </style:style>
    <style:style style:name="Table1.A" style:family="table-column">
      <style:table-column-properties style:column-width="2.0625in"/>
    </style:style>
    <style:style style:name="Table1.B" style:family="table-column">
      <style:table-column-properties style:column-width="1.3958in"/>
    </style:style>
    <style:style style:name="Table1.C" style:family="table-column">
      <style:table-column-properties style:column-width="1.7285in"/>
    </style:style>
    <style:style style:name="Table1.D" style:family="table-column">
      <style:table-column-properties style:column-width="1.731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5.2931in" fo:margin-left="0in" fo:margin-top="0in" fo:margin-bottom="0in" table:align="left" style:shadow="none" style:writing-mode="lr-tb"/>
    </style:style>
    <style:style style:name="Table2.A" style:family="table-column">
      <style:table-column-properties style:column-width="0.7806in"/>
    </style:style>
    <style:style style:name="Table2.B" style:family="table-column">
      <style:table-column-properties style:column-width="0.8174in"/>
    </style:style>
    <style:style style:name="Table2.F" style:family="table-column">
      <style:table-column-properties style:column-width="1.2431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D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5"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D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925in" table:align="margins" style:writing-mode="lr-tb"/>
    </style:style>
    <style:style style:name="Table3.A" style:family="table-column">
      <style:table-column-properties style:column-width="0.6924in" style:rel-column-width="6553*"/>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 style:font-name-complex="Times New Roman1"/>
    </style:style>
    <style:style style:name="P2"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3"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5"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6"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ab-stops>
          <style:tab-stop style:position="5.9063in"/>
        </style:tab-stops>
      </style:paragraph-properties>
    </style:style>
    <style:style style:name="P9" style:family="paragraph" style:parent-style-name="Standard">
      <style:paragraph-properties fo:line-height="150%" fo:text-align="justify" style:justify-single-word="false"/>
      <style:text-properties officeooo:paragraph-rsid="00069195"/>
    </style:style>
    <style:style style:name="P10" style:family="paragraph" style:parent-style-name="Standard">
      <style:paragraph-properties fo:line-height="150%" fo:text-align="justify" style:justify-single-word="false"/>
      <style:text-properties officeooo:paragraph-rsid="000b0c18"/>
    </style:style>
    <style:style style:name="P11" style:family="paragraph" style:parent-style-name="Standard">
      <style:paragraph-properties fo:line-height="150%" fo:text-align="justify" style:justify-single-word="false"/>
      <style:text-properties officeooo:paragraph-rsid="000ce867"/>
    </style:style>
    <style:style style:name="P12" style:family="paragraph" style:parent-style-name="Standard">
      <style:paragraph-properties fo:line-height="150%" fo:text-align="justify" style:justify-single-word="false"/>
      <style:text-properties officeooo:paragraph-rsid="00420b46"/>
    </style:style>
    <style:style style:name="P13" style:family="paragraph" style:parent-style-name="Standard">
      <style:paragraph-properties fo:line-height="150%" fo:text-align="justify" style:justify-single-word="false"/>
      <style:text-properties officeooo:paragraph-rsid="004ac4a3"/>
    </style:style>
    <style:style style:name="P14" style:family="paragraph" style:parent-style-name="Standard">
      <style:paragraph-properties fo:line-height="150%" fo:text-align="justify" style:justify-single-word="false"/>
      <style:text-properties officeooo:paragraph-rsid="004f0f0a"/>
    </style:style>
    <style:style style:name="P15" style:family="paragraph" style:parent-style-name="Standard">
      <style:paragraph-properties fo:line-height="150%" fo:text-align="justify" style:justify-single-word="false"/>
      <style:text-properties officeooo:paragraph-rsid="005015b5"/>
    </style:style>
    <style:style style:name="P16"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17" style:family="paragraph" style:parent-style-name="Standard">
      <style:text-properties officeooo:paragraph-rsid="000e82ad"/>
    </style:style>
    <style:style style:name="P18" style:family="paragraph" style:parent-style-name="Standard">
      <style:text-properties officeooo:rsid="000e82ad" officeooo:paragraph-rsid="00124750"/>
    </style:style>
    <style:style style:name="P19" style:family="paragraph" style:parent-style-name="Standard">
      <style:text-properties officeooo:rsid="00124750" officeooo:paragraph-rsid="0017da58"/>
    </style:style>
    <style:style style:name="P20" style:family="paragraph" style:parent-style-name="Standard">
      <style:text-properties officeooo:paragraph-rsid="001d232b"/>
    </style:style>
    <style:style style:name="P21" style:family="paragraph" style:parent-style-name="Standard">
      <style:text-properties fo:font-weight="bold" officeooo:rsid="001e9020" officeooo:paragraph-rsid="001e9020" style:font-weight-asian="bold" style:font-weight-complex="bold"/>
    </style:style>
    <style:style style:name="P22" style:family="paragraph" style:parent-style-name="Standard">
      <style:text-properties officeooo:rsid="0020363b" officeooo:paragraph-rsid="00219a87"/>
    </style:style>
    <style:style style:name="P23" style:family="paragraph" style:parent-style-name="Standard">
      <style:text-properties officeooo:rsid="002126f3" officeooo:paragraph-rsid="0021c24a"/>
    </style:style>
    <style:style style:name="P24" style:family="paragraph" style:parent-style-name="Standard">
      <style:text-properties officeooo:rsid="0027f13b" officeooo:paragraph-rsid="00329755"/>
    </style:style>
    <style:style style:name="P25"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26"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27"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style>
    <style:style style:name="P28"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style:font-name-complex="Times New Roman1"/>
    </style:style>
    <style:style style:name="P29"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fo:language="en" fo:country="GB" style:font-name-complex="Times New Roman1"/>
    </style:style>
    <style:style style:name="P30" style:family="paragraph" style:parent-style-name="Standard">
      <style:paragraph-properties fo:line-height="150%" fo:text-align="justify" style:justify-single-word="false" fo:break-before="page">
        <style:tab-stops>
          <style:tab-stop style:position="5.9063in"/>
        </style:tab-stops>
      </style:paragraph-properties>
      <style:text-properties style:font-name="Times New Roman" fo:font-weight="bold" style:font-weight-asian="bold" style:font-name-complex="Times New Roman1" style:font-style-complex="italic"/>
    </style:style>
    <style:style style:name="P31" style:family="paragraph" style:parent-style-name="Preformatted_20_Text">
      <style:paragraph-properties fo:line-height="150%" fo:text-align="justify" style:justify-single-word="false"/>
    </style:style>
    <style:style style:name="P32" style:family="paragraph" style:parent-style-name="Preformatted_20_Text">
      <style:paragraph-properties fo:line-height="150%" fo:text-align="justify" style:justify-single-word="false">
        <style:tab-stops>
          <style:tab-stop style:position="5.8984in"/>
        </style:tab-stops>
      </style:paragraph-properties>
    </style:style>
    <style:style style:name="P33" style:family="paragraph" style:parent-style-name="Preformatted_20_Text">
      <style:paragraph-properties fo:line-height="150%" fo:text-align="justify" style:justify-single-word="false">
        <style:tab-stops>
          <style:tab-stop style:position="5.9063in"/>
        </style:tab-stops>
      </style:paragraph-properties>
    </style:style>
    <style:style style:name="P34" style:family="paragraph" style:parent-style-name="Preformatted_20_Text">
      <style:paragraph-properties fo:line-height="150%" fo:text-align="justify" style:justify-single-word="false"/>
      <style:text-properties officeooo:paragraph-rsid="0052f536"/>
    </style:style>
    <style:style style:name="P35" style:family="paragraph" style:parent-style-name="Preformatted_20_Text">
      <style:paragraph-properties fo:line-height="150%" fo:text-align="justify" style:justify-single-word="false"/>
      <style:text-properties fo:color="#800000" style:font-name="Times New Roman" fo:font-size="12pt" fo:language="fr" fo:country="FR" style:font-size-asian="12pt" style:font-name-complex="Times New Roman1" style:font-size-complex="12pt"/>
    </style:style>
    <style:style style:name="P36"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37" style:family="paragraph" style:parent-style-name="Preformatted_20_Text">
      <style:paragraph-properties fo:line-height="150%" fo:text-align="justify" style:justify-single-word="false"/>
      <style:text-properties fo:color="#000000" style:font-name="Times New Roman" fo:font-size="12pt" fo:language="en" fo:country="GB" style:font-size-asian="12pt" style:font-name-complex="Times New Roman1" style:font-size-complex="12pt"/>
    </style:style>
    <style:style style:name="P38" style:family="paragraph" style:parent-style-name="Standard">
      <style:paragraph-properties fo:line-height="150%" fo:text-align="justify" style:justify-single-word="false"/>
      <style:text-properties style:font-name="Times New Roman" fo:font-weight="bold" style:font-weight-asian="bold" style:font-name-complex="Times New Roman1" style:font-weight-complex="bold"/>
    </style:style>
    <style:style style:name="P39"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40"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weight="bold" style:font-weight-asian="bold" style:font-name-complex="Times New Roman1" style:font-style-complex="italic"/>
    </style:style>
    <style:style style:name="P41" style:family="paragraph" style:parent-style-name="Standard">
      <style:paragraph-properties fo:line-height="150%" fo:text-align="justify" style:justify-single-word="false"/>
      <style:text-properties style:font-name="Times New Roman" fo:font-weight="bold" officeooo:paragraph-rsid="009d4acd" style:font-weight-asian="bold" style:font-name-complex="Times New Roman1" style:font-style-complex="italic"/>
    </style:style>
    <style:style style:name="P42" style:family="paragraph" style:parent-style-name="Standard">
      <style:text-properties style:font-name="Times New Roman" fo:font-weight="bold" officeooo:rsid="003a6dd0" officeooo:paragraph-rsid="003a6dd0" style:font-weight-asian="bold" style:font-name-complex="Times New Roman1" style:font-style-complex="italic" style:font-weight-complex="bold"/>
    </style:style>
    <style:style style:name="P43"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44" style:family="paragraph" style:parent-style-name="Standard">
      <style:paragraph-properties fo:line-height="150%" fo:text-align="justify" style:justify-single-word="false"/>
      <style:text-properties style:font-name="Times New Roman" fo:font-style="italic" style:font-style-asian="italic" style:font-name-complex="Times New Roman1"/>
    </style:style>
    <style:style style:name="P45"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6" style:family="paragraph" style:parent-style-name="Standard">
      <style:paragraph-properties fo:line-height="150%" fo:text-align="justify" style:justify-single-word="false">
        <style:tab-stops>
          <style:tab-stop style:position="5.9063in"/>
        </style:tab-stops>
      </style:paragraph-properties>
      <style:text-properties style:font-name="Times New Roman" officeooo:paragraph-rsid="009fc52c" style:font-name-complex="Times New Roman1" style:font-style-complex="italic"/>
    </style:style>
    <style:style style:name="P47" style:family="paragraph" style:parent-style-name="Standard">
      <style:text-properties style:font-name="Times New Roman" fo:font-weight="normal" officeooo:rsid="0038d344" officeooo:paragraph-rsid="00329755" style:font-weight-asian="normal" style:font-name-complex="Times New Roman1" style:font-style-complex="italic" style:font-weight-complex="normal"/>
    </style:style>
    <style:style style:name="P48" style:family="paragraph" style:parent-style-name="Standard">
      <style:text-properties style:font-name="Times New Roman" fo:font-weight="normal" officeooo:rsid="003a6dd0" officeooo:paragraph-rsid="003a6dd0" style:font-weight-asian="normal" style:font-name-complex="Times New Roman1"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50"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a0c805" style:font-size-asian="12pt" style:font-name-complex="Times New Roman1" style:font-size-complex="12pt" style:font-style-complex="italic"/>
    </style:style>
    <style:style style:name="P51"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9fc52c" officeooo:paragraph-rsid="009fc52c" style:font-size-asian="12pt" style:font-name-complex="Times New Roman1" style:font-size-complex="12pt" style:font-style-complex="italic"/>
    </style:style>
    <style:style style:name="P52"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3c893" style:font-size-asian="12pt" style:font-name-complex="Times New Roman1" style:font-size-complex="12pt" style:font-style-complex="italic"/>
    </style:style>
    <style:style style:name="P53"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2bb8c" officeooo:paragraph-rsid="00a2bb8c" style:font-size-asian="12pt" style:font-name-complex="Times New Roman1" style:font-size-complex="12pt" style:font-style-complex="italic"/>
    </style:style>
    <style:style style:name="P54"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76b70" officeooo:paragraph-rsid="00a76b70" style:font-size-asian="12pt" style:font-name-complex="Times New Roman1" style:font-size-complex="12pt" style:font-style-complex="italic"/>
    </style:style>
    <style:style style:name="P55"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3c893" officeooo:paragraph-rsid="00a3c893" style:font-size-asian="12pt" style:font-name-complex="Times New Roman1" style:font-size-complex="12pt" style:font-style-complex="italic"/>
    </style:style>
    <style:style style:name="P56"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size="12pt" officeooo:rsid="00aad2cf" officeooo:paragraph-rsid="00aad2cf" style:font-size-asian="12pt" style:font-name-complex="Times New Roman1" style:font-size-complex="12pt" style:font-style-complex="italic"/>
    </style:style>
    <style:style style:name="P57"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58" style:family="paragraph" style:parent-style-name="Standard">
      <style:text-properties style:text-position="0% 100%" style:font-name="Times New Roman" fo:font-style="normal" fo:font-weight="normal" officeooo:rsid="000e82ad" officeooo:paragraph-rsid="000e82ad" style:font-style-asian="normal" style:font-weight-asian="normal" style:font-name-complex="Times New Roman1" style:font-style-complex="normal" style:font-weight-complex="normal"/>
    </style:style>
    <style:style style:name="P59" style:family="paragraph" style:parent-style-name="Standard">
      <style:text-properties style:text-position="0% 100%" style:font-name="Times New Roman" fo:font-style="normal" fo:font-weight="normal" officeooo:rsid="00124750" officeooo:paragraph-rsid="00124750" style:font-style-asian="normal" style:font-weight-asian="normal" style:font-name-complex="Times New Roman1" style:font-style-complex="normal" style:font-weight-complex="normal"/>
    </style:style>
    <style:style style:name="P60" style:family="paragraph" style:parent-style-name="Standard">
      <style:text-properties style:text-position="0% 100%" style:font-name="Times New Roman" fo:font-style="normal" fo:font-weight="normal" officeooo:rsid="00124750" officeooo:paragraph-rsid="001c4a56" style:font-style-asian="normal" style:font-weight-asian="normal" style:font-name-complex="Times New Roman1" style:font-style-complex="normal" style:font-weight-complex="normal"/>
    </style:style>
    <style:style style:name="P61" style:family="paragraph" style:parent-style-name="Standard">
      <style:text-properties style:text-position="0% 100%" style:font-name="Times New Roman" fo:font-style="normal" fo:font-weight="normal" officeooo:rsid="0017da58" officeooo:paragraph-rsid="0017da58" style:font-style-asian="normal" style:font-weight-asian="normal" style:font-name-complex="Times New Roman1" style:font-style-complex="normal" style:font-weight-complex="normal"/>
    </style:style>
    <style:style style:name="P62" style:family="paragraph" style:parent-style-name="Standard">
      <style:text-properties style:text-position="0% 100%" style:font-name="Times New Roman" fo:font-style="normal" fo:font-weight="normal" officeooo:rsid="001c4a56" officeooo:paragraph-rsid="001d232b" style:font-style-asian="normal" style:font-weight-asian="normal" style:font-name-complex="Times New Roman1" style:font-style-complex="normal" style:font-weight-complex="normal"/>
    </style:style>
    <style:style style:name="P63" style:family="paragraph" style:parent-style-name="Standard">
      <style:text-properties style:text-position="0% 100%" style:font-name="Times New Roman" fo:font-style="normal" fo:font-weight="normal" officeooo:rsid="001c4a56" officeooo:paragraph-rsid="001e9020" style:font-style-asian="normal" style:font-weight-asian="normal" style:font-name-complex="Times New Roman1" style:font-style-complex="normal" style:font-weight-complex="normal"/>
    </style:style>
    <style:style style:name="P64" style:family="paragraph" style:parent-style-name="Standard">
      <style:text-properties style:text-position="0% 100%" style:font-name="Times New Roman" fo:font-style="normal" fo:font-weight="normal" officeooo:rsid="002126f3" officeooo:paragraph-rsid="0020ddc8" style:font-style-asian="normal" style:font-weight-asian="normal" style:font-name-complex="Times New Roman1" style:font-style-complex="normal" style:font-weight-complex="normal"/>
    </style:style>
    <style:style style:name="P65" style:family="paragraph" style:parent-style-name="Standard">
      <style:paragraph-properties fo:line-height="150%" fo:text-align="justify" style:justify-single-word="false"/>
      <style:text-properties style:text-position="0% 100%" style:font-name="Times New Roman" fo:language="fr" fo:country="FR" fo:font-style="normal" fo:font-weight="bold" officeooo:rsid="000ce867" officeooo:paragraph-rsid="005015b5" style:font-style-asian="normal" style:font-weight-asian="bold" style:font-name-complex="Times New Roman1" style:font-style-complex="italic" style:font-weight-complex="normal"/>
    </style:style>
    <style:style style:name="P66" style:family="paragraph" style:parent-style-name="Standard">
      <style:paragraph-properties fo:line-height="150%" fo:text-align="justify" style:justify-single-word="false"/>
    </style:style>
    <style:style style:name="P67" style:family="paragraph" style:parent-style-name="Standard">
      <style:paragraph-properties fo:line-height="150%" fo:text-align="justify" style:justify-single-word="false">
        <style:tab-stops>
          <style:tab-stop style:position="5.9063in"/>
        </style:tab-stops>
      </style:paragraph-properties>
      <style:text-properties style:font-name="Verdana" fo:font-size="9pt" fo:language="en" fo:country="GB" officeooo:paragraph-rsid="009fc52c" style:font-size-asian="9pt" style:font-name-complex="Verdana1" style:font-style-complex="italic"/>
    </style:style>
    <style:style style:name="P68"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69"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style="italic" style:font-style-asian="italic" style:font-name-complex="Times New Roman1" style:font-style-complex="italic"/>
    </style:style>
    <style:style style:name="P70"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71" style:family="paragraph" style:parent-style-name="Standard">
      <style:paragraph-properties fo:line-height="150%" fo:text-align="justify" style:justify-single-word="false" fo:break-before="page"/>
      <style:text-properties style:font-name="Times New Roman" fo:font-weight="bold" officeooo:paragraph-rsid="009d4acd" style:font-weight-asian="bold" style:font-name-complex="Times New Roman1" style:font-style-complex="italic"/>
    </style:style>
    <style:style style:name="P72" style:family="paragraph" style:parent-style-name="Preformatted_20_Text" style:master-page-name="Standard">
      <style:paragraph-properties fo:line-height="150%" fo:text-align="justify" style:justify-single-word="false" style:page-number="auto"/>
      <style:text-properties fo:color="#000000" style:font-name="Times New Roman" fo:font-size="12pt" style:font-size-asian="12pt" style:font-name-complex="Times New Roman1" style:font-size-complex="12pt"/>
    </style:style>
    <style:style style:name="P73"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74" style:family="paragraph" style:parent-style-name="Preformatted_20_Text">
      <style:paragraph-properties fo:line-height="150%" fo:text-align="justify" style:justify-single-word="false"/>
      <style:text-properties fo:color="#000000" style:font-name="Times New Roman" fo:font-size="12pt" officeooo:paragraph-rsid="0097fb99" style:font-size-asian="12pt" style:font-name-complex="Times New Roman1" style:font-size-complex="12pt"/>
    </style:style>
    <style:style style:name="P75"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P76" style:family="paragraph" style:parent-style-name="Preformatted_20_Text">
      <style:paragraph-properties fo:line-height="150%" fo:text-align="justify" style:justify-single-word="false"/>
      <style:text-properties fo:color="#000000" style:font-name="Times New Roman" fo:font-size="12pt" fo:language="en" fo:country="GB" fo:font-weight="bold" style:font-size-asian="12pt" style:font-weight-asian="bold" style:font-name-complex="Times New Roman1" style:font-size-complex="12pt" style:font-weight-complex="bold"/>
    </style:style>
    <style:style style:name="P77" style:family="paragraph" style:parent-style-name="Preformatted_20_Text">
      <style:paragraph-properties fo:line-height="150%" fo:text-align="justify" style:justify-single-word="false"/>
    </style:style>
    <style:style style:name="P78" style:family="paragraph" style:parent-style-name="Preformatted_20_Text">
      <style:paragraph-properties fo:line-height="150%" fo:text-align="justify" style:justify-single-word="false">
        <style:tab-stops>
          <style:tab-stop style:position="5.9063in"/>
        </style:tab-stops>
      </style:paragraph-properties>
    </style:style>
    <style:style style:name="P79" style:family="paragraph" style:parent-style-name="Preformatted_20_Text">
      <style:text-properties officeooo:paragraph-rsid="007709a0"/>
    </style:style>
    <style:style style:name="P80" style:family="paragraph" style:parent-style-name="Preformatted_20_Text">
      <style:text-properties officeooo:paragraph-rsid="007decb6"/>
    </style:style>
    <style:style style:name="P81" style:family="paragraph" style:parent-style-name="Table_20_Contents">
      <style:text-properties officeooo:rsid="00b1e1db" officeooo:paragraph-rsid="00b1e1db"/>
    </style:style>
    <style:style style:name="P82" style:family="paragraph" style:parent-style-name="Table_20_Contents">
      <style:text-properties officeooo:rsid="00b2d09a" officeooo:paragraph-rsid="00b2d09a"/>
    </style:style>
    <style:style style:name="P83" style:family="paragraph" style:parent-style-name="Table_20_Contents">
      <style:text-properties officeooo:rsid="00b394d5" officeooo:paragraph-rsid="00b394d5"/>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officeooo:rsid="0052f536" style:font-size-asian="12pt" style:font-name-complex="Times New Roman1" style:font-size-complex="12pt"/>
    </style:style>
    <style:style style:name="T3" style:family="text">
      <style:text-properties fo:color="#000000" style:font-name="Times New Roman" fo:font-size="12pt" officeooo:rsid="0056fd45" style:font-size-asian="12pt" style:font-name-complex="Times New Roman1" style:font-size-complex="12pt"/>
    </style:style>
    <style:style style:name="T4" style:family="text">
      <style:text-properties fo:color="#000000" style:font-name="Times New Roman" fo:font-size="12pt" officeooo:rsid="005c4bc6" style:font-size-asian="12pt" style:font-name-complex="Times New Roman1" style:font-size-complex="12pt"/>
    </style:style>
    <style:style style:name="T5" style:family="text">
      <style:text-properties fo:color="#000000" style:font-name="Times New Roman" fo:font-size="12pt" officeooo:rsid="005ca6cc" style:font-size-asian="12pt" style:font-name-complex="Times New Roman1" style:font-size-complex="12pt"/>
    </style:style>
    <style:style style:name="T6" style:family="text">
      <style:text-properties fo:color="#000000" style:font-name="Times New Roman" fo:font-size="12pt" officeooo:rsid="005dc649" style:font-size-asian="12pt" style:font-name-complex="Times New Roman1" style:font-size-complex="12pt"/>
    </style:style>
    <style:style style:name="T7" style:family="text">
      <style:text-properties fo:color="#000000" style:font-name="Times New Roman" fo:font-size="12pt" officeooo:rsid="005f6089" style:font-size-asian="12pt" style:font-name-complex="Times New Roman1" style:font-size-complex="12pt"/>
    </style:style>
    <style:style style:name="T8" style:family="text">
      <style:text-properties fo:color="#000000" style:font-name="Times New Roman" fo:font-size="12pt" officeooo:rsid="00616a3f" style:font-size-asian="12pt" style:font-name-complex="Times New Roman1" style:font-size-complex="12pt"/>
    </style:style>
    <style:style style:name="T9" style:family="text">
      <style:text-properties fo:color="#000000" style:font-name="Times New Roman" fo:font-size="12pt" officeooo:rsid="0062a365" style:font-size-asian="12pt" style:font-name-complex="Times New Roman1" style:font-size-complex="12pt"/>
    </style:style>
    <style:style style:name="T10" style:family="text">
      <style:text-properties fo:color="#000000" style:font-name="Times New Roman" fo:font-size="12pt" officeooo:rsid="0063ed04" style:font-size-asian="12pt" style:font-name-complex="Times New Roman1" style:font-size-complex="12pt"/>
    </style:style>
    <style:style style:name="T11" style:family="text">
      <style:text-properties fo:color="#000000" style:font-name="Times New Roman" fo:font-size="12pt" officeooo:rsid="007605fa" style:font-size-asian="12pt" style:font-name-complex="Times New Roman1" style:font-size-complex="12pt"/>
    </style:style>
    <style:style style:name="T12" style:family="text">
      <style:text-properties fo:color="#000000" style:font-name="Times New Roman" fo:font-size="12pt" officeooo:rsid="00763655" style:font-size-asian="12pt" style:font-name-complex="Times New Roman1" style:font-size-complex="12pt"/>
    </style:style>
    <style:style style:name="T13" style:family="text">
      <style:text-properties fo:color="#000000" style:font-name="Times New Roman" fo:font-size="12pt" officeooo:rsid="007709a0" style:font-size-asian="12pt" style:font-name-complex="Times New Roman1" style:font-size-complex="12pt"/>
    </style:style>
    <style:style style:name="T14" style:family="text">
      <style:text-properties fo:color="#000000" style:font-name="Times New Roman" fo:font-size="12pt" officeooo:rsid="00775e20" style:font-size-asian="12pt" style:font-name-complex="Times New Roman1" style:font-size-complex="12pt"/>
    </style:style>
    <style:style style:name="T15" style:family="text">
      <style:text-properties fo:color="#000000" style:font-name="Times New Roman" fo:font-size="12pt" officeooo:rsid="00794382" style:font-size-asian="12pt" style:font-name-complex="Times New Roman1" style:font-size-complex="12pt"/>
    </style:style>
    <style:style style:name="T16" style:family="text">
      <style:text-properties fo:color="#000000" style:font-name="Times New Roman" fo:font-size="12pt" officeooo:rsid="007aafb0" style:font-size-asian="12pt" style:font-name-complex="Times New Roman1" style:font-size-complex="12pt"/>
    </style:style>
    <style:style style:name="T17" style:family="text">
      <style:text-properties fo:color="#000000" style:font-name="Times New Roman" fo:font-size="12pt" officeooo:rsid="007ac759" style:font-size-asian="12pt" style:font-name-complex="Times New Roman1" style:font-size-complex="12pt"/>
    </style:style>
    <style:style style:name="T18" style:family="text">
      <style:text-properties fo:color="#000000" style:font-name="Times New Roman" fo:font-size="12pt" officeooo:rsid="007c81c7" style:font-size-asian="12pt" style:font-name-complex="Times New Roman1" style:font-size-complex="12pt"/>
    </style:style>
    <style:style style:name="T19" style:family="text">
      <style:text-properties fo:color="#000000" style:font-name="Times New Roman" fo:font-size="12pt" officeooo:rsid="007cc2fc" style:font-size-asian="12pt" style:font-name-complex="Times New Roman1" style:font-size-complex="12pt"/>
    </style:style>
    <style:style style:name="T20" style:family="text">
      <style:text-properties fo:color="#000000" style:font-name="Times New Roman" fo:font-size="12pt" officeooo:rsid="007decb6" style:font-size-asian="12pt" style:font-name-complex="Times New Roman1" style:font-size-complex="12pt"/>
    </style:style>
    <style:style style:name="T21" style:family="text">
      <style:text-properties fo:color="#000000" style:font-name="Times New Roman" fo:font-size="12pt" officeooo:rsid="007e3110" style:font-size-asian="12pt" style:font-name-complex="Times New Roman1" style:font-size-complex="12pt"/>
    </style:style>
    <style:style style:name="T22" style:family="text">
      <style:text-properties fo:color="#000000" style:font-name="Times New Roman" fo:font-size="12pt" officeooo:rsid="007f6631" style:font-size-asian="12pt" style:font-name-complex="Times New Roman1" style:font-size-complex="12pt"/>
    </style:style>
    <style:style style:name="T23" style:family="text">
      <style:text-properties fo:color="#000000" style:font-name="Times New Roman" fo:font-size="12pt" officeooo:rsid="0080ee7a" style:font-size-asian="12pt" style:font-name-complex="Times New Roman1" style:font-size-complex="12pt"/>
    </style:style>
    <style:style style:name="T24" style:family="text">
      <style:text-properties fo:color="#000000" style:font-name="Times New Roman" fo:font-size="12pt" officeooo:rsid="0082d887" style:font-size-asian="12pt" style:font-name-complex="Times New Roman1" style:font-size-complex="12pt"/>
    </style:style>
    <style:style style:name="T25" style:family="text">
      <style:text-properties fo:color="#000000" style:font-name="Times New Roman" fo:font-size="12pt" officeooo:rsid="0083b07f" style:font-size-asian="12pt" style:font-name-complex="Times New Roman1" style:font-size-complex="12pt"/>
    </style:style>
    <style:style style:name="T26" style:family="text">
      <style:text-properties fo:color="#000000" style:font-name="Times New Roman" fo:font-size="12pt" officeooo:rsid="0084fc81" style:font-size-asian="12pt" style:font-name-complex="Times New Roman1" style:font-size-complex="12pt"/>
    </style:style>
    <style:style style:name="T27" style:family="text">
      <style:text-properties fo:color="#000000" style:font-name="Times New Roman" fo:font-size="12pt" officeooo:rsid="00869fe2" style:font-size-asian="12pt" style:font-name-complex="Times New Roman1" style:font-size-complex="12pt"/>
    </style:style>
    <style:style style:name="T28" style:family="text">
      <style:text-properties fo:color="#000000" style:font-name="Times New Roman" fo:font-size="12pt" officeooo:rsid="0087b15d" style:font-size-asian="12pt" style:font-name-complex="Times New Roman1" style:font-size-complex="12pt"/>
    </style:style>
    <style:style style:name="T29" style:family="text">
      <style:text-properties fo:color="#000000" style:font-name="Times New Roman" fo:font-size="12pt" officeooo:rsid="00898c4e" style:font-size-asian="12pt" style:font-name-complex="Times New Roman1" style:font-size-complex="12pt"/>
    </style:style>
    <style:style style:name="T30" style:family="text">
      <style:text-properties fo:color="#000000" style:font-name="Times New Roman" fo:font-size="12pt" officeooo:rsid="0089f700" style:font-size-asian="12pt" style:font-name-complex="Times New Roman1" style:font-size-complex="12pt"/>
    </style:style>
    <style:style style:name="T31" style:family="text">
      <style:text-properties fo:color="#000000" style:font-name="Times New Roman" fo:font-size="12pt" officeooo:rsid="0089fc20" style:font-size-asian="12pt" style:font-name-complex="Times New Roman1" style:font-size-complex="12pt"/>
    </style:style>
    <style:style style:name="T32" style:family="text">
      <style:text-properties fo:color="#000000" style:font-name="Times New Roman" fo:font-size="12pt" officeooo:rsid="008b0cca" style:font-size-asian="12pt" style:font-name-complex="Times New Roman1" style:font-size-complex="12pt"/>
    </style:style>
    <style:style style:name="T33" style:family="text">
      <style:text-properties fo:color="#000000" style:font-name="Times New Roman" fo:font-size="12pt" officeooo:rsid="008b24ef" style:font-size-asian="12pt" style:font-name-complex="Times New Roman1" style:font-size-complex="12pt"/>
    </style:style>
    <style:style style:name="T34" style:family="text">
      <style:text-properties fo:color="#000000" style:font-name="Times New Roman" fo:font-size="12pt" officeooo:rsid="008d1046" style:font-size-asian="12pt" style:font-name-complex="Times New Roman1" style:font-size-complex="12pt"/>
    </style:style>
    <style:style style:name="T35" style:family="text">
      <style:text-properties fo:color="#000000" style:font-name="Times New Roman" fo:font-size="12pt" officeooo:rsid="008dec22" style:font-size-asian="12pt" style:font-name-complex="Times New Roman1" style:font-size-complex="12pt"/>
    </style:style>
    <style:style style:name="T36" style:family="text">
      <style:text-properties fo:color="#000000" style:font-name="Times New Roman" fo:font-size="12pt" officeooo:rsid="00907ca7" style:font-size-asian="12pt" style:font-name-complex="Times New Roman1" style:font-size-complex="12pt"/>
    </style:style>
    <style:style style:name="T37" style:family="text">
      <style:text-properties fo:color="#000000" style:font-name="Times New Roman" fo:font-size="12pt" officeooo:rsid="0090a45f" style:font-size-asian="12pt" style:font-name-complex="Times New Roman1" style:font-size-complex="12pt"/>
    </style:style>
    <style:style style:name="T38" style:family="text">
      <style:text-properties fo:color="#000000" style:font-name="Times New Roman" fo:font-size="12pt" officeooo:rsid="00922872" style:font-size-asian="12pt" style:font-name-complex="Times New Roman1" style:font-size-complex="12pt"/>
    </style:style>
    <style:style style:name="T39" style:family="text">
      <style:text-properties fo:color="#000000" style:font-name="Times New Roman" fo:font-size="12pt" officeooo:rsid="00936c5c" style:font-size-asian="12pt" style:font-name-complex="Times New Roman1" style:font-size-complex="12pt"/>
    </style:style>
    <style:style style:name="T40" style:family="text">
      <style:text-properties fo:color="#000000" style:font-name="Times New Roman" fo:font-size="12pt" officeooo:rsid="00954b40" style:font-size-asian="12pt" style:font-name-complex="Times New Roman1" style:font-size-complex="12pt"/>
    </style:style>
    <style:style style:name="T41" style:family="text">
      <style:text-properties fo:color="#000000" style:font-name="Times New Roman" fo:font-size="12pt" officeooo:rsid="00997aa8" style:font-size-asian="12pt" style:font-name-complex="Times New Roman1" style:font-size-complex="12pt"/>
    </style:style>
    <style:style style:name="T42" style:family="text">
      <style:text-properties fo:color="#000000" style:font-name="Times New Roman" fo:font-size="12pt" fo:language="fr" fo:country="FR" style:font-size-asian="12pt" style:font-name-complex="Times New Roman1" style:font-size-complex="12pt"/>
    </style:style>
    <style:style style:name="T43" style:family="text">
      <style:text-properties fo:color="#000000" style:font-name="Times New Roman" fo:font-size="12pt" fo:language="fr" fo:country="FR" officeooo:rsid="006f474c" style:font-size-asian="12pt" style:font-name-complex="Times New Roman1" style:font-size-complex="12pt"/>
    </style:style>
    <style:style style:name="T44" style:family="text">
      <style:text-properties fo:color="#000000" style:font-name="Times New Roman" fo:font-size="12pt" fo:font-weight="bold" style:font-size-asian="12pt" style:font-weight-asian="bold" style:font-name-complex="Times New Roman1" style:font-size-complex="12pt"/>
    </style:style>
    <style:style style:name="T45"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46" style:family="text">
      <style:text-properties fo:color="#000000" style:font-name="Times New Roman" fo:font-size="12pt" fo:font-style="italic" style:font-size-asian="12pt" style:font-style-asian="italic" style:font-name-complex="Times New Roman1" style:font-size-complex="12pt"/>
    </style:style>
    <style:style style:name="T47"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48" style:family="text">
      <style:text-properties fo:color="#000000" style:font-name="Times New Roman" fo:font-size="12pt" fo:font-style="italic" officeooo:rsid="005dc649" style:font-size-asian="12pt" style:font-style-asian="italic" style:font-name-complex="Times New Roman1" style:font-size-complex="12pt" style:font-style-complex="italic"/>
    </style:style>
    <style:style style:name="T49" style:family="text">
      <style:text-properties fo:color="#000000" style:font-name="Times New Roman" fo:font-size="12pt" fo:font-style="italic" officeooo:rsid="00616a3f" style:font-size-asian="12pt" style:font-style-asian="italic" style:font-name-complex="Times New Roman1" style:font-size-complex="12pt" style:font-style-complex="italic"/>
    </style:style>
    <style:style style:name="T50" style:family="text">
      <style:text-properties fo:color="#000000" style:font-name="Times New Roman" fo:font-size="12pt" fo:font-style="italic" officeooo:rsid="008d1046" style:font-size-asian="12pt" style:font-style-asian="italic" style:font-name-complex="Times New Roman1" style:font-size-complex="12pt" style:font-style-complex="italic"/>
    </style:style>
    <style:style style:name="T51" style:family="text">
      <style:text-properties fo:color="#000000" style:font-name="Times New Roman" fo:font-size="12pt" fo:font-style="italic" officeooo:rsid="008dec22" style:font-size-asian="12pt" style:font-style-asian="italic" style:font-name-complex="Times New Roman1" style:font-size-complex="12pt" style:font-style-complex="italic"/>
    </style:style>
    <style:style style:name="T52" style:family="text">
      <style:text-properties fo:color="#000000" style:font-name="Times New Roman" fo:font-size="12pt" fo:language="en" fo:country="GB" style:font-size-asian="12pt" style:font-name-complex="Times New Roman1" style:font-size-complex="12pt"/>
    </style:style>
    <style:style style:name="T53" style:family="text">
      <style:text-properties fo:color="#000000" style:font-name="Times New Roman" fo:font-size="12pt" fo:language="en" fo:country="GB" officeooo:rsid="005caf11" style:font-size-asian="12pt" style:font-name-complex="Times New Roman1" style:font-size-complex="12pt"/>
    </style:style>
    <style:style style:name="T54" style:family="text">
      <style:text-properties fo:color="#000000" style:font-name="Times New Roman" fo:font-size="12pt" fo:language="en" fo:country="GB" officeooo:rsid="00ac0f69" style:font-size-asian="12pt" style:font-name-complex="Times New Roman1" style:font-size-complex="12pt"/>
    </style:style>
    <style:style style:name="T55" style:family="text">
      <style:text-properties fo:color="#000000" style:font-name="Times New Roman" fo:font-size="12pt" fo:language="en" fo:country="GB" officeooo:rsid="00ae8a16" style:font-size-asian="12pt" style:font-name-complex="Times New Roman1" style:font-size-complex="12pt"/>
    </style:style>
    <style:style style:name="T56" style:family="text">
      <style:text-properties fo:color="#000000" style:font-name="Times New Roman" fo:font-size="12pt" fo:language="en" fo:country="GB" officeooo:rsid="00b03e6e" style:font-size-asian="12pt" style:font-name-complex="Times New Roman1" style:font-size-complex="12pt"/>
    </style:style>
    <style:style style:name="T57" style:family="text">
      <style:text-properties fo:color="#000000" style:font-name="Times New Roman" fo:font-size="12pt" fo:language="en" fo:country="GB" officeooo:rsid="00b07a7b" style:font-size-asian="12pt" style:font-name-complex="Times New Roman1" style:font-size-complex="12pt"/>
    </style:style>
    <style:style style:name="T58" style:family="text">
      <style:text-properties fo:color="#000000" style:font-name="Times New Roman" fo:font-size="12pt" fo:font-style="normal" officeooo:rsid="008e6606" style:font-size-asian="12pt" style:font-style-asian="normal" style:font-name-complex="Times New Roman1" style:font-size-complex="12pt" style:font-style-complex="normal"/>
    </style:style>
    <style:style style:name="T59" style:family="text">
      <style:text-properties fo:color="#000000" style:font-name="Times New Roman" fo:language="en" fo:country="GB" style:font-name-complex="Times New Roman1"/>
    </style:style>
    <style:style style:name="T60" style:family="text">
      <style:text-properties fo:color="#000000" style:font-name="Times New Roman" fo:language="en" fo:country="GB" style:font-name-complex="Times New Roman1" style:font-style-complex="italic"/>
    </style:style>
    <style:style style:name="T61" style:family="text">
      <style:text-properties fo:color="#000000" style:font-name="Times New Roman" fo:language="en" fo:country="GB" officeooo:rsid="006c91fa" style:font-name-complex="Times New Roman1"/>
    </style:style>
    <style:style style:name="T62" style:family="text">
      <style:text-properties fo:color="#000000" style:font-name="Times New Roman" fo:language="en" fo:country="GB" fo:font-style="italic" style:font-style-asian="italic" style:font-name-complex="Times New Roman1"/>
    </style:style>
    <style:style style:name="T63" style:family="text">
      <style:text-properties fo:color="#000000" style:font-name="Times New Roman" fo:language="en" fo:country="GB" fo:font-style="italic" style:font-style-asian="italic" style:font-name-complex="Times New Roman1" style:font-style-complex="italic"/>
    </style:style>
    <style:style style:name="T64" style:family="text">
      <style:text-properties fo:color="#000000" style:text-position="super 58%" style:font-name="Times New Roman" fo:font-size="12pt" fo:language="fr" fo:country="FR" style:font-size-asian="12pt" style:font-name-complex="Times New Roman1" style:font-size-complex="12pt"/>
    </style:style>
    <style:style style:name="T65" style:family="text">
      <style:text-properties fo:color="#000000" style:text-position="super 58%" style:font-name="Times New Roman" fo:font-size="12pt" style:font-size-asian="12pt" style:font-name-complex="Times New Roman1" style:font-size-complex="12pt"/>
    </style:style>
    <style:style style:name="T66" style:family="text">
      <style:text-properties fo:color="#000000" style:text-position="super 58%" style:font-name="Times New Roman" fo:font-size="12pt" fo:font-style="italic" style:font-size-asian="12pt" style:font-style-asian="italic" style:font-name-complex="Times New Roman1" style:font-size-complex="12pt" style:font-style-complex="italic"/>
    </style:style>
    <style:style style:name="T67" style:family="text">
      <style:text-properties fo:color="#000000" style:text-position="super 58%" style:font-name="Times New Roman" fo:language="en" fo:country="GB" style:font-name-complex="Times New Roman1"/>
    </style:style>
    <style:style style:name="T68" style:family="text">
      <style:text-properties fo:color="#000000" style:text-position="sub 58%" style:font-name="Times New Roman" fo:font-size="12pt" style:font-size-asian="12pt" style:font-name-complex="Times New Roman1" style:font-size-complex="12pt"/>
    </style:style>
    <style:style style:name="T69"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70" style:family="text">
      <style:text-properties fo:color="#000000" style:text-position="sub 58%" style:font-name="Times New Roman" fo:font-size="12pt" fo:font-style="italic" style:font-size-asian="12pt" style:font-style-asian="italic" style:font-name-complex="Times New Roman1" style:font-size-complex="12pt" style:font-style-complex="italic"/>
    </style:style>
    <style:style style:name="T71" style:family="text">
      <style:text-properties fo:color="#000000" style:text-position="sub 58%" style:font-name="Times New Roman" fo:font-size="12pt" fo:font-style="italic" officeooo:rsid="00616a3f" style:font-size-asian="12pt" style:font-style-asian="italic" style:font-name-complex="Times New Roman1" style:font-size-complex="12pt" style:font-style-complex="italic"/>
    </style:style>
    <style:style style:name="T72" style:family="text">
      <style:text-properties fo:color="#000000" style:text-position="sub 58%" style:font-name="Times New Roman" fo:font-size="12pt" fo:font-style="italic" officeooo:rsid="008d1046" style:font-size-asian="12pt" style:font-style-asian="italic" style:font-name-complex="Times New Roman1" style:font-size-complex="12pt" style:font-style-complex="italic"/>
    </style:style>
    <style:style style:name="T73" style:family="text">
      <style:text-properties fo:color="#000000" style:text-position="sub 58%" style:font-name="Times New Roman" fo:language="en" fo:country="GB" style:font-name-complex="Times New Roman1"/>
    </style:style>
    <style:style style:name="T74" style:family="text">
      <style:text-properties fo:color="#000000" style:text-position="sub 58%" style:font-name="Times New Roman" fo:language="en" fo:country="GB" fo:font-style="italic" style:font-style-asian="italic" style:font-name-complex="Times New Roman1" style:font-style-complex="italic"/>
    </style:style>
    <style:style style:name="T75"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76" style:family="text">
      <style:text-properties fo:color="#000000" style:text-position="0% 100%" style:font-name="Times New Roman" fo:font-size="12pt" fo:font-style="normal" officeooo:rsid="008b24ef" style:font-size-asian="12pt" style:font-style-asian="normal" style:font-name-complex="Times New Roman1" style:font-size-complex="12pt" style:font-style-complex="normal"/>
    </style:style>
    <style:style style:name="T77" style:family="text">
      <style:text-properties style:font-name="Times New Roman" fo:font-size="12pt" style:font-size-asian="12pt" style:font-name-complex="Times New Roman1" style:font-size-complex="12pt"/>
    </style:style>
    <style:style style:name="T78" style:family="text">
      <style:text-properties style:font-name="Times New Roman" fo:font-size="12pt" officeooo:rsid="009b767e" style:font-size-asian="12pt" style:font-name-complex="Times New Roman1" style:font-size-complex="12pt"/>
    </style:style>
    <style:style style:name="T79" style:family="text">
      <style:text-properties style:font-name="Times New Roman" fo:font-size="12pt" officeooo:rsid="009c35b1" style:font-size-asian="12pt" style:font-name-complex="Times New Roman1" style:font-size-complex="12pt"/>
    </style:style>
    <style:style style:name="T80" style:family="text">
      <style:text-properties style:font-name="Times New Roman" style:font-name-complex="Times New Roman1"/>
    </style:style>
    <style:style style:name="T81" style:family="text">
      <style:text-properties style:font-name="Times New Roman" style:font-name-complex="Times New Roman1" style:font-style-complex="italic"/>
    </style:style>
    <style:style style:name="T82" style:family="text">
      <style:text-properties style:font-name="Times New Roman" officeooo:rsid="00069195" style:font-name-complex="Times New Roman1" style:font-style-complex="italic"/>
    </style:style>
    <style:style style:name="T83" style:family="text">
      <style:text-properties style:font-name="Times New Roman" officeooo:rsid="0007da23" style:font-name-complex="Times New Roman1" style:font-style-complex="italic"/>
    </style:style>
    <style:style style:name="T84" style:family="text">
      <style:text-properties style:font-name="Times New Roman" officeooo:rsid="0009229b" style:font-name-complex="Times New Roman1" style:font-style-complex="italic"/>
    </style:style>
    <style:style style:name="T85" style:family="text">
      <style:text-properties style:font-name="Times New Roman" officeooo:rsid="003de325" style:font-name-complex="Times New Roman1" style:font-style-complex="italic"/>
    </style:style>
    <style:style style:name="T86" style:family="text">
      <style:text-properties style:font-name="Times New Roman" officeooo:rsid="003ec080" style:font-name-complex="Times New Roman1" style:font-style-complex="italic"/>
    </style:style>
    <style:style style:name="T87" style:family="text">
      <style:text-properties style:font-name="Times New Roman" officeooo:rsid="003f4a1f" style:font-name-complex="Times New Roman1" style:font-style-complex="italic"/>
    </style:style>
    <style:style style:name="T88" style:family="text">
      <style:text-properties style:font-name="Times New Roman" officeooo:rsid="003fd925" style:font-name-complex="Times New Roman1" style:font-style-complex="italic"/>
    </style:style>
    <style:style style:name="T89" style:family="text">
      <style:text-properties style:font-name="Times New Roman" officeooo:rsid="00415fc0" style:font-name-complex="Times New Roman1" style:font-style-complex="italic"/>
    </style:style>
    <style:style style:name="T90" style:family="text">
      <style:text-properties style:font-name="Times New Roman" officeooo:rsid="00420b46" style:font-name-complex="Times New Roman1" style:font-style-complex="italic"/>
    </style:style>
    <style:style style:name="T91" style:family="text">
      <style:text-properties style:font-name="Times New Roman" officeooo:rsid="004626b2" style:font-name-complex="Times New Roman1" style:font-style-complex="italic"/>
    </style:style>
    <style:style style:name="T92" style:family="text">
      <style:text-properties style:font-name="Times New Roman" officeooo:rsid="006aebaa" style:font-name-complex="Times New Roman1"/>
    </style:style>
    <style:style style:name="T93" style:family="text">
      <style:text-properties style:font-name="Times New Roman" officeooo:rsid="0070fff3" style:font-name-complex="Times New Roman1"/>
    </style:style>
    <style:style style:name="T94" style:family="text">
      <style:text-properties style:font-name="Times New Roman" fo:background-color="#ffff00" loext:char-shading-value="0" style:font-name-complex="Times New Roman1"/>
    </style:style>
    <style:style style:name="T95" style:family="text">
      <style:text-properties style:font-name="Times New Roman" fo:background-color="#ffff00" loext:char-shading-value="0" style:font-name-complex="Times New Roman1" style:font-style-complex="italic"/>
    </style:style>
    <style:style style:name="T96" style:family="text">
      <style:text-properties style:font-name="Times New Roman" style:text-underline-style="none" style:font-name-complex="Times New Roman1"/>
    </style:style>
    <style:style style:name="T97" style:family="text">
      <style:text-properties style:font-name="Times New Roman" fo:font-weight="bold" style:font-weight-asian="bold" style:font-name-complex="Times New Roman1" style:font-style-complex="italic"/>
    </style:style>
    <style:style style:name="T98" style:family="text">
      <style:text-properties style:font-name="Times New Roman" fo:font-weight="bold" officeooo:rsid="000ce867" style:font-weight-asian="bold" style:font-name-complex="Times New Roman1" style:font-style-complex="italic"/>
    </style:style>
    <style:style style:name="T99" style:family="text">
      <style:text-properties style:font-name="Times New Roman" fo:font-style="italic" style:font-style-asian="italic" style:font-name-complex="Times New Roman1"/>
    </style:style>
    <style:style style:name="T100" style:family="text">
      <style:text-properties style:font-name="Times New Roman" fo:font-style="italic" style:font-style-asian="italic" style:font-name-complex="Times New Roman1" style:font-style-complex="italic"/>
    </style:style>
    <style:style style:name="T101" style:family="text">
      <style:text-properties style:font-name="Times New Roman" fo:font-style="italic" officeooo:rsid="000b0c18" style:font-style-asian="italic" style:font-name-complex="Times New Roman1" style:font-style-complex="italic"/>
    </style:style>
    <style:style style:name="T102" style:family="text">
      <style:text-properties style:font-name="Times New Roman" fo:font-style="italic" officeooo:rsid="000c5ab9" style:font-style-asian="italic" style:font-name-complex="Times New Roman1" style:font-style-complex="italic"/>
    </style:style>
    <style:style style:name="T103" style:family="text">
      <style:text-properties style:font-name="Times New Roman" fo:font-style="italic" fo:font-weight="normal" officeooo:rsid="000e82ad" style:font-style-asian="italic" style:font-weight-asian="normal" style:font-name-complex="Times New Roman1" style:font-style-complex="italic" style:font-weight-complex="normal"/>
    </style:style>
    <style:style style:name="T104" style:family="text">
      <style:text-properties style:font-name="Times New Roman" fo:font-style="normal" style:font-style-asian="normal" style:font-name-complex="Times New Roman1" style:font-style-complex="normal"/>
    </style:style>
    <style:style style:name="T105" style:family="text">
      <style:text-properties style:font-name="Times New Roman" fo:font-style="normal" officeooo:rsid="000b0c18" style:font-style-asian="normal" style:font-name-complex="Times New Roman1" style:font-style-complex="normal"/>
    </style:style>
    <style:style style:name="T106" style:family="text">
      <style:text-properties style:font-name="Times New Roman" fo:font-style="normal" officeooo:rsid="000c5ab9" style:font-style-asian="normal" style:font-name-complex="Times New Roman1" style:font-style-complex="normal"/>
    </style:style>
    <style:style style:name="T107" style:family="text">
      <style:text-properties style:font-name="Times New Roman" fo:language="fr" fo:country="FR" fo:font-weight="bold" style:font-weight-asian="bold" style:font-name-complex="Times New Roman1" style:font-style-complex="italic"/>
    </style:style>
    <style:style style:name="T108" style:family="text">
      <style:text-properties style:font-name="Times New Roman" fo:language="fr" fo:country="FR" fo:font-weight="bold" officeooo:rsid="004fc141" style:font-weight-asian="bold" style:font-name-complex="Times New Roman1" style:font-style-complex="italic"/>
    </style:style>
    <style:style style:name="T109" style:family="text">
      <style:text-properties style:font-name="Times New Roman" fo:language="fr" fo:country="FR" fo:font-weight="normal" style:font-weight-asian="normal" style:font-name-complex="Times New Roman1" style:font-style-complex="italic" style:font-weight-complex="normal"/>
    </style:style>
    <style:style style:name="T110" style:family="text">
      <style:text-properties style:font-name="Times New Roman" fo:language="fr" fo:country="FR" fo:font-weight="normal" officeooo:rsid="00480890" style:font-weight-asian="normal" style:font-name-complex="Times New Roman1" style:font-style-complex="italic" style:font-weight-complex="normal"/>
    </style:style>
    <style:style style:name="T111" style:family="text">
      <style:text-properties style:font-name="Times New Roman" fo:language="fr" fo:country="FR" fo:font-weight="normal" officeooo:rsid="004b7612" style:font-weight-asian="normal" style:font-name-complex="Times New Roman1" style:font-style-complex="italic" style:font-weight-complex="normal"/>
    </style:style>
    <style:style style:name="T112" style:family="text">
      <style:text-properties style:font-name="Times New Roman" fo:language="fr" fo:country="FR" fo:font-weight="normal" officeooo:rsid="004c390a" style:font-weight-asian="normal" style:font-name-complex="Times New Roman1" style:font-style-complex="italic" style:font-weight-complex="normal"/>
    </style:style>
    <style:style style:name="T113" style:family="text">
      <style:text-properties style:font-name="Times New Roman" fo:language="fr" fo:country="FR" fo:font-weight="normal" officeooo:rsid="004c86ac" style:font-weight-asian="normal" style:font-name-complex="Times New Roman1" style:font-style-complex="italic" style:font-weight-complex="normal"/>
    </style:style>
    <style:style style:name="T114" style:family="text">
      <style:text-properties style:font-name="Times New Roman" fo:language="fr" fo:country="FR" fo:font-weight="normal" officeooo:rsid="004d7f47" style:font-weight-asian="normal" style:font-name-complex="Times New Roman1" style:font-style-complex="italic" style:font-weight-complex="normal"/>
    </style:style>
    <style:style style:name="T115" style:family="text">
      <style:text-properties style:font-name="Times New Roman" fo:language="fr" fo:country="FR" fo:font-weight="normal" officeooo:rsid="004dbc0c" style:font-weight-asian="normal" style:font-name-complex="Times New Roman1" style:font-style-complex="italic" style:font-weight-complex="normal"/>
    </style:style>
    <style:style style:name="T116" style:family="text">
      <style:text-properties style:font-name="Times New Roman" fo:language="fr" fo:country="FR" fo:font-weight="normal" officeooo:rsid="004e7080" style:font-weight-asian="normal" style:font-name-complex="Times New Roman1" style:font-style-complex="italic" style:font-weight-complex="normal"/>
    </style:style>
    <style:style style:name="T117" style:family="text">
      <style:text-properties style:font-name="Times New Roman" fo:language="fr" fo:country="FR" fo:font-weight="normal" officeooo:rsid="004f0f0a" style:font-weight-asian="normal" style:font-name-complex="Times New Roman1" style:font-style-complex="italic" style:font-weight-complex="normal"/>
    </style:style>
    <style:style style:name="T118" style:family="text">
      <style:text-properties style:font-name="Times New Roman" fo:language="fr" fo:country="FR" fo:font-weight="normal" officeooo:rsid="004f6ce3" style:font-weight-asian="normal" style:font-name-complex="Times New Roman1" style:font-style-complex="italic" style:font-weight-complex="normal"/>
    </style:style>
    <style:style style:name="T119" style:family="text">
      <style:text-properties style:font-name="Times New Roman" fo:language="fr" fo:country="FR" fo:font-weight="normal" officeooo:rsid="004fc141" style:font-weight-asian="normal" style:font-name-complex="Times New Roman1" style:font-style-complex="italic" style:font-weight-complex="normal"/>
    </style:style>
    <style:style style:name="T120" style:family="text">
      <style:text-properties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21" style:family="text">
      <style:text-properties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22" style:family="text">
      <style:text-properties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23" style:family="text">
      <style:text-properties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124" style:family="text">
      <style:text-properties style:font-name="Times New Roman" fo:font-weight="normal" style:font-weight-asian="normal" style:font-name-complex="Times New Roman1" style:font-style-complex="italic" style:font-weight-complex="normal"/>
    </style:style>
    <style:style style:name="T125" style:family="text">
      <style:text-properties style:font-name="Times New Roman" fo:font-weight="normal" officeooo:rsid="000e82ad" style:font-weight-asian="normal" style:font-name-complex="Times New Roman1" style:font-style-complex="italic" style:font-weight-complex="normal"/>
    </style:style>
    <style:style style:name="T126" style:family="text">
      <style:text-properties style:font-name="Times New Roman" fo:font-weight="normal" officeooo:rsid="00290c5e" style:font-weight-asian="normal" style:font-name-complex="Times New Roman1" style:font-style-complex="italic" style:font-weight-complex="normal"/>
    </style:style>
    <style:style style:name="T127" style:family="text">
      <style:text-properties style:font-name="Times New Roman" fo:font-weight="normal" officeooo:rsid="002a7f53" style:font-weight-asian="normal" style:font-name-complex="Times New Roman1" style:font-style-complex="italic" style:font-weight-complex="normal"/>
    </style:style>
    <style:style style:name="T128" style:family="text">
      <style:text-properties style:font-name="Times New Roman" fo:font-weight="normal" officeooo:rsid="002bf53b" style:font-weight-asian="normal" style:font-name-complex="Times New Roman1" style:font-style-complex="italic" style:font-weight-complex="normal"/>
    </style:style>
    <style:style style:name="T129" style:family="text">
      <style:text-properties style:font-name="Times New Roman" fo:font-weight="normal" officeooo:rsid="002c90e1" style:font-weight-asian="normal" style:font-name-complex="Times New Roman1" style:font-style-complex="italic" style:font-weight-complex="normal"/>
    </style:style>
    <style:style style:name="T130" style:family="text">
      <style:text-properties style:font-name="Times New Roman" fo:font-weight="normal" officeooo:rsid="002fb269" style:font-weight-asian="normal" style:font-name-complex="Times New Roman1" style:font-style-complex="italic" style:font-weight-complex="normal"/>
    </style:style>
    <style:style style:name="T131" style:family="text">
      <style:text-properties style:font-name="Times New Roman" fo:font-weight="normal" officeooo:rsid="00318bbf" style:font-weight-asian="normal" style:font-name-complex="Times New Roman1" style:font-style-complex="italic" style:font-weight-complex="normal"/>
    </style:style>
    <style:style style:name="T132" style:family="text">
      <style:text-properties style:font-name="Times New Roman" fo:font-weight="normal" officeooo:rsid="0032933c" style:font-weight-asian="normal" style:font-name-complex="Times New Roman1" style:font-style-complex="italic" style:font-weight-complex="normal"/>
    </style:style>
    <style:style style:name="T133" style:family="text">
      <style:text-properties style:font-name="Times New Roman" fo:font-weight="normal" officeooo:rsid="00329755" style:font-weight-asian="normal" style:font-name-complex="Times New Roman1" style:font-style-complex="italic" style:font-weight-complex="normal"/>
    </style:style>
    <style:style style:name="T134" style:family="text">
      <style:text-properties style:font-name="Times New Roman" fo:font-weight="normal" officeooo:rsid="0036605e" style:font-weight-asian="normal" style:font-name-complex="Times New Roman1" style:font-style-complex="italic" style:font-weight-complex="normal"/>
    </style:style>
    <style:style style:name="T135" style:family="text">
      <style:text-properties style:font-name="Times New Roman" fo:font-weight="normal" officeooo:rsid="0038d344" style:font-weight-asian="normal" style:font-name-complex="Times New Roman1" style:font-style-complex="italic" style:font-weight-complex="normal"/>
    </style:style>
    <style:style style:name="T136" style:family="text">
      <style:text-properties style:font-name="Times New Roman" fo:font-weight="normal" officeooo:rsid="003de325" style:font-weight-asian="normal" style:font-name-complex="Times New Roman1" style:font-style-complex="italic" style:font-weight-complex="normal"/>
    </style:style>
    <style:style style:name="T137" style:family="text">
      <style:text-properties style:font-name="Times New Roman" fo:font-weight="normal" officeooo:rsid="003ec080" style:font-weight-asian="normal" style:font-name-complex="Times New Roman1" style:font-style-complex="italic" style:font-weight-complex="normal"/>
    </style:style>
    <style:style style:name="T138" style:family="text">
      <style:text-properties style:font-name="Times New Roman" fo:font-weight="normal" officeooo:rsid="0045841f" style:font-weight-asian="normal" style:font-name-complex="Times New Roman1" style:font-style-complex="italic" style:font-weight-complex="normal"/>
    </style:style>
    <style:style style:name="T139" style:family="text">
      <style:text-properties style:font-name="Times New Roman" fo:font-weight="normal" officeooo:rsid="00480890" style:font-weight-asian="normal" style:font-name-complex="Times New Roman1" style:font-style-complex="italic" style:font-weight-complex="normal"/>
    </style:style>
    <style:style style:name="T140" style:family="text">
      <style:text-properties style:font-name="Times New Roman" fo:font-weight="normal" officeooo:rsid="0053f46f" style:font-weight-asian="normal" style:font-name-complex="Times New Roman1" style:font-style-complex="italic" style:font-weight-complex="normal"/>
    </style:style>
    <style:style style:name="T141" style:family="text">
      <style:text-properties style:font-name="Times New Roman" fo:font-weight="normal" style:font-weight-asian="normal" style:font-name-complex="Times New Roman1" style:font-weight-complex="normal"/>
    </style:style>
    <style:style style:name="T142" style:family="text">
      <style:text-properties style:font-name="Times New Roman" officeooo:rsid="006920d5" fo:background-color="transparent" loext:char-shading-value="0" style:font-name-complex="Times New Roman1"/>
    </style:style>
    <style:style style:name="T143" style:family="text">
      <style:text-properties style:font-name="Times New Roman" fo:background-color="transparent" loext:char-shading-value="0" style:font-name-complex="Times New Roman1"/>
    </style:style>
    <style:style style:name="T144" style:family="text">
      <style:text-properties style:font-name="Times New Roman" officeooo:rsid="006cec21" fo:background-color="transparent" loext:char-shading-value="0" style:font-name-complex="Times New Roman1" style:font-style-complex="italic"/>
    </style:style>
    <style:style style:name="T145" style:family="text">
      <style:text-properties style:font-name="Times New Roman" fo:background-color="#fff200" loext:char-shading-value="0" style:font-name-complex="Times New Roman1" style:font-style-complex="italic"/>
    </style:style>
    <style:style style:name="T146" style:family="text">
      <style:text-properties fo:color="#800000" style:font-name="Times New Roman" fo:font-size="12pt" fo:language="fr" fo:country="FR" style:font-size-asian="12pt" style:font-name-complex="Times New Roman1" style:font-size-complex="12pt"/>
    </style:style>
    <style:style style:name="T147" style:family="text">
      <style:text-properties fo:color="#800000" style:font-name="Times New Roman" fo:font-size="12pt" style:font-size-asian="12pt" style:font-name-complex="Times New Roman1" style:font-size-complex="12pt"/>
    </style:style>
    <style:style style:name="T148" style:family="text">
      <style:text-properties style:text-position="sub 58%"/>
    </style:style>
    <style:style style:name="T149" style:family="text">
      <style:text-properties style:text-position="sub 58%" style:font-name="Times New Roman" style:font-name-complex="Times New Roman1" style:font-style-complex="italic"/>
    </style:style>
    <style:style style:name="T150" style:family="text">
      <style:text-properties style:text-position="sub 58%" style:font-name="Times New Roman" fo:font-style="italic" style:font-style-asian="italic" style:font-name-complex="Times New Roman1"/>
    </style:style>
    <style:style style:name="T151" style:family="text">
      <style:text-properties style:text-position="sub 58%" style:font-name="Times New Roman" fo:font-style="italic" style:font-style-asian="italic" style:font-name-complex="Times New Roman1" style:font-style-complex="italic"/>
    </style:style>
    <style:style style:name="T152" style:family="text">
      <style:text-properties style:text-position="sub 58%" style:font-name="Times New Roman" fo:font-style="italic" officeooo:rsid="000c5ab9" style:font-style-asian="italic" style:font-name-complex="Times New Roman1" style:font-style-complex="italic"/>
    </style:style>
    <style:style style:name="T153" style:family="text">
      <style:text-properties style:text-position="sub 58%" style:font-name="Times New Roman" fo:font-style="italic" officeooo:rsid="00674cc9" style:font-style-asian="italic" style:font-name-complex="Times New Roman1"/>
    </style:style>
    <style:style style:name="T154" style:family="text">
      <style:text-properties style:text-position="sub 58%" style:font-name="Times New Roman" fo:font-style="italic" fo:font-weight="normal" style:font-style-asian="italic" style:font-weight-asian="normal" style:font-name-complex="Times New Roman1" style:font-style-complex="italic" style:font-weight-complex="normal"/>
    </style:style>
    <style:style style:name="T155" style:family="text">
      <style:text-properties style:text-position="sub 58%" style:font-name="Times New Roman" fo:font-style="italic" fo:font-weight="normal" officeooo:rsid="000e82ad" style:font-style-asian="italic" style:font-weight-asian="normal" style:font-name-complex="Times New Roman1" style:font-style-complex="italic" style:font-weight-complex="normal"/>
    </style:style>
    <style:style style:name="T156" style:family="text">
      <style:text-properties style:text-position="sub 58%" style:font-name="Times New Roman" fo:font-style="italic" fo:font-weight="normal" officeooo:rsid="0015a171" style:font-style-asian="italic" style:font-weight-asian="normal" style:font-name-complex="Times New Roman1" style:font-style-complex="italic" style:font-weight-complex="normal"/>
    </style:style>
    <style:style style:name="T157" style:family="text">
      <style:text-properties style:text-position="sub 58%" style:font-name="Times New Roman" fo:font-style="italic" fo:font-weight="normal" officeooo:rsid="00124750" style:font-style-asian="italic" style:font-weight-asian="normal" style:font-name-complex="Times New Roman1" style:font-style-complex="italic" style:font-weight-complex="normal"/>
    </style:style>
    <style:style style:name="T158" style:family="text">
      <style:text-properties style:text-position="sub 58%" style:font-name="Times New Roman" fo:font-style="italic" fo:font-weight="normal" officeooo:rsid="001c4a56" style:font-style-asian="italic" style:font-weight-asian="normal" style:font-name-complex="Times New Roman1" style:font-style-complex="italic" style:font-weight-complex="normal"/>
    </style:style>
    <style:style style:name="T159" style:family="text">
      <style:text-properties style:text-position="sub 58%" style:font-name="Times New Roman" fo:font-style="normal" fo:font-weight="normal" style:font-style-asian="normal" style:font-weight-asian="normal" style:font-name-complex="Times New Roman1" style:font-style-complex="italic" style:font-weight-complex="normal"/>
    </style:style>
    <style:style style:name="T160" style:family="text">
      <style:text-properties style:text-position="sub 58%" style:font-name="Times New Roman" fo:font-style="normal" fo:font-weight="normal" style:font-style-asian="normal" style:font-weight-asian="normal" style:font-name-complex="Times New Roman1" style:font-style-complex="normal" style:font-weight-complex="normal"/>
    </style:style>
    <style:style style:name="T161" style:family="text">
      <style:text-properties style:text-position="sub 58%" style:font-name="Times New Roman" fo:font-style="normal" fo:font-weight="normal" officeooo:rsid="0015a171" style:font-style-asian="normal" style:font-weight-asian="normal" style:font-name-complex="Times New Roman1" style:font-style-complex="normal" style:font-weight-complex="normal"/>
    </style:style>
    <style:style style:name="T162" style:family="text">
      <style:text-properties style:text-position="sub 58%" style:font-name="Times New Roman" fo:font-style="normal" fo:font-weight="normal" officeooo:rsid="001c4a56" style:font-style-asian="normal" style:font-weight-asian="normal" style:font-name-complex="Times New Roman1" style:font-style-complex="normal" style:font-weight-complex="normal"/>
    </style:style>
    <style:style style:name="T163" style:family="text">
      <style:text-properties style:text-position="sub 58%" style:font-name="Times New Roman" fo:font-style="normal" fo:font-weight="normal" officeooo:rsid="001d232b" style:font-style-asian="normal" style:font-weight-asian="normal" style:font-name-complex="Times New Roman1" style:font-style-complex="normal" style:font-weight-complex="normal"/>
    </style:style>
    <style:style style:name="T164" style:family="text">
      <style:text-properties style:text-position="sub 58%" style:font-name="Times New Roman" fo:language="fr" fo:country="FR" fo:font-weight="normal" officeooo:rsid="004f0f0a" style:font-weight-asian="normal" style:font-name-complex="Times New Roman1" style:font-style-complex="italic" style:font-weight-complex="normal"/>
    </style:style>
    <style:style style:name="T165" style:family="text">
      <style:text-properties style:text-position="sub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66" style:family="text">
      <style:text-properties style:text-position="sub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67" style:family="text">
      <style:text-properties style:text-position="sub 58%"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68" style:family="text">
      <style:text-properties style:text-position="sub 58%"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69" style:family="text">
      <style:text-properties style:text-position="sub 58%" officeooo:rsid="0096c033"/>
    </style:style>
    <style:style style:name="T170" style:family="text">
      <style:text-properties style:text-position="sub 58%" officeooo:rsid="0097fb99"/>
    </style:style>
    <style:style style:name="T171" style:family="text">
      <style:text-properties style:text-position="super 58%" style:font-name="Times New Roman" fo:font-style="italic" style:font-style-asian="italic" style:font-name-complex="Times New Roman1"/>
    </style:style>
    <style:style style:name="T172" style:family="text">
      <style:text-properties style:text-position="super 58%" style:font-name="Times New Roman" fo:font-style="italic" style:font-style-asian="italic" style:font-name-complex="Times New Roman1" style:font-style-complex="italic"/>
    </style:style>
    <style:style style:name="T173" style:family="text">
      <style:text-properties style:text-position="super 58%" style:font-name="Times New Roman" fo:font-style="italic" officeooo:rsid="000b0c18" style:font-style-asian="italic" style:font-name-complex="Times New Roman1" style:font-style-complex="italic"/>
    </style:style>
    <style:style style:name="T174" style:family="text">
      <style:text-properties style:text-position="super 58%" style:font-name="Times New Roman" fo:font-style="italic" fo:font-weight="normal" style:font-style-asian="italic" style:font-weight-asian="normal" style:font-name-complex="Times New Roman1" style:font-style-complex="italic" style:font-weight-complex="normal"/>
    </style:style>
    <style:style style:name="T175" style:family="text">
      <style:text-properties style:text-position="super 58%" style:font-name="Times New Roman" fo:font-style="italic" fo:font-weight="normal" officeooo:rsid="001b0dfe" style:font-style-asian="italic" style:font-weight-asian="normal" style:font-name-complex="Times New Roman1" style:font-style-complex="italic" style:font-weight-complex="normal"/>
    </style:style>
    <style:style style:name="T176" style:family="text">
      <style:text-properties style:text-position="super 58%" style:font-name="Times New Roman" fo:font-style="italic" fo:font-weight="normal" officeooo:rsid="001c4a56" style:font-style-asian="italic" style:font-weight-asian="normal" style:font-name-complex="Times New Roman1" style:font-style-complex="italic" style:font-weight-complex="normal"/>
    </style:style>
    <style:style style:name="T177" style:family="text">
      <style:text-properties style:text-position="super 58%" style:font-name="Times New Roman" style:font-name-complex="Times New Roman1" style:font-style-complex="italic"/>
    </style:style>
    <style:style style:name="T178" style:family="text">
      <style:text-properties style:text-position="super 58%" style:font-name="Times New Roman" fo:font-weight="normal" officeooo:rsid="000e82ad" style:font-weight-asian="normal" style:font-name-complex="Times New Roman1" style:font-style-complex="italic" style:font-weight-complex="normal"/>
    </style:style>
    <style:style style:name="T179" style:family="text">
      <style:text-properties style:text-position="super 58%" style:font-name="Times New Roman" fo:font-weight="normal" officeooo:rsid="002c90e1" style:font-weight-asian="normal" style:font-name-complex="Times New Roman1" style:font-style-complex="italic" style:font-weight-complex="normal"/>
    </style:style>
    <style:style style:name="T180" style:family="text">
      <style:text-properties style:text-position="super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81" style:family="text">
      <style:text-properties style:text-position="super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82" style:family="text">
      <style:text-properties style:text-position="super 58%"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83" style:family="text">
      <style:text-properties style:font-name="Symbol" style:font-name-asian="Symbol1" style:font-name-complex="Symbol1" style:font-style-complex="italic"/>
    </style:style>
    <style:style style:name="T184" style:family="text">
      <style:text-properties style:font-name="Symbol" fo:background-color="#ffff00" loext:char-shading-value="0" style:font-name-asian="Symbol1" style:font-name-complex="Symbol1" style:font-style-complex="italic"/>
    </style:style>
    <style:style style:name="T185" style:family="text">
      <style:text-properties style:text-position="0% 100%" style:font-name="Times New Roman" fo:font-size="12pt" fo:font-style="italic" style:font-size-asian="12pt" style:font-style-asian="italic" style:font-name-complex="Times New Roman1" style:font-style-complex="italic"/>
    </style:style>
    <style:style style:name="T186" style:family="text">
      <style:text-properties style:text-position="0% 100%" style:font-name="Times New Roman" fo:font-size="12pt" style:font-size-asian="12pt" style:font-name-complex="Times New Roman1" style:font-style-complex="italic"/>
    </style:style>
    <style:style style:name="T187" style:family="text">
      <style:text-properties style:text-position="0% 100%" style:font-name="Times New Roman" fo:font-style="italic" fo:font-weight="normal" style:font-style-asian="italic" style:font-weight-asian="normal" style:font-name-complex="Times New Roman1" style:font-style-complex="italic" style:font-weight-complex="normal"/>
    </style:style>
    <style:style style:name="T188" style:family="text">
      <style:text-properties style:text-position="0% 100%" style:font-name="Times New Roman" fo:font-style="italic" fo:font-weight="normal" officeooo:rsid="0013cda5" style:font-style-asian="italic" style:font-weight-asian="normal" style:font-name-complex="Times New Roman1" style:font-style-complex="italic" style:font-weight-complex="normal"/>
    </style:style>
    <style:style style:name="T189" style:family="text">
      <style:text-properties style:text-position="0% 100%" style:font-name="Times New Roman" fo:font-style="italic" fo:font-weight="normal" officeooo:rsid="0015a4d8" style:font-style-asian="italic" style:font-weight-asian="normal" style:font-name-complex="Times New Roman1" style:font-style-complex="italic" style:font-weight-complex="normal"/>
    </style:style>
    <style:style style:name="T190" style:family="text">
      <style:text-properties style:text-position="0% 100%" style:font-name="Times New Roman" fo:font-style="italic" fo:font-weight="normal" officeooo:rsid="001b0dfe" style:font-style-asian="italic" style:font-weight-asian="normal" style:font-name-complex="Times New Roman1" style:font-style-complex="italic" style:font-weight-complex="normal"/>
    </style:style>
    <style:style style:name="T191" style:family="text">
      <style:text-properties style:text-position="0% 100%" style:font-name="Times New Roman" fo:font-style="italic" fo:font-weight="normal" officeooo:rsid="00124750" style:font-style-asian="italic" style:font-weight-asian="normal" style:font-name-complex="Times New Roman1" style:font-style-complex="italic" style:font-weight-complex="normal"/>
    </style:style>
    <style:style style:name="T192" style:family="text">
      <style:text-properties style:text-position="0% 100%" style:font-name="Times New Roman" fo:font-style="italic" fo:font-weight="normal" officeooo:rsid="001c4a56" style:font-style-asian="italic" style:font-weight-asian="normal" style:font-name-complex="Times New Roman1" style:font-style-complex="italic" style:font-weight-complex="normal"/>
    </style:style>
    <style:style style:name="T193" style:family="text">
      <style:text-properties style:text-position="0% 100%" style:font-name="Times New Roman" fo:font-style="normal" style:font-style-asian="normal" style:font-name-complex="Times New Roman1" style:font-style-complex="normal"/>
    </style:style>
    <style:style style:name="T194" style:family="text">
      <style:text-properties style:text-position="0% 100%" style:font-name="Times New Roman" fo:font-style="normal" officeooo:rsid="000b0c18" style:font-style-asian="normal" style:font-name-complex="Times New Roman1" style:font-style-complex="normal"/>
    </style:style>
    <style:style style:name="T195" style:family="text">
      <style:text-properties style:text-position="0% 100%" style:font-name="Times New Roman" fo:font-style="normal" officeooo:rsid="001c4a56" style:font-style-asian="normal" style:font-name-complex="Times New Roman1" style:font-style-complex="normal"/>
    </style:style>
    <style:style style:name="T196" style:family="text">
      <style:text-properties style:text-position="0% 100%" style:font-name="Times New Roman" fo:font-style="normal" fo:font-weight="normal" style:font-style-asian="normal" style:font-weight-asian="normal" style:font-name-complex="Times New Roman1" style:font-style-complex="normal" style:font-weight-complex="normal"/>
    </style:style>
    <style:style style:name="T197" style:family="text">
      <style:text-properties style:text-position="0% 100%" style:font-name="Times New Roman" fo:font-style="normal" fo:font-weight="normal" officeooo:rsid="000e82ad" style:font-style-asian="normal" style:font-weight-asian="normal" style:font-name-complex="Times New Roman1" style:font-style-complex="normal" style:font-weight-complex="normal"/>
    </style:style>
    <style:style style:name="T198" style:family="text">
      <style:text-properties style:text-position="0% 100%" style:font-name="Times New Roman" fo:font-style="normal" fo:font-weight="normal" officeooo:rsid="00124750" style:font-style-asian="normal" style:font-weight-asian="normal" style:font-name-complex="Times New Roman1" style:font-style-complex="normal" style:font-weight-complex="normal"/>
    </style:style>
    <style:style style:name="T199" style:family="text">
      <style:text-properties style:text-position="0% 100%" style:font-name="Times New Roman" fo:font-style="normal" fo:font-weight="normal" officeooo:rsid="0013cda5" style:font-style-asian="normal" style:font-weight-asian="normal" style:font-name-complex="Times New Roman1" style:font-style-complex="normal" style:font-weight-complex="normal"/>
    </style:style>
    <style:style style:name="T200" style:family="text">
      <style:text-properties style:text-position="0% 100%" style:font-name="Times New Roman" fo:font-style="normal" fo:font-weight="normal" officeooo:rsid="0015a171" style:font-style-asian="normal" style:font-weight-asian="normal" style:font-name-complex="Times New Roman1" style:font-style-complex="normal" style:font-weight-complex="normal"/>
    </style:style>
    <style:style style:name="T201" style:family="text">
      <style:text-properties style:text-position="0% 100%" style:font-name="Times New Roman" fo:font-style="normal" fo:font-weight="normal" officeooo:rsid="0015a4d8" style:font-style-asian="normal" style:font-weight-asian="normal" style:font-name-complex="Times New Roman1" style:font-style-complex="normal" style:font-weight-complex="normal"/>
    </style:style>
    <style:style style:name="T202" style:family="text">
      <style:text-properties style:text-position="0% 100%" style:font-name="Times New Roman" fo:font-style="normal" fo:font-weight="normal" officeooo:rsid="0017929d" style:font-style-asian="normal" style:font-weight-asian="normal" style:font-name-complex="Times New Roman1" style:font-style-complex="normal" style:font-weight-complex="normal"/>
    </style:style>
    <style:style style:name="T203" style:family="text">
      <style:text-properties style:text-position="0% 100%" style:font-name="Times New Roman" fo:font-style="normal" fo:font-weight="normal" officeooo:rsid="0017da58" style:font-style-asian="normal" style:font-weight-asian="normal" style:font-name-complex="Times New Roman1" style:font-style-complex="normal" style:font-weight-complex="normal"/>
    </style:style>
    <style:style style:name="T204" style:family="text">
      <style:text-properties style:text-position="0% 100%" style:font-name="Times New Roman" fo:font-style="normal" fo:font-weight="normal" officeooo:rsid="00199dd3" style:font-style-asian="normal" style:font-weight-asian="normal" style:font-name-complex="Times New Roman1" style:font-style-complex="normal" style:font-weight-complex="normal"/>
    </style:style>
    <style:style style:name="T205" style:family="text">
      <style:text-properties style:text-position="0% 100%" style:font-name="Times New Roman" fo:font-style="normal" fo:font-weight="normal" officeooo:rsid="001b0dfe" style:font-style-asian="normal" style:font-weight-asian="normal" style:font-name-complex="Times New Roman1" style:font-style-complex="normal" style:font-weight-complex="normal"/>
    </style:style>
    <style:style style:name="T206" style:family="text">
      <style:text-properties style:text-position="0% 100%" style:font-name="Times New Roman" fo:font-style="normal" fo:font-weight="normal" officeooo:rsid="001c4a56" style:font-style-asian="normal" style:font-weight-asian="normal" style:font-name-complex="Times New Roman1" style:font-style-complex="normal" style:font-weight-complex="normal"/>
    </style:style>
    <style:style style:name="T207" style:family="text">
      <style:text-properties style:text-position="0% 100%" style:font-name="Times New Roman" fo:font-style="normal" fo:font-weight="normal" officeooo:rsid="00189212" style:font-style-asian="normal" style:font-weight-asian="normal" style:font-name-complex="Times New Roman1" style:font-style-complex="normal" style:font-weight-complex="normal"/>
    </style:style>
    <style:style style:name="T208" style:family="text">
      <style:text-properties style:text-position="0% 100%" style:font-name="Times New Roman" fo:font-style="normal" fo:font-weight="normal" officeooo:rsid="001d232b" style:font-style-asian="normal" style:font-weight-asian="normal" style:font-name-complex="Times New Roman1" style:font-style-complex="normal" style:font-weight-complex="normal"/>
    </style:style>
    <style:style style:name="T209" style:family="text">
      <style:text-properties style:text-position="0% 100%" style:font-name="Times New Roman" fo:font-style="normal" fo:font-weight="normal" officeooo:rsid="001deda7" style:font-style-asian="normal" style:font-weight-asian="normal" style:font-name-complex="Times New Roman1" style:font-style-complex="normal" style:font-weight-complex="normal"/>
    </style:style>
    <style:style style:name="T210" style:family="text">
      <style:text-properties style:text-position="0% 100%" style:font-name="Times New Roman" fo:font-style="normal" fo:font-weight="normal" officeooo:rsid="001e9020" style:font-style-asian="normal" style:font-weight-asian="normal" style:font-name-complex="Times New Roman1" style:font-style-complex="normal" style:font-weight-complex="normal"/>
    </style:style>
    <style:style style:name="T211" style:family="text">
      <style:text-properties style:text-position="0% 100%" style:font-name="Times New Roman" fo:font-style="normal" fo:font-weight="normal" officeooo:rsid="00204da0" style:font-style-asian="normal" style:font-weight-asian="normal" style:font-name-complex="Times New Roman1" style:font-style-complex="normal" style:font-weight-complex="normal"/>
    </style:style>
    <style:style style:name="T212" style:family="text">
      <style:text-properties style:text-position="0% 100%" style:font-name="Times New Roman" fo:font-style="normal" fo:font-weight="normal" officeooo:rsid="0020ddc8" style:font-style-asian="normal" style:font-weight-asian="normal" style:font-name-complex="Times New Roman1" style:font-style-complex="normal" style:font-weight-complex="normal"/>
    </style:style>
    <style:style style:name="T213" style:family="text">
      <style:text-properties style:text-position="0% 100%" style:font-name="Times New Roman" fo:font-style="normal" fo:font-weight="normal" officeooo:rsid="002126f3" style:font-style-asian="normal" style:font-weight-asian="normal" style:font-name-complex="Times New Roman1" style:font-style-complex="normal" style:font-weight-complex="normal"/>
    </style:style>
    <style:style style:name="T214" style:family="text">
      <style:text-properties style:text-position="0% 100%" style:font-name="Times New Roman" fo:font-style="normal" fo:font-weight="normal" officeooo:rsid="00219a87" style:font-style-asian="normal" style:font-weight-asian="normal" style:font-name-complex="Times New Roman1" style:font-style-complex="normal" style:font-weight-complex="normal"/>
    </style:style>
    <style:style style:name="T215" style:family="text">
      <style:text-properties style:text-position="0% 100%" style:font-name="Times New Roman" fo:font-style="normal" fo:font-weight="normal" officeooo:rsid="0021c24a" style:font-style-asian="normal" style:font-weight-asian="normal" style:font-name-complex="Times New Roman1" style:font-style-complex="normal" style:font-weight-complex="normal"/>
    </style:style>
    <style:style style:name="T216" style:family="text">
      <style:text-properties style:text-position="0% 100%" style:font-name="Times New Roman" fo:font-style="normal" fo:font-weight="normal" officeooo:rsid="0022353b" style:font-style-asian="normal" style:font-weight-asian="normal" style:font-name-complex="Times New Roman1" style:font-style-complex="normal" style:font-weight-complex="normal"/>
    </style:style>
    <style:style style:name="T217" style:family="text">
      <style:text-properties style:text-position="0% 100%" style:font-name="Times New Roman" fo:font-style="normal" fo:font-weight="normal" officeooo:rsid="0052c667" style:font-style-asian="normal" style:font-weight-asian="normal" style:font-name-complex="Times New Roman1" style:font-style-complex="normal" style:font-weight-complex="normal"/>
    </style:style>
    <style:style style:name="T218" style:family="text">
      <style:text-properties style:text-position="0% 100%" style:font-name="Times New Roman" fo:font-style="normal" fo:font-weight="normal" style:font-style-asian="normal" style:font-weight-asian="normal" style:font-name-complex="Times New Roman1" style:font-style-complex="italic" style:font-weight-complex="normal"/>
    </style:style>
    <style:style style:name="T219" style:family="text">
      <style:text-properties style:text-position="0% 100%" style:font-name="Times New Roman" fo:font-style="normal" fo:font-weight="normal" officeooo:rsid="000ffc22" style:font-style-asian="normal" style:font-weight-asian="normal" style:font-name-complex="Times New Roman1" style:font-style-complex="italic" style:font-weight-complex="normal"/>
    </style:style>
    <style:style style:name="T220" style:family="text">
      <style:text-properties style:text-position="0% 100%" style:font-name="Times New Roman" fo:font-style="normal" fo:font-weight="normal" officeooo:rsid="0011d61f" style:font-style-asian="normal" style:font-weight-asian="normal" style:font-name-complex="Times New Roman1" style:font-style-complex="italic" style:font-weight-complex="normal"/>
    </style:style>
    <style:style style:name="T221" style:family="text">
      <style:text-properties style:text-position="0% 100%" style:font-name="Times New Roman" fo:font-style="normal" fo:font-weight="normal" officeooo:rsid="00124750" style:font-style-asian="normal" style:font-weight-asian="normal" style:font-name-complex="Times New Roman1" style:font-style-complex="italic" style:font-weight-complex="normal"/>
    </style:style>
    <style:style style:name="T222" style:family="text">
      <style:text-properties style:text-position="0% 100%" style:font-name="Times New Roman" fo:language="fr" fo:country="FR" fo:font-weight="normal" officeooo:rsid="004f0f0a" style:font-weight-asian="normal" style:font-name-complex="Times New Roman1" style:font-style-complex="italic" style:font-weight-complex="normal"/>
    </style:style>
    <style:style style:name="T223" style:family="text">
      <style:text-properties style:text-position="0% 100%" style:font-name="Times New Roman" fo:language="fr" fo:country="FR" fo:font-style="italic" fo:font-weight="normal" officeooo:rsid="004823b2" style:font-style-asian="italic" style:font-weight-asian="normal" style:font-name-complex="Times New Roman1" style:font-style-complex="italic" style:font-weight-complex="normal"/>
    </style:style>
    <style:style style:name="T224" style:family="text">
      <style:text-properties style:text-position="0% 100%"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225" style:family="text">
      <style:text-properties style:text-position="0% 100%"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226" style:family="text">
      <style:text-properties style:text-position="0% 100%"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227" style:family="text">
      <style:text-properties officeooo:rsid="0065cd46"/>
    </style:style>
    <style:style style:name="T228" style:family="text">
      <style:text-properties officeooo:rsid="00725641"/>
    </style:style>
    <style:style style:name="T229" style:family="text">
      <style:text-properties officeooo:rsid="0072b230"/>
    </style:style>
    <style:style style:name="T230" style:family="text">
      <style:text-properties officeooo:rsid="00734ede"/>
    </style:style>
    <style:style style:name="T231" style:family="text">
      <style:text-properties officeooo:rsid="0075bc4b"/>
    </style:style>
    <style:style style:name="T232" style:family="text">
      <style:text-properties officeooo:rsid="0096c033"/>
    </style:style>
    <style:style style:name="T233" style:family="text">
      <style:text-properties officeooo:rsid="0098796b"/>
    </style:style>
    <style:style style:name="T234" style:family="text">
      <style:text-properties officeooo:rsid="009c6e64"/>
    </style:style>
    <style:style style:name="T235" style:family="text">
      <style:text-properties officeooo:rsid="009dfa84"/>
    </style:style>
    <style:style style:name="T236" style:family="text">
      <style:text-properties style:font-name="Verdana" fo:font-size="9pt" fo:language="en" fo:country="GB" style:font-size-asian="9pt" style:font-name-complex="Verdana1"/>
    </style:style>
    <style:style style:name="T237" style:family="text">
      <style:text-properties style:font-name="Verdana" fo:font-size="9pt" fo:language="en" fo:country="GB" style:font-name-asian="Verdana1" style:font-size-asian="9pt" style:font-name-complex="Verdana1"/>
    </style:style>
    <style:style style:name="T238" style:family="text">
      <style:text-properties officeooo:rsid="00a0c805"/>
    </style:style>
    <style:style style:name="T239" style:family="text">
      <style:text-properties style:font-name="Liberation Serif1" style:font-name-asian="Droid Sans Fallback" style:font-name-complex="Droid Sans Devanagari"/>
    </style:style>
    <style:style style:name="T240" style:family="text">
      <style:text-properties officeooo:rsid="00a3c893"/>
    </style:style>
    <style:style style:name="T241" style:family="text">
      <style:text-properties officeooo:rsid="00b2d09a"/>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Combining deep learning and thermodynamics for trans-theoretical prediction of material properties: application to aluminosilicate glasses and melts</text:p>
      <text:p text:style-name="P1"/>
      <text:p text:style-name="P31"><text:span text:style-name="T64">[1,2,3,*]</text:span><text:span text:style-name="T42">Charles Le Losq, </text:span><text:span text:style-name="T64">[2]</text:span><text:span text:style-name="T42">Daniel R. Neuville,</text:span><text:span text:style-name="T146"> </text:span><text:span text:style-name="T64">[3]</text:span><text:span text:style-name="T42">Bjorn O. Mysen</text:span></text:p>
      <text:p text:style-name="P35"/>
      <text:p text:style-name="P31"><text:span text:style-name="T65">[1] </text:span><text:span text:style-name="T1">Research School of Earth Sciences, Australian National University, Canberra, 2601, Australia</text:span></text:p>
      <text:p text:style-name="P31"><text:span text:style-name="T64">[2] </text:span><text:span text:style-name="T42">Institut de </text:span><text:span text:style-name="T43">p</text:span><text:span text:style-name="T42">hysique du </text:span><text:span text:style-name="T43">g</text:span><text:span text:style-name="T42">lobe de Paris, Université de Paris, France, 75005, France</text:span></text:p>
      <text:p text:style-name="P31"><text:span text:style-name="T65">[3] </text:span><text:span text:style-name="T1">Geophysical Laboratory, Carnegie Institution for Science, Washington D.C., 20001, U.S.A.</text:span></text:p>
      <text:p text:style-name="P1"/>
      <text:p text:style-name="P7"><text:span text:style-name="T80">* Corresponding </text:span><text:span text:style-name="T93">a</text:span><text:span text:style-name="T80">uthor : </text:span><text:a xlink:type="simple" xlink:href="mailto:lelosq@ipgp.fr" text:style-name="ListLabel_20_3" text:visited-style-name="ListLabel_20_3"><text:span text:style-name="Internet_20_link"><text:span text:style-name="T96">lelosq@ipgp.fr</text:span></text:span></text:a></text:p>
      <text:p text:style-name="P1"/>
      <text:p text:style-name="P31"><text:span text:style-name="T147">Keywords: </text:span><text:span text:style-name="T1">Glass, Liquid, Viscosity, Density, Structure, Raman, neural networks, deep learning</text:span></text:p>
      <text:p text:style-name="P1"/>
      <text:p text:style-name="P38">Abstract</text:p>
      <text:p text:style-name="P1"/>
      <text:p text:style-name="P36">Predicting the properties of materials like minerals, liquids or glasses represent a critical goal in many disciplines. Among them, geo- and material sciences share a common interest for the properties of aluminosilicate melts. Indeed, the latter constitute most of Earth's volcanic magmas and lavas, and can be quenched to produce technological glasses like hand-held devices' screens. While several avenues allow predictions <text:span text:style-name="T228">of the properties of those materials</text:span>, an extended core model linking <text:span text:style-name="T228">their </text:span>chemical composition to <text:span text:style-name="T228">their </text:span>structure and propert<text:span text:style-name="T228">ies</text:span>, <text:span text:style-name="T228">and thus </text:span>allowing systematic and extended exploration of those links, do not exist to date. Focusing on alkali aluminosilicate melts, <text:span text:style-name="T228">this communication</text:span> show<text:span text:style-name="T229">s</text:span> how thermodynamic theories can be combined with a core deep neural network to build a framework for prediction of liquid <text:span text:style-name="T230">and glass </text:span>properties, like viscosity, density, or even Raman signals. Such approach <text:span text:style-name="T231">provides</text:span> a new <text:span text:style-name="T231">way</text:span> to <text:span text:style-name="T231">study and </text:span>unravel the links between chemistry, structure and properties of materials.</text:p>
      <text:p text:style-name="P1"/>
      <text:p text:style-name="P75">1. Introduction</text:p>
      <text:p text:style-name="P36"/>
      <text:p text:style-name="P79"><text:span text:style-name="T1">The prediction of the properties of materials represents a cornerstone for many disciplines </text:span><text:span text:style-name="T11">that aim</text:span><text:span text:style-name="T1"> to solve problems related to material engineering and manufacturing, or to address key questions in the area of physics, chemistry and geosciences. Particular efforts have been deployed to understand how the chemical composition of aluminosilicate melts and glasses affect their structure, and, in turn, their </text:span><text:soft-page-break/><text:span text:style-name="T1">thermodynamic and dynamic properties </text:span><text:bookmark-start text:name="__UnoMark__2804_362228064"/><text:bookmark-start text:name="__UnoMark__2657_362228064"/><text:bookmark-start text:name="__UnoMark__2522_362228064"/><text:bookmark-start text:name="__UnoMark__2386_362228064"/><text:bookmark-start text:name="__UnoMark__2253_362228064"/><text:bookmark-start text:name="__UnoMark__9351_957914829"/><text:bookmark-start text:name="__UnoMark__848_218043409"/><text:bookmark-start text:name="__UnoMark__907_218043409"/><text:bookmark-start text:name="__UnoMark__683_218043409"/><text:bookmark-start text:name="__UnoMark__578_218043409"/><text:bookmark-start text:name="__UnoMark__630_218043409"/><text:bookmark-start text:name="__UnoMark__790_218043409"/><text:bookmark-start text:name="__UnoMark__3707_957914829"/><text:bookmark-start text:name="__UnoMark__3772_957914829"/><text:bookmark-start text:name="__UnoMark__734_218043409"/><text:bookmark-start text:name="__UnoMark__3839_957914829"/><text:bookmark-start text:name="__UnoMark__3920_957914829"/><text:bookmark-start text:name="ZOTERO_BREF_0qAyCOvt86Lf"/><text:span text:style-name="T1">(e.g., see the reviews of Mysen and Richet, 2005; Le Losq et al., 2019b)</text:span><text:bookmark-end text:name="__UnoMark__2804_362228064"/><text:bookmark-end text:name="__UnoMark__2657_362228064"/><text:bookmark-end text:name="__UnoMark__2522_362228064"/><text:bookmark-end text:name="__UnoMark__2386_362228064"/><text:bookmark-end text:name="__UnoMark__2253_362228064"/><text:bookmark-end text:name="__UnoMark__9351_957914829"/><text:bookmark-end text:name="__UnoMark__848_218043409"/><text:bookmark-end text:name="__UnoMark__907_218043409"/><text:bookmark-end text:name="__UnoMark__683_218043409"/><text:bookmark-end text:name="__UnoMark__578_218043409"/><text:bookmark-end text:name="__UnoMark__630_218043409"/><text:bookmark-end text:name="__UnoMark__790_218043409"/><text:bookmark-end text:name="__UnoMark__3707_957914829"/><text:bookmark-end text:name="__UnoMark__3772_957914829"/><text:bookmark-end text:name="__UnoMark__734_218043409"/><text:bookmark-end text:name="__UnoMark__3839_957914829"/><text:bookmark-end text:name="__UnoMark__3920_957914829"/><text:bookmark-end text:name="ZOTERO_BREF_0qAyCOvt86Lf"/><text:span text:style-name="T1">. Indeed, those materials form the liquid part of magmas, and their viscosity (resistance to movement) directly </text:span><text:span text:style-name="T11">drives</text:span><text:span text:style-name="T1"> the effusive or explosive character of volcanic eruptions </text:span><text:bookmark-start text:name="__UnoMark__2805_362228064"/><text:bookmark-start text:name="__UnoMark__2387_362228064"/><text:bookmark-start text:name="__UnoMark__2523_362228064"/><text:bookmark-start text:name="__UnoMark__791_218043409"/><text:bookmark-start text:name="__UnoMark__2658_362228064"/><text:bookmark-start text:name="__UnoMark__2254_362228064"/><text:bookmark-start text:name="__UnoMark__849_218043409"/><text:bookmark-start text:name="__UnoMark__3840_957914829"/><text:bookmark-start text:name="__UnoMark__908_218043409"/><text:bookmark-start text:name="__UnoMark__684_218043409"/><text:bookmark-start text:name="__UnoMark__631_218043409"/><text:bookmark-start text:name="__UnoMark__735_218043409"/><text:bookmark-start text:name="__UnoMark__3921_957914829"/><text:bookmark-start text:name="__UnoMark__579_218043409"/><text:bookmark-start text:name="__UnoMark__9352_957914829"/><text:bookmark-start text:name="__UnoMark__3708_957914829"/><text:bookmark-start text:name="__UnoMark__3773_957914829"/><text:bookmark-start text:name="ZOTERO_BREF_mXMYX1U9lTvv"/><text:span text:style-name="T1">(Dingwell, 1996; Gonnermann et al., 2013; Gonnermann, 2015)</text:span><text:bookmark-end text:name="__UnoMark__2805_362228064"/><text:bookmark-end text:name="__UnoMark__2387_362228064"/><text:bookmark-end text:name="__UnoMark__2523_362228064"/><text:bookmark-end text:name="__UnoMark__791_218043409"/><text:bookmark-end text:name="__UnoMark__2658_362228064"/><text:bookmark-end text:name="__UnoMark__2254_362228064"/><text:bookmark-end text:name="__UnoMark__849_218043409"/><text:bookmark-end text:name="__UnoMark__3840_957914829"/><text:bookmark-end text:name="__UnoMark__908_218043409"/><text:bookmark-end text:name="__UnoMark__684_218043409"/><text:bookmark-end text:name="__UnoMark__631_218043409"/><text:bookmark-end text:name="__UnoMark__735_218043409"/><text:bookmark-end text:name="__UnoMark__3921_957914829"/><text:bookmark-end text:name="__UnoMark__579_218043409"/><text:bookmark-end text:name="__UnoMark__9352_957914829"/><text:bookmark-end text:name="__UnoMark__3708_957914829"/><text:bookmark-end text:name="__UnoMark__3773_957914829"/><text:bookmark-end text:name="ZOTERO_BREF_mXMYX1U9lTvv"/><text:span text:style-name="T1">, and, hence, influence risk mitigation during eruptive crisis. Furthermore, aluminosilicate glasses are used to manufacture technological glasses used in many areas, </text:span><text:span text:style-name="T12">like as screens of mobile devices</text:span><text:span text:style-name="T1">. Knowledge and prediction of the properties </text:span><text:span text:style-name="T13">of aluminosilicate glass</text:span><text:span text:style-name="T14">es</text:span><text:span text:style-name="T13"> and melt</text:span><text:span text:style-name="T14">s</text:span><text:span text:style-name="T13"> </text:span><text:span text:style-name="T1">is thus key to solve many material and Earth sciences problems.</text:span></text:p>
      <text:p text:style-name="P36"/>
      <text:p text:style-name="P34"><text:span text:style-name="T1">Most models of the viscosity (</text:span><text:span text:style-name="T47">η</text:span><text:span text:style-name="T1">) of aluminosilicate melts rely on parametric modeling of the link between melt chemical composition and viscosity </text:span><text:bookmark-start text:name="__UnoMark__792_218043409"/><text:bookmark-start text:name="__UnoMark__736_218043409"/><text:bookmark-start text:name="__UnoMark__3774_957914829"/><text:bookmark-start text:name="__UnoMark__850_218043409"/><text:bookmark-start text:name="__UnoMark__3922_957914829"/><text:bookmark-start text:name="__UnoMark__9353_957914829"/><text:bookmark-start text:name="__UnoMark__3709_957914829"/><text:bookmark-start text:name="__UnoMark__909_218043409"/><text:bookmark-start text:name="__UnoMark__580_218043409"/><text:bookmark-start text:name="ZOTERO_BREF_Iaa5iFV2yn7f"/><text:bookmark-start text:name="__UnoMark__3841_957914829"/><text:bookmark-start text:name="__UnoMark__2255_362228064"/><text:bookmark-start text:name="__UnoMark__2388_362228064"/><text:bookmark-start text:name="__UnoMark__2524_362228064"/><text:bookmark-start text:name="__UnoMark__632_218043409"/><text:bookmark-start text:name="__UnoMark__2659_362228064"/><text:bookmark-start text:name="__UnoMark__685_218043409"/><text:bookmark-start text:name="__UnoMark__2806_362228064"/><text:span text:style-name="T1">(Bottinga and Weill, 1972; Shaw, 1972, p. 19; Persikov, 1991; Hui and Zhang, 2007; Giordano et al., 2008; Persikov and Bukhtiyarov, 2009; Mauro et al., 2013)</text:span><text:bookmark-end text:name="__UnoMark__792_218043409"/><text:bookmark-end text:name="__UnoMark__736_218043409"/><text:bookmark-end text:name="__UnoMark__3774_957914829"/><text:bookmark-end text:name="__UnoMark__850_218043409"/><text:bookmark-end text:name="__UnoMark__3922_957914829"/><text:bookmark-end text:name="__UnoMark__9353_957914829"/><text:bookmark-end text:name="__UnoMark__3709_957914829"/><text:bookmark-end text:name="__UnoMark__909_218043409"/><text:bookmark-end text:name="__UnoMark__580_218043409"/><text:bookmark-end text:name="ZOTERO_BREF_Iaa5iFV2yn7f"/><text:bookmark-end text:name="__UnoMark__3841_957914829"/><text:bookmark-end text:name="__UnoMark__2255_362228064"/><text:bookmark-end text:name="__UnoMark__2388_362228064"/><text:bookmark-end text:name="__UnoMark__2524_362228064"/><text:bookmark-end text:name="__UnoMark__632_218043409"/><text:bookmark-end text:name="__UnoMark__2659_362228064"/><text:bookmark-end text:name="__UnoMark__685_218043409"/><text:bookmark-end text:name="__UnoMark__2806_362228064"/><text:span text:style-name="T1">. For instance, it is possible to express the fitting parameters A, B and C of the empirical Vogel-Fulcher-Tamman </text:span><text:span text:style-name="T2">(VFT)</text:span><text:span text:style-name="T1"> equation:</text:span></text:p>
      <text:p text:style-name="P36"/>
      <text:p text:style-name="P32"><draw:frame draw:style-name="fr1" draw:name="1" text:anchor-type="as-char" svg:width="1.2016in" svg:height="0.3929in" draw:z-index="0"><draw:object-ole xlink:href="./Object 2" xlink:type="simple" xlink:show="embed" xlink:actuate="onLoad"/><draw:image xlink:href="./ObjectReplacements/Object 2" xlink:type="simple" xlink:show="embed" xlink:actuate="onLoad"/></draw:frame><text:span text:style-name="T1">,<text:tab/>(1)</text:span></text:p>
      <text:p text:style-name="P80"><text:span text:style-name="T1">with T the temperature, as a function of polynomial functions that depend on melt composition </text:span><text:bookmark-start text:name="ZOTERO_BREF_U7Wu7304hQff"/><text:bookmark-start text:name="__UnoMark__686_218043409"/><text:bookmark-start text:name="__UnoMark__737_218043409"/><text:bookmark-start text:name="__UnoMark__3842_957914829"/><text:bookmark-start text:name="__UnoMark__3923_957914829"/><text:bookmark-start text:name="__UnoMark__9354_957914829"/><text:bookmark-start text:name="__UnoMark__581_218043409"/><text:bookmark-start text:name="__UnoMark__851_218043409"/><text:bookmark-start text:name="__UnoMark__3775_957914829"/><text:bookmark-start text:name="__UnoMark__793_218043409"/><text:bookmark-start text:name="__UnoMark__633_218043409"/><text:bookmark-start text:name="__UnoMark__910_218043409"/><text:bookmark-start text:name="__UnoMark__2389_362228064"/><text:bookmark-start text:name="__UnoMark__2256_362228064"/><text:bookmark-start text:name="__UnoMark__3710_957914829"/><text:bookmark-start text:name="__UnoMark__2660_362228064"/><text:bookmark-start text:name="__UnoMark__2525_362228064"/><text:bookmark-start text:name="__UnoMark__2807_362228064"/><text:span text:style-name="T1">(e.g., Giordano et al., 2008)</text:span><text:bookmark-end text:name="ZOTERO_BREF_U7Wu7304hQff"/><text:bookmark-end text:name="__UnoMark__686_218043409"/><text:bookmark-end text:name="__UnoMark__737_218043409"/><text:bookmark-end text:name="__UnoMark__3842_957914829"/><text:bookmark-end text:name="__UnoMark__3923_957914829"/><text:bookmark-end text:name="__UnoMark__9354_957914829"/><text:bookmark-end text:name="__UnoMark__581_218043409"/><text:bookmark-end text:name="__UnoMark__851_218043409"/><text:bookmark-end text:name="__UnoMark__3775_957914829"/><text:bookmark-end text:name="__UnoMark__793_218043409"/><text:bookmark-end text:name="__UnoMark__633_218043409"/><text:bookmark-end text:name="__UnoMark__910_218043409"/><text:bookmark-end text:name="__UnoMark__2389_362228064"/><text:bookmark-end text:name="__UnoMark__2256_362228064"/><text:bookmark-end text:name="__UnoMark__3710_957914829"/><text:bookmark-end text:name="__UnoMark__2660_362228064"/><text:bookmark-end text:name="__UnoMark__2525_362228064"/><text:bookmark-end text:name="__UnoMark__2807_362228064"/><text:span text:style-name="T1">. Such </text:span><text:span text:style-name="T16">parametric </text:span><text:span text:style-name="T1">model</text:span><text:span text:style-name="T15">s</text:span><text:span text:style-name="T1"> are either focused on geological melts </text:span><text:bookmark-start text:name="__UnoMark__2808_362228064"/><text:bookmark-start text:name="ZOTERO_BREF_2FUEDEJdzK6l"/><text:bookmark-start text:name="__UnoMark__2661_362228064"/><text:bookmark-start text:name="__UnoMark__687_218043409"/><text:bookmark-start text:name="__UnoMark__582_218043409"/><text:bookmark-start text:name="__UnoMark__2526_362228064"/><text:bookmark-start text:name="__UnoMark__2390_362228064"/><text:bookmark-start text:name="__UnoMark__2257_362228064"/><text:bookmark-start text:name="__UnoMark__3776_957914829"/><text:bookmark-start text:name="__UnoMark__3711_957914829"/><text:bookmark-start text:name="__UnoMark__3843_957914829"/><text:bookmark-start text:name="__UnoMark__3924_957914829"/><text:bookmark-start text:name="__UnoMark__911_218043409"/><text:bookmark-start text:name="__UnoMark__738_218043409"/><text:bookmark-start text:name="__UnoMark__9355_957914829"/><text:bookmark-start text:name="__UnoMark__634_218043409"/><text:bookmark-start text:name="__UnoMark__852_218043409"/><text:bookmark-start text:name="__UnoMark__794_218043409"/><text:span text:style-name="T1">(e.g. Hui and Zhang, 2007; Giordano et al., 2008)</text:span><text:bookmark-end text:name="__UnoMark__2808_362228064"/><text:bookmark-end text:name="ZOTERO_BREF_2FUEDEJdzK6l"/><text:bookmark-end text:name="__UnoMark__2661_362228064"/><text:bookmark-end text:name="__UnoMark__687_218043409"/><text:bookmark-end text:name="__UnoMark__582_218043409"/><text:bookmark-end text:name="__UnoMark__2526_362228064"/><text:bookmark-end text:name="__UnoMark__2390_362228064"/><text:bookmark-end text:name="__UnoMark__2257_362228064"/><text:bookmark-end text:name="__UnoMark__3776_957914829"/><text:bookmark-end text:name="__UnoMark__3711_957914829"/><text:bookmark-end text:name="__UnoMark__3843_957914829"/><text:bookmark-end text:name="__UnoMark__3924_957914829"/><text:bookmark-end text:name="__UnoMark__911_218043409"/><text:bookmark-end text:name="__UnoMark__738_218043409"/><text:bookmark-end text:name="__UnoMark__9355_957914829"/><text:bookmark-end text:name="__UnoMark__634_218043409"/><text:bookmark-end text:name="__UnoMark__852_218043409"/><text:bookmark-end text:name="__UnoMark__794_218043409"/><text:span text:style-name="T1"> or on industrial compositions </text:span><text:bookmark-start text:name="__UnoMark__2809_362228064"/><text:bookmark-start text:name="__UnoMark__583_218043409"/><text:bookmark-start text:name="__UnoMark__688_218043409"/><text:bookmark-start text:name="__UnoMark__3844_957914829"/><text:bookmark-start text:name="__UnoMark__635_218043409"/><text:bookmark-start text:name="__UnoMark__2391_362228064"/><text:bookmark-start text:name="__UnoMark__853_218043409"/><text:bookmark-start text:name="__UnoMark__9356_957914829"/><text:bookmark-start text:name="__UnoMark__2662_362228064"/><text:bookmark-start text:name="ZOTERO_BREF_pVlWH06G3P1e"/><text:bookmark-start text:name="__UnoMark__2258_362228064"/><text:bookmark-start text:name="__UnoMark__3777_957914829"/><text:bookmark-start text:name="__UnoMark__3925_957914829"/><text:bookmark-start text:name="__UnoMark__3712_957914829"/><text:bookmark-start text:name="__UnoMark__795_218043409"/><text:bookmark-start text:name="__UnoMark__739_218043409"/><text:bookmark-start text:name="__UnoMark__912_218043409"/><text:bookmark-start text:name="__UnoMark__2527_362228064"/><text:span text:style-name="T1">(Mauro et al., 2013)</text:span><text:bookmark-end text:name="__UnoMark__2809_362228064"/><text:bookmark-end text:name="__UnoMark__583_218043409"/><text:bookmark-end text:name="__UnoMark__688_218043409"/><text:bookmark-end text:name="__UnoMark__3844_957914829"/><text:bookmark-end text:name="__UnoMark__635_218043409"/><text:bookmark-end text:name="__UnoMark__2391_362228064"/><text:bookmark-end text:name="__UnoMark__853_218043409"/><text:bookmark-end text:name="__UnoMark__9356_957914829"/><text:bookmark-end text:name="__UnoMark__2662_362228064"/><text:bookmark-end text:name="ZOTERO_BREF_pVlWH06G3P1e"/><text:bookmark-end text:name="__UnoMark__2258_362228064"/><text:bookmark-end text:name="__UnoMark__3777_957914829"/><text:bookmark-end text:name="__UnoMark__3925_957914829"/><text:bookmark-end text:name="__UnoMark__3712_957914829"/><text:bookmark-end text:name="__UnoMark__795_218043409"/><text:bookmark-end text:name="__UnoMark__739_218043409"/><text:bookmark-end text:name="__UnoMark__912_218043409"/><text:bookmark-end text:name="__UnoMark__2527_362228064"/><text:span text:style-name="T1">. Contrary to this approach, recent works demonstrate the possibility of developing models that link melt composition, structure, and properties. </text:span><text:span text:style-name="T17">Aluminosilicate m</text:span><text:span text:style-name="T1">elt structure can be described as a disrupted network of interconnected tetrahedral silica units </text:span><text:bookmark-start text:name="ZOTERO_BREF_mkPA4ocdd2HR"/><text:span text:style-name="T1">(e.g., see Mysen and Richet, 2005; Le Losq et al., 2019b for a review)</text:span><text:bookmark-end text:name="ZOTERO_BREF_mkPA4ocdd2HR"/><text:span text:style-name="T1">. Interestingly, at the glass transition, melt structure is frozen-in </text:span><text:span text:style-name="T18">and</text:span><text:span text:style-name="T1"> can </text:span><text:span text:style-name="T18">thus </text:span><text:span text:style-name="T1">be observed in glasses via the analysis of </text:span><text:span text:style-name="T19">their</text:span><text:span text:style-name="T1"> </text:span><text:span text:style-name="T65">29</text:span><text:span text:style-name="T1">Si Nuclear Magnetic Resonance or Raman spectra </text:span><text:bookmark-start text:name="__UnoMark__2810_362228064"/><text:bookmark-start text:name="__UnoMark__2392_362228064"/><text:bookmark-start text:name="__UnoMark__2663_362228064"/><text:bookmark-start text:name="__UnoMark__2528_362228064"/><text:bookmark-start text:name="__UnoMark__2259_362228064"/><text:bookmark-start text:name="ZOTERO_BREF_K0U5bP3tV8rz"/><text:span text:style-name="T1">(e.g. H. Maekawa et al., 1991; Mysen, 1995)</text:span><text:bookmark-end text:name="__UnoMark__2810_362228064"/><text:bookmark-end text:name="__UnoMark__2392_362228064"/><text:bookmark-end text:name="__UnoMark__2663_362228064"/><text:bookmark-end text:name="__UnoMark__2528_362228064"/><text:bookmark-end text:name="__UnoMark__2259_362228064"/><text:bookmark-end text:name="ZOTERO_BREF_K0U5bP3tV8rz"/><text:span text:style-name="T1">. Such knowledge allows calculating </text:span><text:span text:style-name="T20">the</text:span><text:span text:style-name="T1"> thermodynamic properties </text:span><text:span text:style-name="T20">of melts</text:span><text:span text:style-name="T1"> at the</text:span><text:span text:style-name="T20">ir</text:span><text:span text:style-name="T1"> glass transition, like </text:span><text:span text:style-name="T20">their</text:span><text:span text:style-name="T1"> configurational entropy at the glass transition temperature </text:span><text:span text:style-name="T47">T</text:span><text:span text:style-name="T70">g</text:span><text:span text:style-name="T1">, </text:span><text:span text:style-name="T47">S</text:span><text:span text:style-name="T66">conf</text:span><text:span text:style-name="T47">(T</text:span><text:span text:style-name="T70">g</text:span><text:span text:style-name="T47">)</text:span><text:span text:style-name="T1">, or </text:span><text:span text:style-name="T20">their</text:span><text:span text:style-name="T1"> configurational heat capacity </text:span><text:span text:style-name="T47">C</text:span><text:span text:style-name="T70">p</text:span><text:span text:style-name="T66">conf</text:span><text:span text:style-name="T1"> </text:span><text:bookmark-start text:name="__UnoMark__2811_362228064"/><text:bookmark-start text:name="__UnoMark__3846_957914829"/><text:bookmark-start text:name="__UnoMark__855_218043409"/><text:bookmark-start text:name="__UnoMark__2529_362228064"/><text:bookmark-start text:name="__UnoMark__637_218043409"/><text:bookmark-start text:name="__UnoMark__797_218043409"/><text:bookmark-start text:name="__UnoMark__914_218043409"/><text:bookmark-start text:name="__UnoMark__2664_362228064"/><text:bookmark-start text:name="__UnoMark__690_218043409"/><text:bookmark-start text:name="__UnoMark__2393_362228064"/><text:bookmark-start text:name="__UnoMark__741_218043409"/><text:bookmark-start text:name="__UnoMark__3714_957914829"/><text:bookmark-start text:name="ZOTERO_BREF_mhLIS2hg9KlT"/><text:bookmark-start text:name="__UnoMark__3779_957914829"/><text:bookmark-start text:name="__UnoMark__3927_957914829"/><text:bookmark-start text:name="__UnoMark__2260_362228064"/><text:bookmark-start text:name="__UnoMark__585_218043409"/><text:bookmark-start text:name="__UnoMark__9358_957914829"/><text:span text:style-name="T1">(Mysen, 1995; Le Losq and Neuville, 2017)</text:span><text:bookmark-end text:name="__UnoMark__2811_362228064"/><text:bookmark-end text:name="__UnoMark__3846_957914829"/><text:bookmark-end text:name="__UnoMark__855_218043409"/><text:bookmark-end text:name="__UnoMark__2529_362228064"/><text:bookmark-end text:name="__UnoMark__637_218043409"/><text:bookmark-end text:name="__UnoMark__797_218043409"/><text:bookmark-end text:name="__UnoMark__914_218043409"/><text:bookmark-end text:name="__UnoMark__2664_362228064"/><text:bookmark-end text:name="__UnoMark__690_218043409"/><text:bookmark-end text:name="__UnoMark__2393_362228064"/><text:bookmark-end text:name="__UnoMark__741_218043409"/><text:bookmark-end text:name="__UnoMark__3714_957914829"/><text:bookmark-end text:name="ZOTERO_BREF_mhLIS2hg9KlT"/><text:bookmark-end text:name="__UnoMark__3779_957914829"/><text:bookmark-end text:name="__UnoMark__3927_957914829"/><text:bookmark-end text:name="__UnoMark__2260_362228064"/><text:bookmark-end text:name="__UnoMark__585_218043409"/><text:bookmark-end text:name="__UnoMark__9358_957914829"/><text:span text:style-name="T1">. </text:span><text:span text:style-name="T21">It</text:span><text:span text:style-name="T1"> can then be leverage using theories like that of Adam and Gibbs </text:span><text:bookmark-start text:name="__UnoMark__2812_362228064"/><text:bookmark-start text:name="__UnoMark__691_218043409"/><text:bookmark-start text:name="__UnoMark__2665_362228064"/><text:bookmark-start text:name="__UnoMark__856_218043409"/><text:bookmark-start text:name="__UnoMark__2530_362228064"/><text:bookmark-start text:name="__UnoMark__2394_362228064"/><text:bookmark-start text:name="__UnoMark__2261_362228064"/><text:bookmark-start text:name="__UnoMark__638_218043409"/><text:bookmark-start text:name="__UnoMark__742_218043409"/><text:bookmark-start text:name="ZOTERO_BREF_izSJvpdBzWmb"/><text:bookmark-start text:name="__UnoMark__798_218043409"/><text:bookmark-start text:name="__UnoMark__586_218043409"/><text:bookmark-start text:name="__UnoMark__3928_957914829"/><text:bookmark-start text:name="__UnoMark__3780_957914829"/><text:bookmark-start text:name="__UnoMark__915_218043409"/><text:bookmark-start text:name="__UnoMark__9359_957914829"/><text:bookmark-start text:name="__UnoMark__3715_957914829"/><text:bookmark-start text:name="__UnoMark__3847_957914829"/><text:span text:style-name="T1">(1965)</text:span><text:bookmark-end text:name="__UnoMark__2812_362228064"/><text:bookmark-end text:name="__UnoMark__691_218043409"/><text:bookmark-end text:name="__UnoMark__2665_362228064"/><text:bookmark-end text:name="__UnoMark__856_218043409"/><text:bookmark-end text:name="__UnoMark__2530_362228064"/><text:bookmark-end text:name="__UnoMark__2394_362228064"/><text:bookmark-end text:name="__UnoMark__2261_362228064"/><text:bookmark-end text:name="__UnoMark__638_218043409"/><text:bookmark-end text:name="__UnoMark__742_218043409"/><text:bookmark-end text:name="ZOTERO_BREF_izSJvpdBzWmb"/><text:bookmark-end text:name="__UnoMark__798_218043409"/><text:bookmark-end text:name="__UnoMark__586_218043409"/><text:bookmark-end text:name="__UnoMark__3928_957914829"/><text:bookmark-end text:name="__UnoMark__3780_957914829"/><text:bookmark-end text:name="__UnoMark__915_218043409"/><text:bookmark-end text:name="__UnoMark__9359_957914829"/><text:bookmark-end text:name="__UnoMark__3715_957914829"/><text:bookmark-end text:name="__UnoMark__3847_957914829"/><text:span text:style-name="T1"> to calculate melt viscosity </text:span><text:span text:style-name="T22">as</text:span></text:p>
      <text:p text:style-name="P36"/>
      <text:p text:style-name="P32"><draw:frame draw:style-name="fr1" draw:name="2" text:anchor-type="as-char" svg:width="2.5882in" svg:height="0.7689in" draw:z-index="1"><draw:object-ole xlink:href="./Object 4" xlink:type="simple" xlink:show="embed" xlink:actuate="onLoad"/><draw:image xlink:href="./ObjectReplacements/Object 4" xlink:type="simple" xlink:show="embed" xlink:actuate="onLoad"/></draw:frame><text:span text:style-name="T1">,<text:tab/>(2)</text:span></text:p>
      <text:p text:style-name="P36"/>
      <text:p text:style-name="P31"><text:soft-page-break/><text:span text:style-name="T1">where </text:span><text:span text:style-name="T47">A</text:span><text:span text:style-name="T70">e</text:span><text:span text:style-name="T1"> is a pre-exponential term proportional to the viscosity at infinite temperature </text:span><text:span text:style-name="T35">(</text:span><text:span text:style-name="T35"><draw:frame draw:style-name="fr2" draw:name="Object5" text:anchor-type="as-char" svg:y="-0.152in" svg:width="1.1102in" svg:height="0.2in" draw:z-index="6"><draw:object xlink:href="./Object 7" xlink:type="simple" xlink:show="embed" xlink:actuate="onLoad"/><draw:image xlink:href="./ObjectReplacements/Object 7" xlink:type="simple" xlink:show="embed" xlink:actuate="onLoad"/><svg:desc>formula</svg:desc></draw:frame></text:span><text:span text:style-name="T35">with </text:span><text:span text:style-name="T51">x </text:span><text:span text:style-name="T58">referring</text:span><text:span text:style-name="T35"> to a given melt chemical composition)</text:span><text:span text:style-name="T1">, and </text:span><text:span text:style-name="T47">B</text:span><text:span text:style-name="T70">e</text:span><text:span text:style-name="T1"> is a constant proportional to the energy barriers </text:span><text:span text:style-name="T23">opposed </text:span><text:span text:style-name="T1">to the cooperative re-arrangement of melt structure. We must note that the Adam and Gibbs (AG) theory relies on viscous flow </text:span><text:span text:style-name="T3">occurring</text:span><text:span text:style-name="T1"> through cooperative re-arrangement of molecular subunits, and such events have been identified </text:span><text:span text:style-name="T24">for instance </text:span><text:span text:style-name="T1">via high-temperature </text:span><text:span text:style-name="T65">29</text:span><text:span text:style-name="T1">Si NMR spectroscopy </text:span><text:bookmark-start text:name="__UnoMark__2813_362228064"/><text:bookmark-start text:name="__UnoMark__916_218043409"/><text:bookmark-start text:name="ZOTERO_BREF_xmKbWSSz0s4K"/><text:bookmark-start text:name="__UnoMark__692_218043409"/><text:bookmark-start text:name="__UnoMark__639_218043409"/><text:bookmark-start text:name="__UnoMark__3929_957914829"/><text:bookmark-start text:name="__UnoMark__2395_362228064"/><text:bookmark-start text:name="__UnoMark__9360_957914829"/><text:bookmark-start text:name="__UnoMark__2666_362228064"/><text:bookmark-start text:name="__UnoMark__799_218043409"/><text:bookmark-start text:name="__UnoMark__2531_362228064"/><text:bookmark-start text:name="__UnoMark__2262_362228064"/><text:bookmark-start text:name="__UnoMark__587_218043409"/><text:bookmark-start text:name="__UnoMark__3781_957914829"/><text:bookmark-start text:name="__UnoMark__3716_957914829"/><text:bookmark-start text:name="__UnoMark__3848_957914829"/><text:bookmark-start text:name="__UnoMark__743_218043409"/><text:bookmark-start text:name="__UnoMark__857_218043409"/><text:span text:style-name="T1">(Stebbins, 1991)</text:span><text:bookmark-end text:name="__UnoMark__2813_362228064"/><text:bookmark-end text:name="__UnoMark__916_218043409"/><text:bookmark-end text:name="ZOTERO_BREF_xmKbWSSz0s4K"/><text:bookmark-end text:name="__UnoMark__692_218043409"/><text:bookmark-end text:name="__UnoMark__639_218043409"/><text:bookmark-end text:name="__UnoMark__3929_957914829"/><text:bookmark-end text:name="__UnoMark__2395_362228064"/><text:bookmark-end text:name="__UnoMark__9360_957914829"/><text:bookmark-end text:name="__UnoMark__2666_362228064"/><text:bookmark-end text:name="__UnoMark__799_218043409"/><text:bookmark-end text:name="__UnoMark__2531_362228064"/><text:bookmark-end text:name="__UnoMark__2262_362228064"/><text:bookmark-end text:name="__UnoMark__587_218043409"/><text:bookmark-end text:name="__UnoMark__3781_957914829"/><text:bookmark-end text:name="__UnoMark__3716_957914829"/><text:bookmark-end text:name="__UnoMark__3848_957914829"/><text:bookmark-end text:name="__UnoMark__743_218043409"/><text:bookmark-end text:name="__UnoMark__857_218043409"/><text:span text:style-name="T1"> or </text:span><text:span text:style-name="T25">even </text:span><text:span text:style-name="T1">direct observations </text:span><text:bookmark-start text:name="__UnoMark__2814_362228064"/><text:bookmark-start text:name="__UnoMark__640_218043409"/><text:bookmark-start text:name="__UnoMark__858_218043409"/><text:bookmark-start text:name="__UnoMark__2263_362228064"/><text:bookmark-start text:name="__UnoMark__2396_362228064"/><text:bookmark-start text:name="__UnoMark__2532_362228064"/><text:bookmark-start text:name="__UnoMark__588_218043409"/><text:bookmark-start text:name="__UnoMark__2667_362228064"/><text:bookmark-start text:name="ZOTERO_BREF_AH2ZQpfdVr5Y"/><text:bookmark-start text:name="__UnoMark__800_218043409"/><text:bookmark-start text:name="__UnoMark__693_218043409"/><text:bookmark-start text:name="__UnoMark__744_218043409"/><text:bookmark-start text:name="__UnoMark__3930_957914829"/><text:bookmark-start text:name="__UnoMark__3717_957914829"/><text:bookmark-start text:name="__UnoMark__9361_957914829"/><text:bookmark-start text:name="__UnoMark__3782_957914829"/><text:bookmark-start text:name="__UnoMark__3849_957914829"/><text:bookmark-start text:name="__UnoMark__917_218043409"/><text:span text:style-name="T1">(Huang et al., 2013)</text:span><text:bookmark-end text:name="__UnoMark__2814_362228064"/><text:bookmark-end text:name="__UnoMark__640_218043409"/><text:bookmark-end text:name="__UnoMark__858_218043409"/><text:bookmark-end text:name="__UnoMark__2263_362228064"/><text:bookmark-end text:name="__UnoMark__2396_362228064"/><text:bookmark-end text:name="__UnoMark__2532_362228064"/><text:bookmark-end text:name="__UnoMark__588_218043409"/><text:bookmark-end text:name="__UnoMark__2667_362228064"/><text:bookmark-end text:name="ZOTERO_BREF_AH2ZQpfdVr5Y"/><text:bookmark-end text:name="__UnoMark__800_218043409"/><text:bookmark-end text:name="__UnoMark__693_218043409"/><text:bookmark-end text:name="__UnoMark__744_218043409"/><text:bookmark-end text:name="__UnoMark__3930_957914829"/><text:bookmark-end text:name="__UnoMark__3717_957914829"/><text:bookmark-end text:name="__UnoMark__9361_957914829"/><text:bookmark-end text:name="__UnoMark__3782_957914829"/><text:bookmark-end text:name="__UnoMark__3849_957914829"/><text:bookmark-end text:name="__UnoMark__917_218043409"/><text:span text:style-name="T1">.</text:span></text:p>
      <text:p text:style-name="P36"/>
      <text:p text:style-name="Preformatted_20_Text"><text:span text:style-name="T1">Using this theory, </text:span><text:span text:style-name="T26">Le Losq and Neuville</text:span><text:span text:style-name="T1"> </text:span><text:bookmark-start text:name="__UnoMark__2815_362228064"/><text:bookmark-start text:name="__UnoMark__679_218043409"/><text:bookmark-start text:name="__UnoMark__9362_957914829"/><text:bookmark-start text:name="__UnoMark__2264_362228064"/><text:bookmark-start text:name="__UnoMark__2397_362228064"/><text:bookmark-start text:name="__UnoMark__2533_362228064"/><text:bookmark-start text:name="__UnoMark__801_218043409"/><text:bookmark-start text:name="__UnoMark__2668_362228064"/><text:bookmark-start text:name="__UnoMark__3783_957914829"/><text:bookmark-start text:name="__UnoMark__625_218043409"/><text:bookmark-start text:name="__UnoMark__918_218043409"/><text:bookmark-start text:name="__UnoMark__745_218043409"/><text:bookmark-start text:name="__UnoMark__3850_957914829"/><text:bookmark-start text:name="__UnoMark__3931_957914829"/><text:bookmark-start text:name="__UnoMark__859_218043409"/><text:bookmark-start text:name="__UnoMark__3718_957914829"/><text:bookmark-start text:name="__UnoMark__575_218043409"/><text:bookmark-start text:name="ZOTERO_BREF_GBuJbHVOKHch"/><text:span text:style-name="T1">(2017)</text:span><text:bookmark-end text:name="__UnoMark__2815_362228064"/><text:bookmark-end text:name="__UnoMark__679_218043409"/><text:bookmark-end text:name="__UnoMark__9362_957914829"/><text:bookmark-end text:name="__UnoMark__2264_362228064"/><text:bookmark-end text:name="__UnoMark__2397_362228064"/><text:bookmark-end text:name="__UnoMark__2533_362228064"/><text:bookmark-end text:name="__UnoMark__801_218043409"/><text:bookmark-end text:name="__UnoMark__2668_362228064"/><text:bookmark-end text:name="__UnoMark__3783_957914829"/><text:bookmark-end text:name="__UnoMark__625_218043409"/><text:bookmark-end text:name="__UnoMark__918_218043409"/><text:bookmark-end text:name="__UnoMark__745_218043409"/><text:bookmark-end text:name="__UnoMark__3850_957914829"/><text:bookmark-end text:name="__UnoMark__3931_957914829"/><text:bookmark-end text:name="__UnoMark__859_218043409"/><text:bookmark-end text:name="__UnoMark__3718_957914829"/><text:bookmark-end text:name="__UnoMark__575_218043409"/><text:bookmark-end text:name="ZOTERO_BREF_GBuJbHVOKHch"/><text:span text:style-name="T1"> proposed a model expressing S</text:span><text:span text:style-name="T65">conf</text:span><text:span text:style-name="T1">(T</text:span><text:span text:style-name="T68">g</text:span><text:span text:style-name="T1">) and </text:span><text:span text:style-name="T47">B</text:span><text:span text:style-name="T70">e</text:span><text:span text:style-name="T1"> via the knowledge of glass structure. </text:span><text:span text:style-name="T27">This model</text:span><text:span text:style-name="T1"> allows predicting </text:span><text:span text:style-name="T47">η</text:span><text:span text:style-name="T1"> </text:span><text:span text:style-name="T28">for melts </text:span><text:span text:style-name="T1">in </text:span><text:span text:style-name="T28">the ternary </text:span><text:span text:style-name="T1">Na</text:span><text:span text:style-name="T68">2</text:span><text:span text:style-name="T1">O-K</text:span><text:span text:style-name="T68">2</text:span><text:span text:style-name="T1">O-SiO</text:span><text:span text:style-name="T68">2</text:span><text:span text:style-name="T1"> </text:span><text:span text:style-name="T28">system</text:span><text:span text:style-name="T1"> with an unrivaled precision of 0.18 log Pa · s. However, extension to aluminosilicate compositions, representative of most natural and industrial glasses, encounters several major difficulties. </text:span><text:span text:style-name="T65">29</text:span><text:span text:style-name="T1">Si NMR spectroscopy becomes blind in aluminosilicate glasses due to Si-Al interactions resulting in significant signal broadening; signal interpretation relies on various hypothesis and back-end model of melt structure </text:span><text:bookmark-start text:name="__UnoMark__2816_362228064"/><text:bookmark-start text:name="__UnoMark__2669_362228064"/><text:bookmark-start text:name="__UnoMark__682_218043409"/><text:bookmark-start text:name="__UnoMark__2534_362228064"/><text:bookmark-start text:name="__UnoMark__626_218043409"/><text:bookmark-start text:name="__UnoMark__2398_362228064"/><text:bookmark-start text:name="__UnoMark__2265_362228064"/><text:bookmark-start text:name="__UnoMark__3932_957914829"/><text:bookmark-start text:name="__UnoMark__919_218043409"/><text:bookmark-start text:name="__UnoMark__577_218043409"/><text:bookmark-start text:name="__UnoMark__3719_957914829"/><text:bookmark-start text:name="__UnoMark__3851_957914829"/><text:bookmark-start text:name="__UnoMark__746_218043409"/><text:bookmark-start text:name="__UnoMark__9363_957914829"/><text:bookmark-start text:name="__UnoMark__860_218043409"/><text:bookmark-start text:name="__UnoMark__3784_957914829"/><text:bookmark-start text:name="ZOTERO_BREF_gdIAlDcv3aEw"/><text:bookmark-start text:name="__UnoMark__802_218043409"/><text:span text:style-name="T1">(e.g. Mysen et al., 2003)</text:span><text:bookmark-end text:name="__UnoMark__2816_362228064"/><text:bookmark-end text:name="__UnoMark__2669_362228064"/><text:bookmark-end text:name="__UnoMark__682_218043409"/><text:bookmark-end text:name="__UnoMark__2534_362228064"/><text:bookmark-end text:name="__UnoMark__626_218043409"/><text:bookmark-end text:name="__UnoMark__2398_362228064"/><text:bookmark-end text:name="__UnoMark__2265_362228064"/><text:bookmark-end text:name="__UnoMark__3932_957914829"/><text:bookmark-end text:name="__UnoMark__919_218043409"/><text:bookmark-end text:name="__UnoMark__577_218043409"/><text:bookmark-end text:name="__UnoMark__3719_957914829"/><text:bookmark-end text:name="__UnoMark__3851_957914829"/><text:bookmark-end text:name="__UnoMark__746_218043409"/><text:bookmark-end text:name="__UnoMark__9363_957914829"/><text:bookmark-end text:name="__UnoMark__860_218043409"/><text:bookmark-end text:name="__UnoMark__3784_957914829"/><text:bookmark-end text:name="ZOTERO_BREF_gdIAlDcv3aEw"/><text:bookmark-end text:name="__UnoMark__802_218043409"/><text:span text:style-name="T77">.</text:span><text:span text:style-name="T1"> Raman spectroscopy does not solve this problem as it cannot be calibrated against reliable NMR data to distinguish the molecular subunits in the glasses. Furthermore, the aluminium content of the melt also affect</text:span><text:span text:style-name="T29">s</text:span><text:span text:style-name="T1"> interactions between, and the environment of the metal cations, as well as Al-Si ordering or Al coordinance </text:span><text:bookmark text:name="__UnoMark__624_218043409"/><text:bookmark text:name="__UnoMark__727_218043409"/><text:bookmark-start text:name="__UnoMark__2817_362228064"/><text:bookmark-start text:name="__UnoMark__680_218043409"/><text:bookmark-start text:name="__UnoMark__2670_362228064"/><text:bookmark-start text:name="ZOTERO_BREF_rteAnT0P3tX9"/><text:bookmark-start text:name="__UnoMark__2535_362228064"/><text:bookmark-start text:name="__UnoMark__2399_362228064"/><text:bookmark-start text:name="__UnoMark__627_218043409"/><text:bookmark-start text:name="__UnoMark__747_218043409"/><text:bookmark-start text:name="__UnoMark__803_218043409"/><text:bookmark-start text:name="__UnoMark__3785_957914829"/><text:bookmark-start text:name="__UnoMark__3933_957914829"/><text:bookmark-start text:name="__UnoMark__920_218043409"/><text:bookmark-start text:name="__UnoMark__3720_957914829"/><text:bookmark-start text:name="__UnoMark__576_218043409"/><text:bookmark-start text:name="__UnoMark__3852_957914829"/><text:bookmark-start text:name="__UnoMark__861_218043409"/><text:bookmark-start text:name="__UnoMark__2266_362228064"/><text:bookmark-start text:name="__UnoMark__9364_957914829"/><text:span text:style-name="T1">(Mysen et al., 2003; Neuville et al., 2006; Le Losq et al., 2014; Lee et al., 2016, p. 201; Le Losq and Neuville, 2017; Le Losq et al., 2017)</text:span><text:bookmark-end text:name="__UnoMark__2817_362228064"/><text:bookmark-end text:name="__UnoMark__680_218043409"/><text:bookmark-end text:name="__UnoMark__2670_362228064"/><text:bookmark-end text:name="ZOTERO_BREF_rteAnT0P3tX9"/><text:bookmark-end text:name="__UnoMark__2535_362228064"/><text:bookmark-end text:name="__UnoMark__2399_362228064"/><text:bookmark-end text:name="__UnoMark__627_218043409"/><text:bookmark-end text:name="__UnoMark__747_218043409"/><text:bookmark-end text:name="__UnoMark__803_218043409"/><text:bookmark-end text:name="__UnoMark__3785_957914829"/><text:bookmark-end text:name="__UnoMark__3933_957914829"/><text:bookmark-end text:name="__UnoMark__920_218043409"/><text:bookmark-end text:name="__UnoMark__3720_957914829"/><text:bookmark-end text:name="__UnoMark__576_218043409"/><text:bookmark-end text:name="__UnoMark__3852_957914829"/><text:bookmark-end text:name="__UnoMark__861_218043409"/><text:bookmark-end text:name="__UnoMark__2266_362228064"/><text:bookmark-end text:name="__UnoMark__9364_957914829"/><text:bookmark text:name="__UnoMark__731_218043409"/><text:span text:style-name="T1">. Such problems severely affect our abilities to construct models in presence of aluminum, and question the theoretical viability of proposed models based on unfiltered </text:span><text:span text:style-name="T31">viscosity </text:span><text:span text:style-name="T1">data </text:span><text:span text:style-name="T30">of very variable quality</text:span><text:span text:style-name="T1"> </text:span><text:bookmark text:name="__UnoMark__674_218043409"/><text:span text:style-name="T31">like that of </text:span><text:span text:style-name="T32">Starodub et al. </text:span><text:bookmark-start text:name="__UnoMark__2818_362228064"/><text:bookmark-start text:name="__UnoMark__629_218043409"/><text:bookmark-start text:name="__UnoMark__2671_362228064"/><text:bookmark-start text:name="__UnoMark__2536_362228064"/><text:bookmark-start text:name="__UnoMark__2400_362228064"/><text:bookmark-start text:name="__UnoMark__2267_362228064"/><text:bookmark-start text:name="__UnoMark__748_218043409"/><text:bookmark-start text:name="__UnoMark__862_218043409"/><text:bookmark-start text:name="__UnoMark__3721_957914829"/><text:bookmark-start text:name="__UnoMark__804_218043409"/><text:bookmark-start text:name="__UnoMark__3934_957914829"/><text:bookmark-start text:name="__UnoMark__9365_957914829"/><text:bookmark-start text:name="__UnoMark__921_218043409"/><text:bookmark-start text:name="__UnoMark__3786_957914829"/><text:bookmark-start text:name="__UnoMark__681_218043409"/><text:bookmark-start text:name="__UnoMark__3853_957914829"/><text:bookmark text:name="__UnoMark__678_218043409"/><text:bookmark-start text:name="ZOTERO_BREF_8mBGVCYcFqmE"/><text:span text:style-name="T32">(2019)</text:span><text:bookmark-end text:name="__UnoMark__2818_362228064"/><text:bookmark-end text:name="__UnoMark__629_218043409"/><text:bookmark-end text:name="__UnoMark__2671_362228064"/><text:bookmark-end text:name="__UnoMark__2536_362228064"/><text:bookmark-end text:name="__UnoMark__2400_362228064"/><text:bookmark-end text:name="__UnoMark__2267_362228064"/><text:bookmark-end text:name="__UnoMark__748_218043409"/><text:bookmark-end text:name="__UnoMark__862_218043409"/><text:bookmark-end text:name="__UnoMark__3721_957914829"/><text:bookmark-end text:name="__UnoMark__804_218043409"/><text:bookmark-end text:name="__UnoMark__3934_957914829"/><text:bookmark-end text:name="__UnoMark__9365_957914829"/><text:bookmark-end text:name="__UnoMark__921_218043409"/><text:bookmark-end text:name="__UnoMark__3786_957914829"/><text:bookmark-end text:name="__UnoMark__681_218043409"/><text:bookmark-end text:name="__UnoMark__3853_957914829"/><text:bookmark-end text:name="ZOTERO_BREF_8mBGVCYcFqmE"/><text:span text:style-name="T1">.</text:span></text:p>
      <text:p text:style-name="P36"/>
      <text:p text:style-name="Preformatted_20_Text"><text:span text:style-name="T1">Aside such problems, one must also notice that, while eq. (2) is proposed as a plausible model for silicate melt viscosity, other theories or modification of the Adam-Gibbs theory exist. For instance, eq. (2) has been modified by Mauro et al. </text:span><text:bookmark-start text:name="__UnoMark__2268_362228064"/><text:bookmark-start text:name="ZOTERO_BREF_oWtkYWf6ZRxK231kL87vE"/><text:bookmark-start text:name="__UnoMark__2672_362228064"/><text:bookmark-start text:name="__UnoMark__2819_362228064"/><text:bookmark-start text:name="__UnoMark__2537_362228064"/><text:bookmark-start text:name="__UnoMark__2401_362228064"/><text:span text:style-name="T1">(2009)</text:span><text:bookmark-end text:name="__UnoMark__2268_362228064"/><text:bookmark-end text:name="ZOTERO_BREF_oWtkYWf6ZRxK231kL87vE"/><text:bookmark-end text:name="__UnoMark__2672_362228064"/><text:bookmark-end text:name="__UnoMark__2819_362228064"/><text:bookmark-end text:name="__UnoMark__2537_362228064"/><text:bookmark-end text:name="__UnoMark__2401_362228064"/><text:span text:style-name="T1"> to propose the MYEGA equation, which can be used to predict </text:span><text:span text:style-name="T6">the </text:span><text:span text:style-name="T1">viscosity </text:span><text:span text:style-name="T6">of a melt of composition </text:span><text:span text:style-name="T48">x</text:span><text:span text:style-name="T6"> at temperature </text:span><text:span text:style-name="T48">T</text:span><text:span text:style-name="T6"> </text:span><text:span text:style-name="T1">only from </text:span><text:span text:style-name="T33">the knowledge of melt</text:span><text:span text:style-name="T1"> fragility </text:span><text:span text:style-name="T46">m</text:span><text:span text:style-name="T1"> </text:span><text:bookmark-start text:name="ZOTERO_BREF_8UaEeQLgEDPk"/><text:span text:style-name="T1">(Angell, 1991)</text:span><text:bookmark-end text:name="ZOTERO_BREF_8UaEeQLgEDPk"/><text:span text:style-name="T1"> and </text:span><text:span text:style-name="T46">T</text:span><text:span text:style-name="T69">g</text:span><text:span text:style-name="T75"> </text:span><text:span text:style-name="T76">via</text:span></text:p>
      <text:p text:style-name="Preformatted_20_Text"><text:span text:style-name="T76"/></text:p>
      <text:p text:style-name="P33"><text:span text:style-name="T44"><draw:frame draw:style-name="fr2" draw:name="Object1" text:anchor-type="as-char" svg:y="-0.152in" svg:width="2.7307in" svg:height="0.2134in" draw:z-index="2"><draw:object xlink:href="./Object 1" xlink:type="simple" xlink:show="embed" xlink:actuate="onLoad"/><draw:image xlink:href="./ObjectReplacements/Object 1" xlink:type="simple" xlink:show="embed" xlink:actuate="onLoad"/></draw:frame></text:span><text:span text:style-name="T44">.</text:span><text:span text:style-name="T1"><text:tab/>(3)</text:span></text:p>
      <text:p text:style-name="P33"><text:span text:style-name="T1"/></text:p>
      <text:p text:style-name="P31"><text:span text:style-name="T1">This equation is in some way similar to that proposed by Avramov and Milchev </text:span><text:bookmark-start text:name="__UnoMark__2820_362228064"/><text:bookmark-start text:name="__UnoMark__2538_362228064"/><text:bookmark-start text:name="__UnoMark__2402_362228064"/><text:bookmark-start text:name="__UnoMark__2673_362228064"/><text:bookmark-start text:name="__UnoMark__2269_362228064"/><text:bookmark-start text:name="ZOTERO_BREF_pqpe49OQInxFjV8f8uILk"/><text:span text:style-name="T1">(1988)</text:span><text:bookmark-end text:name="__UnoMark__2820_362228064"/><text:bookmark-end text:name="__UnoMark__2538_362228064"/><text:bookmark-end text:name="__UnoMark__2402_362228064"/><text:bookmark-end text:name="__UnoMark__2673_362228064"/><text:bookmark-end text:name="__UnoMark__2269_362228064"/><text:bookmark-end text:name="ZOTERO_BREF_pqpe49OQInxFjV8f8uILk"/><text:span text:style-name="T1">, which also </text:span><text:span text:style-name="T34">allows </text:span><text:span text:style-name="T1">predict</text:span><text:span text:style-name="T34">ion of</text:span><text:span text:style-name="T1"> </text:span><text:span text:style-name="T7">the </text:span><text:span text:style-name="T1">viscosity </text:span><text:span text:style-name="T7">of a melt</text:span><text:span text:style-name="T1"> from </text:span><text:span text:style-name="T7">its</text:span><text:span text:style-name="T1"> fragility </text:span><text:span text:style-name="T34">and </text:span><text:span text:style-name="T50">T</text:span><text:span text:style-name="T72">g</text:span><text:span text:style-name="T34"> via</text:span></text:p>
      <text:p text:style-name="P31"><text:span text:style-name="T34"/></text:p>
      <text:p text:style-name="P33"><text:soft-page-break/><text:span text:style-name="T44"><draw:frame draw:style-name="fr2" draw:name="Object2" text:anchor-type="as-char" svg:y="-0.1772in" svg:width="3.1193in" svg:height="0.2374in" draw:z-index="3"><draw:object xlink:href="./Object 3" xlink:type="simple" xlink:show="embed" xlink:actuate="onLoad"/><draw:image xlink:href="./ObjectReplacements/Object 3" xlink:type="simple" xlink:show="embed" xlink:actuate="onLoad"/><svg:desc>formula</svg:desc></draw:frame></text:span><text:span text:style-name="T44">,</text:span><text:span text:style-name="T1"> <text:tab/>(4)</text:span></text:p>
      <text:p text:style-name="P33"><text:span text:style-name="T1"/></text:p>
      <text:p text:style-name="Preformatted_20_Text"><text:span text:style-name="T8">with </text:span><text:span text:style-name="T49">A</text:span><text:span text:style-name="T71">AM</text:span><text:span text:style-name="T8"> the value </text:span><text:span text:style-name="T8"><draw:frame draw:style-name="fr2" draw:name="Object3" text:anchor-type="as-char" svg:y="-0.152in" svg:width="1.1102in" svg:height="0.2in" draw:z-index="4"><draw:object xlink:href="./Object 5" xlink:type="simple" xlink:show="embed" xlink:actuate="onLoad"/><draw:image xlink:href="./ObjectReplacements/Object 5" xlink:type="simple" xlink:show="embed" xlink:actuate="onLoad"/></draw:frame></text:span><text:span text:style-name="T8">for eq. 4, which might be </text:span><text:span text:style-name="T36">slightly</text:span><text:span text:style-name="T8"> different from </text:span><text:span text:style-name="T49">A</text:span><text:span text:style-name="T71">e</text:span><text:span text:style-name="T8">. </text:span><text:span text:style-name="T1">Eq. (4) has different theoretical grounds compared to eq. (2), </text:span><text:span text:style-name="T37">which discussion lies outside the </text:span><text:span text:style-name="T38">scope</text:span><text:span text:style-name="T37"> of the present contribution such that readers are referred to Zheng and Mauro </text:span><text:bookmark-start text:name="ZOTERO_BREF_ixfvn0f1Ux8R"/><text:span text:style-name="T37">(2016)</text:span><text:bookmark-end text:name="ZOTERO_BREF_ixfvn0f1Ux8R"/><text:span text:style-name="T37"> for </text:span><text:span text:style-name="T38">instance for further </text:span><text:span text:style-name="T37">details</text:span><text:span text:style-name="T1">. Arguments exist to support different equations and theories for different liquids </text:span><text:span text:style-name="T39">and/</text:span><text:span text:style-name="T1">or temperature range</text:span><text:span text:style-name="T39">s</text:span><text:span text:style-name="T1"> </text:span><text:bookmark-start text:name="__UnoMark__2821_362228064"/><text:bookmark-start text:name="__UnoMark__2270_362228064"/><text:bookmark-start text:name="__UnoMark__2403_362228064"/><text:bookmark-start text:name="__UnoMark__2674_362228064"/><text:bookmark-start text:name="__UnoMark__2539_362228064"/><text:bookmark-start text:name="ZOTERO_BREF_cmCRIfxOu5nOTz5MNNrDN"/><text:span text:style-name="T1">(e.g., see discussions in Bottinga et al., 1995; Bottinga and Richet, 1996)</text:span><text:bookmark-end text:name="__UnoMark__2821_362228064"/><text:bookmark-end text:name="__UnoMark__2270_362228064"/><text:bookmark-end text:name="__UnoMark__2403_362228064"/><text:bookmark-end text:name="__UnoMark__2674_362228064"/><text:bookmark-end text:name="__UnoMark__2539_362228064"/><text:bookmark-end text:name="ZOTERO_BREF_cmCRIfxOu5nOTz5MNNrDN"/><text:span text:style-name="T1">. However, and despite the </text:span><text:span text:style-name="T4">fact that the </text:span><text:span text:style-name="T1">Adam-Gibbs approach is usually the one recommended for silicate melts, we must consider that there is no </text:span><text:span text:style-name="T9">widely accepted</text:span><text:span text:style-name="T1"> consensus behind one or the other theories/</text:span><text:span text:style-name="T39">equations</text:span><text:span text:style-name="T1">. With this in mind, any </text:span><text:span text:style-name="T5">modeling</text:span><text:span text:style-name="T1"> using a particular theory makes already a strong leap of faith toward a particular view of silicate melts, and more generally liquids. Trans-theoretical </text:span><text:span text:style-name="T9">modeling</text:span><text:span text:style-name="T1"> may be a way to solve such problem, </text:span><text:span text:style-name="T40">as it will allow unbiased comparison of different theories and equations,</text:span><text:span text:style-name="T1"> but traditionally </text:span><text:span text:style-name="T9">such approach </text:span><text:span text:style-name="T1">has been impossible to implement </text:span><text:span text:style-name="T10">in</text:span><text:span text:style-name="T1"> a single, unique </text:span><text:span text:style-name="T10">and user-independent framework</text:span><text:span text:style-name="T1">. </text:span></text:p>
      <text:p text:style-name="P36"/>
      <text:p text:style-name="P74">We address such issues in this study, presenting a model where a core neural network is used to predict (i) the viscosity <text:span text:style-name="T232">of alkali aluminosilicate melts</text:span> via different theories, as well as (ii) the density, (iii) <text:span text:style-name="T232">the </text:span>glass transition temperature, (iv) <text:span text:style-name="T232">the </text:span>fragility, and (v) <text:span text:style-name="T232">the </text:span>Raman spectra <text:span text:style-name="T232">of the alkali aluminosilicate glasses in the quaternary K</text:span><text:span text:style-name="T169">2</text:span><text:span text:style-name="T232">O-Na</text:span><text:span text:style-name="T169">2</text:span><text:span text:style-name="T232">O-Al</text:span><text:span text:style-name="T169">2</text:span><text:span text:style-name="T232">O</text:span><text:span text:style-name="T170">3</text:span><text:span text:style-name="T232">-SiO</text:span><text:span text:style-name="T169">2</text:span><text:span text:style-name="T232"> system</text:span>. The network was trained via multitask learning, employing early-stopping as well dropout to promote <text:span text:style-name="T233">generalization</text:span> while training on a relatively restrained dataset (1753 samples, <text:span text:style-name="T227">167</text:span> compositions). Results demonstrate the viability of this approach, which offers a new tool for systematic and quantitative exploration of the links between material chemistry, structure and properties.</text:p>
      <text:p text:style-name="P36"/>
      <text:p text:style-name="P31"><text:span text:style-name="T45">2. Material and methods</text:span></text:p>
      <text:p text:style-name="P36"/>
      <text:p text:style-name="P75">2.1 Data compilation</text:p>
      <text:p text:style-name="P36"/>
      <text:p text:style-name="P31"><text:span text:style-name="T1">Existing data regarding the density and viscosity of alkali aluminosilicate glasses were selected by hand via a review of the existing literature. Cross-verification of the accuracy of viscosity data from different authors was checked on compositions </text:span><text:span text:style-name="T41">like</text:span><text:span text:style-name="T1"> sodium trisilicate, albite and jadeite. Publications presenting deviations higher than 0.1 log Pa · s on such compositions were entirely discarded. Silica viscosity data </text:span><text:soft-page-break/><text:span text:style-name="T1">were selected following the recommendation of Doremus </text:span><text:bookmark text:name="__UnoMark__788_218043409"/><text:bookmark text:name="__UnoMark__840_218043409"/><text:bookmark-start text:name="__UnoMark__2822_362228064"/><text:bookmark-start text:name="__UnoMark__733_218043409"/><text:bookmark-start text:name="__UnoMark__2675_362228064"/><text:bookmark-start text:name="__UnoMark__2540_362228064"/><text:bookmark-start text:name="__UnoMark__2404_362228064"/><text:bookmark-start text:name="__UnoMark__2271_362228064"/><text:bookmark-start text:name="__UnoMark__3935_957914829"/><text:bookmark-start text:name="__UnoMark__922_218043409"/><text:bookmark-start text:name="__UnoMark__3787_957914829"/><text:bookmark-start text:name="__UnoMark__9366_957914829"/><text:bookmark-start text:name="ZOTERO_BREF_Wv2GIW4M0Ucq"/><text:bookmark-start text:name="__UnoMark__3722_957914829"/><text:bookmark-start text:name="__UnoMark__3854_957914829"/><text:bookmark-start text:name="__UnoMark__863_218043409"/><text:bookmark-start text:name="__UnoMark__789_218043409"/><text:span text:style-name="T1">(2002)</text:span><text:bookmark-end text:name="__UnoMark__2822_362228064"/><text:bookmark-end text:name="__UnoMark__733_218043409"/><text:bookmark-end text:name="__UnoMark__2675_362228064"/><text:bookmark-end text:name="__UnoMark__2540_362228064"/><text:bookmark-end text:name="__UnoMark__2404_362228064"/><text:bookmark-end text:name="__UnoMark__2271_362228064"/><text:bookmark-end text:name="__UnoMark__3935_957914829"/><text:bookmark-end text:name="__UnoMark__922_218043409"/><text:bookmark-end text:name="__UnoMark__3787_957914829"/><text:bookmark-end text:name="__UnoMark__9366_957914829"/><text:bookmark-end text:name="ZOTERO_BREF_Wv2GIW4M0Ucq"/><text:bookmark-end text:name="__UnoMark__3722_957914829"/><text:bookmark-end text:name="__UnoMark__3854_957914829"/><text:bookmark-end text:name="__UnoMark__863_218043409"/><text:bookmark-end text:name="__UnoMark__789_218043409"/><text:bookmark text:name="__UnoMark__844_218043409"/><text:span text:style-name="T77">. </text:span><text:span text:style-name="T78">All selected data are made available in </text:span><text:span text:style-name="T79">s</text:span><text:span text:style-name="T78">upplementary </text:span><text:span text:style-name="T79">m</text:span><text:span text:style-name="T78">aterials.</text:span></text:p>
      <text:p text:style-name="P36"/>
      <text:p text:style-name="P75">2.2 Sample synthesis and new measurements</text:p>
      <text:p text:style-name="P36"/>
      <text:p text:style-name="P31"><text:span text:style-name="T1">New glass samples were synthesized at IPGP in Paris from reagent-grade K</text:span><text:span text:style-name="T68">2</text:span><text:span text:style-name="T1">CO</text:span><text:span text:style-name="T68">3</text:span><text:span text:style-name="T1">, Na</text:span><text:span text:style-name="T68">2</text:span><text:span text:style-name="T1">CO</text:span><text:span text:style-name="T68">3</text:span><text:span text:style-name="T1"> and SiO</text:span><text:span text:style-name="T68">2</text:span><text:span text:style-name="T1"> dried oxide powders to complete the dataset following the protocol described in <text:s/></text:span><text:bookmark text:name="__UnoMark__960_218043409"/><text:bookmark-start text:name="__UnoMark__2823_362228064"/><text:bookmark-start text:name="ZOTERO_BREF_6zd6zeE3TQOF"/><text:bookmark-start text:name="__UnoMark__2676_362228064"/><text:bookmark-start text:name="__UnoMark__906_218043409"/><text:bookmark-start text:name="__UnoMark__2541_362228064"/><text:bookmark-start text:name="__UnoMark__2405_362228064"/><text:bookmark-start text:name="__UnoMark__2272_362228064"/><text:bookmark-start text:name="__UnoMark__3855_957914829"/><text:bookmark-start text:name="__UnoMark__3788_957914829"/><text:bookmark-start text:name="__UnoMark__3723_957914829"/><text:bookmark-start text:name="__UnoMark__3936_957914829"/><text:bookmark-start text:name="__UnoMark__9367_957914829"/><text:bookmark-start text:name="__UnoMark__847_218043409"/><text:span text:style-name="T1">(Le Losq et al., 2014; Le Losq and Neuville, 2017; Le Losq et al., 2017)</text:span><text:bookmark-end text:name="__UnoMark__2823_362228064"/><text:bookmark-end text:name="ZOTERO_BREF_6zd6zeE3TQOF"/><text:bookmark-end text:name="__UnoMark__2676_362228064"/><text:bookmark-end text:name="__UnoMark__906_218043409"/><text:bookmark-end text:name="__UnoMark__2541_362228064"/><text:bookmark-end text:name="__UnoMark__2405_362228064"/><text:bookmark-end text:name="__UnoMark__2272_362228064"/><text:bookmark-end text:name="__UnoMark__3855_957914829"/><text:bookmark-end text:name="__UnoMark__3788_957914829"/><text:bookmark-end text:name="__UnoMark__3723_957914829"/><text:bookmark-end text:name="__UnoMark__3936_957914829"/><text:bookmark-end text:name="__UnoMark__9367_957914829"/><text:bookmark-end text:name="__UnoMark__847_218043409"/><text:bookmark text:name="__UnoMark__964_218043409"/><text:span text:style-name="T1">. Viscosity and density measurements follow the protocol described in those articles, such that the reader is refereed to those publications for further information. </text:span><text:span text:style-name="T52">Chemical compositions have been measured using a Cameca SX50 electron microprobe (Table 1), with a 30 nA current, U = 30 kV, and 5 s</text:span><text:span text:style-name="T53">econds</text:span><text:span text:style-name="T52"> of counting. The values reported in Table 1 are the statistical mean of 10-20 individual measurements. </text:span><text:span text:style-name="T54">Viscosity measurement </text:span><text:span text:style-name="T56">values</text:span><text:span text:style-name="T54"> </text:span><text:span text:style-name="T57">for</text:span><text:span text:style-name="T55"> glasses reported in Table 1</text:span><text:span text:style-name="T54"> are </text:span><text:span text:style-name="T55">provided</text:span><text:span text:style-name="T54"> in Table 2.</text:span></text:p>
      <text:p text:style-name="P37"/>
      <text:p text:style-name="P76">2.3 Raman spectroscopy</text:p>
      <text:p text:style-name="P37"/>
      <text:p text:style-name="P7"><text:span text:style-name="T59">Raman spectra of silicate and aluminosilicate glasses acquired at IPGP in Paris were recorded using a T64000 Jobin-Yvon</text:span><text:span text:style-name="T67">®</text:span><text:span text:style-name="T59"> Raman spectrometer equipped with a confocal system, a 1024 charge-couple detector (CCD) cooled by liquid nitrogen and an Olympus</text:span><text:span text:style-name="T67">®</text:span><text:span text:style-name="T59"> microscope. The optimal spatial resolution allowed by the confocal system is 1-2 μm</text:span><text:span text:style-name="T67">2</text:span><text:span text:style-name="T59"> with a x100 Olympus</text:span><text:span text:style-name="T67">®</text:span><text:span text:style-name="T59"> objective, and the spectral resolution is 0.7 cm</text:span><text:span text:style-name="T67">-1</text:span><text:span text:style-name="T59">. A Coherent</text:span><text:span text:style-name="T67">®</text:span><text:span text:style-name="T59"> laser 70-C5 Ar</text:span><text:span text:style-name="T67">+</text:span><text:span text:style-name="T59">, having a wavelength of 488.1 or 514.532 nm, has been used as the excitation line. </text:span><text:span text:style-name="JR"><text:span text:style-name="T59">Unpolarized Raman spectra were acquired </text:span></text:span><text:span text:style-name="T59">between 20 and 1500 cm</text:span><text:span text:style-name="T67">-1</text:span><text:span text:style-name="T59"> on pieces of glass from the starting materials that were excited with a laser power of 100 to 150 mW on the sample. </text:span></text:p>
      <text:p text:style-name="P16"/>
      <text:p text:style-name="P7"><text:span text:style-name="T59">Further Raman spectra acquired at the Geophysical Laboratory on glasses along the K</text:span><text:span text:style-name="T73">2</text:span><text:span text:style-name="T59">Si</text:span><text:span text:style-name="T73">4</text:span><text:span text:style-name="T59">O</text:span><text:span text:style-name="T73">9</text:span><text:span text:style-name="T59">-K</text:span><text:span text:style-name="T73">2</text:span><text:span text:style-name="T59">(KAl)</text:span><text:span text:style-name="T73">4</text:span><text:span text:style-name="T59">O</text:span><text:span text:style-name="T73">9</text:span><text:span text:style-name="T59"> and K</text:span><text:span text:style-name="T73">2</text:span><text:span text:style-name="T59">Si</text:span><text:span text:style-name="T73">4</text:span><text:span text:style-name="T59">O</text:span><text:span text:style-name="T73">9</text:span><text:span text:style-name="T59">-K</text:span><text:span text:style-name="T73">2</text:span><text:span text:style-name="T59">(KAl)</text:span><text:span text:style-name="T73">4</text:span><text:span text:style-name="T59">O</text:span><text:span text:style-name="T73">9</text:span><text:span text:style-name="T59"> joins </text:span><text:bookmark-start text:name="__UnoMark__2824_362228064"/><text:bookmark-start text:name="__UnoMark__2406_362228064"/><text:bookmark-start text:name="__UnoMark__2677_362228064"/><text:bookmark-start text:name="__UnoMark__3856_957914829"/><text:bookmark-start text:name="ZOTERO_BREF_WceR0bhFTsI4"/><text:bookmark-start text:name="__UnoMark__2542_362228064"/><text:bookmark-start text:name="__UnoMark__3789_957914829"/><text:bookmark-start text:name="__UnoMark__3937_957914829"/><text:bookmark-start text:name="__UnoMark__9368_957914829"/><text:bookmark-start text:name="__UnoMark__3724_957914829"/><text:bookmark-start text:name="__UnoMark__2273_362228064"/><text:span text:style-name="T59">(Mysen, 1996, 1999)</text:span><text:bookmark-end text:name="__UnoMark__2824_362228064"/><text:bookmark-end text:name="__UnoMark__2406_362228064"/><text:bookmark-end text:name="__UnoMark__2677_362228064"/><text:bookmark-end text:name="__UnoMark__3856_957914829"/><text:bookmark-end text:name="ZOTERO_BREF_WceR0bhFTsI4"/><text:bookmark-end text:name="__UnoMark__2542_362228064"/><text:bookmark-end text:name="__UnoMark__3789_957914829"/><text:bookmark-end text:name="__UnoMark__3937_957914829"/><text:bookmark-end text:name="__UnoMark__9368_957914829"/><text:bookmark-end text:name="__UnoMark__3724_957914829"/><text:bookmark-end text:name="__UnoMark__2273_362228064"/><text:span text:style-name="T59"> were added to tha database. Those spectra were acquired with a Dilor XY confocal microRaman spectrometer equipped with a cryogenic Thompson Model 4ooO CCD . The 488 nm line of a SpectraPhysics model 2025 Ar</text:span><text:span text:style-name="T67">+</text:span><text:span text:style-name="T59"> laser operating at several hundred mW at the sample was used for sample excitation. </text:span></text:p>
      <text:p text:style-name="P25"/>
      <text:p text:style-name="P7"><text:span text:style-name="T59">Preprocessing of the spectra was kept to minimum: (i) a linear baseline was fitted to the minima in the 700-800 and 1200-1300 cm</text:span><text:span text:style-name="T67">-1</text:span><text:span text:style-name="T59"> portions of the spectra and then subtracted to obtained baseline-corrected spectra, (ii) the spectra were corrected from temperature and excitation line effects </text:span><text:bookmark text:name="__UnoMark__3770_957914829"/><text:bookmark text:name="__UnoMark__3831_957914829"/><text:bookmark-start text:name="__UnoMark__2825_362228064"/><text:bookmark-start text:name="__UnoMark__9369_957914829"/><text:bookmark-start text:name="__UnoMark__2678_362228064"/><text:bookmark-start text:name="ZOTERO_BREF_Lz2c0Kkdg2Gr"/><text:bookmark-start text:name="__UnoMark__2543_362228064"/><text:bookmark-start text:name="__UnoMark__2407_362228064"/><text:bookmark-start text:name="__UnoMark__2274_362228064"/><text:bookmark-start text:name="__UnoMark__3938_957914829"/><text:bookmark-start text:name="__UnoMark__3857_957914829"/><text:bookmark-start text:name="__UnoMark__3771_957914829"/><text:bookmark-start text:name="__UnoMark__3706_957914829"/><text:span text:style-name="T59">(see eq. 1 in Le </text:span><text:soft-page-break/><text:span text:style-name="T59">Losq et al., 2014)</text:span><text:bookmark-end text:name="__UnoMark__2825_362228064"/><text:bookmark-end text:name="__UnoMark__9369_957914829"/><text:bookmark-end text:name="__UnoMark__2678_362228064"/><text:bookmark-end text:name="ZOTERO_BREF_Lz2c0Kkdg2Gr"/><text:bookmark-end text:name="__UnoMark__2543_362228064"/><text:bookmark-end text:name="__UnoMark__2407_362228064"/><text:bookmark-end text:name="__UnoMark__2274_362228064"/><text:bookmark-end text:name="__UnoMark__3938_957914829"/><text:bookmark-end text:name="__UnoMark__3857_957914829"/><text:bookmark-end text:name="__UnoMark__3771_957914829"/><text:bookmark-end text:name="__UnoMark__3706_957914829"/><text:bookmark text:name="__UnoMark__3835_957914829"/><text:span text:style-name="T59">, and (iii) the spectra were normalised to their maximum intensity such that the intensity in each spectrum varies between 0 and 1 (min-max scaling in data science terminology). Only signals in this range were saved as different spectra had different starting and ending Raman shift values. After pre-processing, spectra were saved in a HDF5 file for their future use.</text:span></text:p>
      <text:p text:style-name="P25"/>
      <text:p text:style-name="P26">2.4 Machine learning modelling</text:p>
      <text:p text:style-name="P26"/>
      <text:p text:style-name="P69">2.4.1 Datasets</text:p>
      <text:p text:style-name="P25">Data used in this study are available in a spreadsheet (see supplementary materials) that was used as a database. Three different streams of data are present:</text:p>
      <text:p text:style-name="P27"><text:span text:style-name="T59"><text:tab/>- </text:span><text:span text:style-name="T63">D</text:span><text:span text:style-name="T74">viscosity</text:span><text:span text:style-name="T59">, the database of viscosity measurements, composed of </text:span><text:span text:style-name="T63">X</text:span><text:span text:style-name="T74">viscosity</text:span><text:span text:style-name="T59"> chemical composition entries (mole fractions) as well as their associated temperatures (Kelvin) and </text:span><text:span text:style-name="T63">y</text:span><text:span text:style-name="T74">viscosity</text:span><text:span text:style-name="T59"> observations (Pa·s);</text:span></text:p>
      <text:p text:style-name="P27"><text:span text:style-name="T59"><text:tab/>- </text:span><text:span text:style-name="T63">D</text:span><text:span text:style-name="T74">density</text:span><text:span text:style-name="T59">, the database of density measurements, composed of </text:span><text:span text:style-name="T63">X</text:span><text:span text:style-name="T74">density</text:span><text:span text:style-name="T63"> </text:span><text:span text:style-name="T59">chemical composition entries (mole fractions) and </text:span><text:span text:style-name="T63">y</text:span><text:span text:style-name="T74">density</text:span><text:span text:style-name="T59"> observations (g cm</text:span><text:span text:style-name="T67">-3</text:span><text:span text:style-name="T59">);</text:span></text:p>
      <text:p text:style-name="P27"><text:span text:style-name="T59"><text:tab/>- </text:span><text:span text:style-name="T63">D</text:span><text:span text:style-name="T74">Raman</text:span><text:span text:style-name="T59">, the database of Raman spectra, composed of </text:span><text:span text:style-name="T63">X</text:span><text:span text:style-name="T74">Raman</text:span><text:span text:style-name="T63"> </text:span><text:span text:style-name="T59">chemical composition entries (mole fractions) and </text:span><text:span text:style-name="T63">y</text:span><text:span text:style-name="T74">Raman</text:span><text:span text:style-name="T59"> spectra observations (min-max scaled Raman intensities).</text:span></text:p>
      <text:p text:style-name="P27"><text:span text:style-name="T60">The idea of using three different set of obsetvations (viscosity, density and Raman spectra) was to leverage the fact that neural networks learning multiple tasks show better predictions capacities compared to those trained to learn only one task </text:span><text:bookmark-start text:name="__UnoMark__2826_362228064"/><text:bookmark-start text:name="__UnoMark__2679_362228064"/><text:bookmark-start text:name="__UnoMark__2544_362228064"/><text:bookmark-start text:name="__UnoMark__2408_362228064"/><text:bookmark-start text:name="__UnoMark__2275_362228064"/><text:bookmark-start text:name="ZOTERO_BREF_TFs1j0hRtzrzRyRBPRoSK"/><text:span text:style-name="T60">(Caruana, 1997)</text:span><text:bookmark-end text:name="__UnoMark__2826_362228064"/><text:bookmark-end text:name="__UnoMark__2679_362228064"/><text:bookmark-end text:name="__UnoMark__2544_362228064"/><text:bookmark-end text:name="__UnoMark__2408_362228064"/><text:bookmark-end text:name="__UnoMark__2275_362228064"/><text:bookmark-end text:name="ZOTERO_BREF_TFs1j0hRtzrzRyRBPRoSK"/><text:span text:style-name="T60">. </text:span><text:span text:style-name="T63">D</text:span><text:span text:style-name="T74">viscosity</text:span><text:span text:style-name="T80"> and </text:span><text:span text:style-name="T63">D</text:span><text:span text:style-name="T74">density</text:span><text:span text:style-name="T80"> cover an important part of the glass-forming domain of alkali aluminosilicates (Figure 1); they were thus used to train the artificial neural network to be able to make precise predictions of density and chemistry given composition. </text:span><text:span text:style-name="T63">D</text:span><text:span text:style-name="T74">Raman </text:span><text:span text:style-name="T60">covers a more limited set of compositions (Figure 1). It was used as a way of improving multitask learning as well as a philosophical way to introduce structural information in the model. </text:span></text:p>
      <text:p text:style-name="P28"/>
      <text:p text:style-name="P69">2.4.2 Train-test splitting and standardisation</text:p>
      <text:p text:style-name="P7"><text:span text:style-name="T59">As machine learning algorithms are powerful interpolators, one key goal when training them is to avoid overfitting. The latter corresponds to the case where the algorithm predictions on the dataset used for training are excellent, but predictions on new, unseen data are poor. This indicates that the algorithm basically encoded the inputs-outputs relationships from the training data subset, and did not capture the mathematical relationships between inputs and outputs. For artificial neural networks, overfitting is usually monitored by splitting the available dataset in three different, randomly chosen </text:span><text:span text:style-name="T63">training</text:span><text:span text:style-name="T59">, </text:span><text:span text:style-name="T63">validation</text:span><text:span text:style-name="T59"> and </text:span><text:span text:style-name="T63">testing</text:span><text:span text:style-name="T59"> data subsets (Figure 1). The </text:span><text:span text:style-name="T63">training</text:span><text:span text:style-name="T59"> subset is used for training the neural </text:span><text:soft-page-break/><text:span text:style-name="T59">network while the </text:span><text:span text:style-name="T63">validation</text:span><text:span text:style-name="T59"> subset is used for monitoring overfit during the training. This allows adjusting hyperparameters to avoid this overfit (i.e. parameters of the algorithm that control the size of the network, the learning rate, etc.), and to select potential candidates for a final training step. The final predictive capacity of the trained neural networks are then evaluated using the unseen </text:span><text:span text:style-name="T63">testing</text:span><text:span text:style-name="T59"> data subset. In the present study, we followed the approached developed in Le Losq et al. </text:span><text:bookmark text:name="__UnoMark__9428_957914829"/><text:bookmark-start text:name="__UnoMark__2827_362228064"/><text:bookmark-start text:name="__UnoMark__2680_362228064"/><text:bookmark-start text:name="__UnoMark__2545_362228064"/><text:bookmark-start text:name="__UnoMark__2276_362228064"/><text:bookmark-start text:name="__UnoMark__2409_362228064"/><text:bookmark-start text:name="__UnoMark__9350_957914829"/><text:bookmark-start text:name="ZOTERO_BREF_sjmKNHWh23em"/><text:span text:style-name="T59">(2019a)</text:span><text:bookmark-end text:name="__UnoMark__2827_362228064"/><text:bookmark-end text:name="__UnoMark__2680_362228064"/><text:bookmark-end text:name="__UnoMark__2545_362228064"/><text:bookmark-end text:name="__UnoMark__2276_362228064"/><text:bookmark-end text:name="__UnoMark__2409_362228064"/><text:bookmark-end text:name="__UnoMark__9350_957914829"/><text:bookmark-end text:name="ZOTERO_BREF_sjmKNHWh23em"/><text:bookmark text:name="__UnoMark__9432_957914829"/><text:span text:style-name="T59">, which consist in separating randomly the data by composition. As for each chemical composition several viscosity measurements were done at different temperatures, separating them completely randomly will result in having viscosity datapoints from the same composition in the different data subsets, and hence introducing a bias that results in over-estimating the predictive ability of the network. Random separation by composition avoids this pitfall. The viscosity and density datasets were separated in three splits following this rule (Figure 1). The Raman dataset was divided in only two </text:span><text:span text:style-name="T62">train</text:span><text:span text:style-name="T59"> and </text:span><text:span text:style-name="T62">validation</text:span><text:span text:style-name="T59"> subsets due to its small size. This is not a problem as we do not expect precise predictions of Raman spectra but uses this dataset as a way to improve the predictive capacity of the trained neural network. After their separation, the different subsets were kept in HDF5 files for their future use in the model.</text:span></text:p>
      <text:p text:style-name="P16"/>
      <text:p text:style-name="P7"><text:span text:style-name="T59">After train-validation-test splitting, the important step in any machine learning data preprocessing is standardization of the data. Indeed, convergence of the machine learning algorithms strongly depends on the scaling of the data, i.e. in having features in the data that follow a normal distribution or are scaled between 0 and 1 </text:span><text:bookmark text:name="__UnoMark__3901_957914829"/><text:bookmark-start text:name="__UnoMark__2828_362228064"/><text:bookmark-start text:name="__UnoMark__3838_957914829"/><text:bookmark-start text:name="__UnoMark__2681_362228064"/><text:bookmark-start text:name="__UnoMark__2410_362228064"/><text:bookmark-start text:name="__UnoMark__2546_362228064"/><text:bookmark-start text:name="__UnoMark__2277_362228064"/><text:bookmark-start text:name="__UnoMark__9370_957914829"/><text:bookmark-start text:name="__UnoMark__3917_957914829"/><text:bookmark-start text:name="ZOTERO_BREF_bDPVX345IH9x"/><text:span text:style-name="T59">(e.g., see Murphy, 2012)</text:span><text:bookmark-end text:name="__UnoMark__2828_362228064"/><text:bookmark-end text:name="__UnoMark__3838_957914829"/><text:bookmark-end text:name="__UnoMark__2681_362228064"/><text:bookmark-end text:name="__UnoMark__2410_362228064"/><text:bookmark-end text:name="__UnoMark__2546_362228064"/><text:bookmark-end text:name="__UnoMark__2277_362228064"/><text:bookmark-end text:name="__UnoMark__9370_957914829"/><text:bookmark-end text:name="__UnoMark__3917_957914829"/><text:bookmark-end text:name="ZOTERO_BREF_bDPVX345IH9x"/><text:bookmark text:name="__UnoMark__3905_957914829"/><text:span text:style-name="T59">. Such scaling promotes feature variations close to unity and prevents having different features covering very different numerical ranges; as such, it helps gradient back-propagation that is key for training neural networks. </text:span></text:p>
      <text:p text:style-name="P16"/>
      <text:p text:style-name="P16">In the present study, we have implemented a custom approach. All chemical compositions inputs are in mole fractions, which corresponds to a modification of min-max (0-1) scaling. After testing their scaling or leaving them as mole fraction, the later approach was adopted as it does not influence training. Raman spectra were normalised to be comprised between 0 and 1. Viscosity and density were not scaled, as they are not directly calculated from the neural network outputs (section 2.4.3), and scaling does not affect network convergence.</text:p>
      <text:p text:style-name="P29"/>
      <text:p text:style-name="P4">2.4.3 Implementation</text:p>
      <text:p text:style-name="P4"/>
      <text:p text:style-name="P7"><text:span text:style-name="T81">The model presented in figure 2 was implemented in Python using the Pytorch library. It consists in inputting four inputs, i.e. the mole fractions of SiO</text:span><text:span text:style-name="T149">2</text:span><text:span text:style-name="T81">, Al</text:span><text:span text:style-name="T149">2</text:span><text:span text:style-name="T81">O</text:span><text:span text:style-name="T149">3</text:span><text:span text:style-name="T81">, Na</text:span><text:span text:style-name="T149">2</text:span><text:span text:style-name="T81">O and K</text:span><text:span text:style-name="T149">2</text:span><text:span text:style-name="T81">O, in a neural network </text:span><text:soft-page-break/><text:span text:style-name="T81">composed of </text:span><text:span text:style-name="T100">n</text:span><text:span text:style-name="T81"> hidden layers with </text:span><text:span text:style-name="T100">k</text:span><text:span text:style-name="T81"> activation units (a.k.a neurons) each (square architecture; Figure 2). Different tests led to choose the now popular rectifier function </text:span><text:bookmark-start text:name="__UnoMark__2829_362228064"/><text:bookmark-start text:name="__UnoMark__2682_362228064"/><text:bookmark-start text:name="ZOTERO_BREF_Si44WV5qbs5IuoTuxXigi"/><text:bookmark-start text:name="__UnoMark__2547_362228064"/><text:bookmark-start text:name="__UnoMark__2278_362228064"/><text:bookmark-start text:name="__UnoMark__2411_362228064"/><text:span text:style-name="T81">(Glorot et al., 2011)</text:span><text:bookmark-end text:name="__UnoMark__2829_362228064"/><text:bookmark-end text:name="__UnoMark__2682_362228064"/><text:bookmark-end text:name="ZOTERO_BREF_Si44WV5qbs5IuoTuxXigi"/><text:bookmark-end text:name="__UnoMark__2547_362228064"/><text:bookmark-end text:name="__UnoMark__2278_362228064"/><text:bookmark-end text:name="__UnoMark__2411_362228064"/><text:span text:style-name="T81">, which for an input </text:span><text:span text:style-name="T100">x</text:span><text:span text:style-name="T81"> give the output </text:span><text:span text:style-name="T100">y = max(0,x)</text:span><text:span text:style-name="T81">, for the functions of the activation units. The outputs of this core network were fed to two final linear layers (Figure 2). The first output layer returns vectors of Raman spectra calculated from the linear sum of the output layer’ inputs. The second output layer returns 6 different values:</text:span></text:p>
      <text:p text:style-name="P7"><text:span text:style-name="T81">-</text:span><text:span text:style-name="T80"> </text:span><text:span text:style-name="T99">S</text:span><text:span text:style-name="T171">conf</text:span><text:span text:style-name="T99">(T</text:span><text:span text:style-name="T150">g</text:span><text:span text:style-name="T99">)</text:span><text:span text:style-name="T80">, </text:span><text:span text:style-name="T99">T</text:span><text:span text:style-name="T150">g</text:span><text:span text:style-name="T80">, the melt fragility </text:span><text:span text:style-name="T99">m</text:span><text:span text:style-name="T80"> and the glass density </text:span><text:span text:style-name="T99">d</text:span><text:span text:style-name="T80"> are calculated from the exponential of the four first linear outputs;</text:span></text:p>
      <text:p text:style-name="P7"><text:span text:style-name="T80">- the parameters </text:span><text:span text:style-name="T99">A</text:span><text:span text:style-name="T150">e</text:span><text:span text:style-name="T80"> as well as </text:span><text:span text:style-name="T99">A</text:span><text:span text:style-name="T153">AM</text:span><text:span text:style-name="T80"> (</text:span><text:span text:style-name="T141">eqs.</text:span><text:span text:style-name="T80"> </text:span><text:span text:style-name="T92">2, 3, 4) </text:span><text:span text:style-name="T80">are calculated from the last two linear outputs.</text:span></text:p>
      <text:p text:style-name="Standard"><text:span text:style-name="T81">The use of the exponential function there was inspired by the </text:span><text:span text:style-name="T59">strategy proposed by </text:span><text:span text:style-name="T61">Bishop</text:span><text:span text:style-name="T59"> </text:span><text:bookmark text:name="__UnoMark__3988_957914829"/><text:bookmark-start text:name="__UnoMark__3919_957914829"/><text:bookmark-start text:name="__UnoMark__9371_957914829"/><text:bookmark-start text:name="__UnoMark__2412_362228064"/><text:bookmark-start text:name="__UnoMark__2683_362228064"/><text:bookmark-start text:name="__UnoMark__2279_362228064"/><text:bookmark-start text:name="__UnoMark__2548_362228064"/><text:bookmark-start text:name="__UnoMark__2830_362228064"/><text:bookmark-start text:name="ZOTERO_BREF_PsJH3K5t1aTY"/><text:span text:style-name="T59">(2006)</text:span><text:bookmark-end text:name="__UnoMark__3919_957914829"/><text:bookmark-end text:name="__UnoMark__9371_957914829"/><text:bookmark-end text:name="__UnoMark__2412_362228064"/><text:bookmark-end text:name="__UnoMark__2683_362228064"/><text:bookmark-end text:name="__UnoMark__2279_362228064"/><text:bookmark-end text:name="__UnoMark__2548_362228064"/><text:bookmark-end text:name="__UnoMark__2830_362228064"/><text:bookmark-end text:name="ZOTERO_BREF_PsJH3K5t1aTY"/><text:span text:style-name="T80"> to avoid negative values in outputs of neural networks for Mixture Density Networks. In the present case, it prevents thermodynamic and static physical quantities to take impossible negative values. It further helps for rapid convergence during training.</text:span><text:span text:style-name="T81"> After their calculations, </text:span><text:span text:style-name="T99">S</text:span><text:span text:style-name="T171">conf</text:span><text:span text:style-name="T99">(T</text:span><text:span text:style-name="T150">g</text:span><text:span text:style-name="T99">)</text:span><text:span text:style-name="T80">, </text:span><text:span text:style-name="T99">T</text:span><text:span text:style-name="T150">g</text:span><text:span text:style-name="T80">, </text:span><text:span text:style-name="T99">m,</text:span><text:span text:style-name="T81"> </text:span><text:span text:style-name="T99">A</text:span><text:span text:style-name="T150">e</text:span><text:span text:style-name="T80"> and </text:span><text:span text:style-name="T99">A</text:span><text:span text:style-name="T150">a-m</text:span><text:span text:style-name="T80"> are used in the equations 3-5 for final predictions of melt viscosity.</text:span></text:p>
      <text:p text:style-name="P1"/>
      <text:p text:style-name="P7"><text:span text:style-name="T80">The architecture of the hidden layers was optimized by performing a global random search </text:span><text:bookmark-start text:name="__UnoMark__2831_362228064"/><text:bookmark-start text:name="__UnoMark__2684_362228064"/><text:bookmark-start text:name="__UnoMark__2549_362228064"/><text:bookmark-start text:name="__UnoMark__2280_362228064"/><text:bookmark-start text:name="ZOTERO_BREF_amQI9ucylmu9Di7ySQsTd"/><text:bookmark-start text:name="__UnoMark__2413_362228064"/><text:span text:style-name="T80">(Bergstra and Bengio, 2012)</text:span><text:bookmark-end text:name="__UnoMark__2831_362228064"/><text:bookmark-end text:name="__UnoMark__2684_362228064"/><text:bookmark-end text:name="__UnoMark__2549_362228064"/><text:bookmark-end text:name="__UnoMark__2280_362228064"/><text:bookmark-end text:name="ZOTERO_BREF_amQI9ucylmu9Di7ySQsTd"/><text:bookmark-end text:name="__UnoMark__2413_362228064"/><text:span text:style-name="T80">. This allowed us to observe how the number of layers and hidden units affect the generalization ability of the model (Figure 3). After training </text:span><text:span text:style-name="T142">2000</text:span><text:span text:style-name="T143"> </text:span><text:span text:style-name="T80">models, we observed than moderately deep networks with ~5 layers and 200-300 units per layer perform best (Fig. 3A,B). Best performance are in general reach with more than 1000 neurons (Fig. 3C). Using elevated dropout, a technique that consists in turning off </text:span><text:span text:style-name="T99">p</text:span><text:span text:style-name="T80"> percent of neurons per layer at each training iteration in order to prevent overfitting, also helps preventing overfitting (Fig. 3D, see section 2.4.4 for explanation). From this random search, we were able to select the model with the lowest error on the validation data subset. This model is composed of </text:span><text:span text:style-name="T94">XXXXXXX</text:span><text:span text:style-name="T80">. It is used in all predictions reported in this publication.</text:span></text:p>
      <text:p text:style-name="P1"/>
      <text:p text:style-name="P44">2.4.4 Training</text:p>
      <text:p text:style-name="P7"><text:span text:style-name="T81">The least-square deviations between the viscosity predictions from eq. 3-5 as well as density and Raman spectra predictions were used as a metric of goodness of fit. We further added loss functions for known viscous </text:span><text:span text:style-name="T100">T</text:span><text:span text:style-name="T151">g</text:span><text:span text:style-name="T81"> and </text:span><text:span text:style-name="T100">S</text:span><text:span text:style-name="T172">conf</text:span><text:span text:style-name="T100">(T</text:span><text:span text:style-name="T151">g</text:span><text:span text:style-name="T100">)</text:span><text:span text:style-name="T81"> values in the dataset </text:span><text:span text:style-name="T100">D</text:span><text:span text:style-name="T151">viscosity</text:span><text:span text:style-name="T81">. This allowed better constraining calculations of </text:span><text:span text:style-name="T100">S</text:span><text:span text:style-name="T172">conf</text:span><text:span text:style-name="T100">(T</text:span><text:span text:style-name="T151">g</text:span><text:span text:style-name="T100">)</text:span><text:span text:style-name="T81">. This parameter is usually hard to calculate as solutions of eq. 2 are multiple, given the extreme correlation between </text:span><text:span text:style-name="T100">B</text:span><text:span text:style-name="T151">e</text:span><text:span text:style-name="T81"> and </text:span><text:span text:style-name="T100">S</text:span><text:span text:style-name="T172">conf</text:span><text:span text:style-name="T100">(T</text:span><text:span text:style-name="T151">g</text:span><text:span text:style-name="T100">)</text:span><text:span text:style-name="T81"> originating from the intervention of the intrinsic entropy </text:span><text:span text:style-name="T100">S*</text:span><text:span text:style-name="T81"> in both </text:span><text:span text:style-name="T100">B</text:span><text:span text:style-name="T151">e</text:span><text:span text:style-name="T81"> and </text:span><text:span text:style-name="T100">S</text:span><text:span text:style-name="T172">conf</text:span><text:span text:style-name="T100">(T</text:span><text:span text:style-name="T151">g</text:span><text:span text:style-name="T100">)</text:span><text:span text:style-name="T81"> </text:span><text:bookmark-start text:name="ZOTERO_BREF_uuiTDTymjXzYGPTwkgcjj"/><text:bookmark-start text:name="__UnoMark__2281_362228064"/><text:bookmark-start text:name="__UnoMark__2414_362228064"/><text:bookmark-start text:name="__UnoMark__2550_362228064"/><text:bookmark-start text:name="__UnoMark__2685_362228064"/><text:bookmark-start text:name="__UnoMark__2832_362228064"/><text:span text:style-name="T81">(Adam and Gibbs, 1965)</text:span><text:bookmark-end text:name="ZOTERO_BREF_uuiTDTymjXzYGPTwkgcjj"/><text:bookmark-end text:name="__UnoMark__2281_362228064"/><text:bookmark-end text:name="__UnoMark__2414_362228064"/><text:bookmark-end text:name="__UnoMark__2550_362228064"/><text:bookmark-end text:name="__UnoMark__2685_362228064"/><text:bookmark-end text:name="__UnoMark__2832_362228064"/><text:span text:style-name="T81">. The present approach was used as a way to </text:span><text:soft-page-break/><text:span text:style-name="T81">make the network less sensitive to this correlation. This also is why the network does not predict directly </text:span><text:span text:style-name="T100">B</text:span><text:span text:style-name="T151">e</text:span><text:span text:style-name="T81"> ; this term is calculated in the model from </text:span></text:p>
      <text:p text:style-name="P7"><text:span text:style-name="T81"/></text:p>
      <text:p text:style-name="P8"><draw:frame draw:style-name="fr2" draw:name="Object4" text:anchor-type="as-char" svg:y="-0.172in" svg:width="2.6835in" svg:height="0.2327in" draw:z-index="5"><draw:object xlink:href="./Object 6" xlink:type="simple" xlink:show="embed" xlink:actuate="onLoad"/><draw:image xlink:href="./ObjectReplacements/Object 6" xlink:type="simple" xlink:show="embed" xlink:actuate="onLoad"/></draw:frame><text:span text:style-name="T81"><text:s/>,<text:tab/>(5)</text:span></text:p>
      <text:p text:style-name="P3"/>
      <text:p text:style-name="P7"><text:span text:style-name="T81">Batch training was performed monitoring the global loss on the </text:span><text:span text:style-name="T100">training</text:span><text:span text:style-name="T81"> and </text:span><text:span text:style-name="T100">validation</text:span><text:span text:style-name="T81"> data subsets. Early stopping was performed to avoid overfitting: when the loss function on the </text:span><text:span text:style-name="T100">validation</text:span><text:span text:style-name="T81"> data subset for more than 50 epochs, training was stopped and the network presenting the best validation loss was saved. Overfitting was further prevented by using dropout </text:span><text:bookmark-start text:name="__UnoMark__2833_362228064"/><text:bookmark-start text:name="__UnoMark__2686_362228064"/><text:bookmark-start text:name="__UnoMark__2415_362228064"/><text:bookmark-start text:name="__UnoMark__2551_362228064"/><text:bookmark-start text:name="ZOTERO_BREF_PMxyJvh8TZD99nXQJmgno"/><text:bookmark-start text:name="__UnoMark__2282_362228064"/><text:span text:style-name="T81">(Srivastava et al., 2014)</text:span><text:bookmark-end text:name="__UnoMark__2833_362228064"/><text:bookmark-end text:name="__UnoMark__2686_362228064"/><text:bookmark-end text:name="__UnoMark__2415_362228064"/><text:bookmark-end text:name="__UnoMark__2551_362228064"/><text:bookmark-end text:name="ZOTERO_BREF_PMxyJvh8TZD99nXQJmgno"/><text:bookmark-end text:name="__UnoMark__2282_362228064"/><text:span text:style-name="T81">, i.e. at each training iteration a fraction </text:span><text:span text:style-name="T100">p</text:span><text:span text:style-name="T81"> of the activation units was not used for predictions. From the </text:span><text:span text:style-name="T144">2000</text:span><text:span text:style-name="T81"> random runs, it is best to set </text:span><text:span text:style-name="T100">p</text:span><text:span text:style-name="T81"> at high values for preventing overfitting in general (Fig. 3D). In the saved best model, </text:span><text:span text:style-name="T100">p</text:span><text:span text:style-name="T81"> was of </text:span><text:span text:style-name="T145">XXX</text:span><text:span text:style-name="T81">.</text:span><text:bookmark text:name="_GoBack"/></text:p>
      <text:p text:style-name="P2"/>
      <text:p text:style-name="P5">3. Results</text:p>
      <text:p text:style-name="P5"/>
      <text:p text:style-name="P5">3.1 Viscosity predictions</text:p>
      <text:p text:style-name="P3"/>
      <text:p text:style-name="P8"><text:span text:style-name="T81">Viscosity is predicted by eqs. 2 to 4 within </text:span><text:span text:style-name="T95">0.6 log Pa</text:span><text:span text:style-name="T184"></text:span><text:span text:style-name="T95">s</text:span><text:span text:style-name="T81"> (Table 1). Errors are slightly higher in the supercooled domain (viscosity &gt; 10</text:span><text:span text:style-name="T177">7</text:span><text:span text:style-name="T81"> Pa</text:span><text:span text:style-name="T184"></text:span><text:span text:style-name="T81">s) for all theories (Fig. 4). We note that the Adam-Gibbs and Avramov-Milchev equations perform similarly whereas the MYEGA equation returns predictions affected by higher errors (Table 1). </text:span></text:p>
      <text:p text:style-name="P3"/>
      <text:p text:style-name="P7"><text:span text:style-name="T81">The predictive ability of the model directly depends on the size of the dataset (Fig. 5), as can be expected given the well-known sensitivity of neural networks’ generalization abilities to dataset size. Figure 5 shows that, for the present problem composed of four input chemical variables, more than 100 different compositions in the training data are necessary to obtain RMSE values lower than 0.6 log </text:span><text:span text:style-name="T95">Pa</text:span><text:span text:style-name="T184"></text:span><text:span text:style-name="T95">s</text:span><text:span text:style-name="T81"> on the testing data subset; we consider in this publication that a predictive RMSE value of 0.6 log </text:span><text:span text:style-name="T95">Pa</text:span><text:span text:style-name="T184"></text:span><text:span text:style-name="T95">s</text:span><text:span text:style-name="T81"> on the full viscosity range 10</text:span><text:span text:style-name="T177">-2</text:span><text:span text:style-name="T81">-10</text:span><text:span text:style-name="T177">16</text:span><text:span text:style-name="T81"> </text:span><text:span text:style-name="T95">Pa</text:span><text:span text:style-name="T184"></text:span><text:span text:style-name="T95">s</text:span><text:span text:style-name="T81"> as a good achievement given that it will be lower than predictive RMSE claimed by existing models like those of </text:span><text:bookmark-start text:name="__UnoMark__2834_362228064"/><text:bookmark-start text:name="__UnoMark__2687_362228064"/><text:bookmark-start text:name="__UnoMark__2552_362228064"/><text:bookmark-start text:name="__UnoMark__2416_362228064"/><text:bookmark-start text:name="__UnoMark__2283_362228064"/><text:bookmark-start text:name="ZOTERO_BREF_cJVVvqAaxjHY"/><text:span text:style-name="T81">(Giordano et al., 2008)</text:span><text:bookmark-end text:name="__UnoMark__2834_362228064"/><text:bookmark-end text:name="__UnoMark__2687_362228064"/><text:bookmark-end text:name="__UnoMark__2552_362228064"/><text:bookmark-end text:name="__UnoMark__2416_362228064"/><text:bookmark-end text:name="__UnoMark__2283_362228064"/><text:bookmark-end text:name="ZOTERO_BREF_cJVVvqAaxjHY"/> or <text:bookmark-start text:name="__UnoMark__2835_362228064"/><text:bookmark-start text:name="__UnoMark__2688_362228064"/><text:bookmark-start text:name="__UnoMark__2553_362228064"/><text:bookmark-start text:name="__UnoMark__2417_362228064"/><text:bookmark-start text:name="__UnoMark__2284_362228064"/><text:bookmark-start text:name="ZOTERO_BREF_YSO1wia0Zga3"/>(Hui and Zhang, 2007)<text:bookmark-end text:name="__UnoMark__2835_362228064"/><text:bookmark-end text:name="__UnoMark__2688_362228064"/><text:bookmark-end text:name="__UnoMark__2553_362228064"/><text:bookmark-end text:name="__UnoMark__2417_362228064"/><text:bookmark-end text:name="__UnoMark__2284_362228064"/><text:bookmark-end text:name="ZOTERO_BREF_YSO1wia0Zga3"/><text:span text:style-name="T81">. Lower numbers of compositions in the </text:span><text:span text:style-name="T100">training</text:span><text:span text:style-name="T81"> data subset result in the model constantly overfitting the data. Interestingly, in figure 5 the training RMSE is always of ~0.36 ±0.04 </text:span><text:span text:style-name="T95">log Pa</text:span><text:span text:style-name="T184"></text:span><text:span text:style-name="T95">s, regardless of the training dataset size</text:span><text:span text:style-name="T81">. Artificial neural networks are extremely flexible and very prone </text:span><text:soft-page-break/><text:span text:style-name="T81">to overfit their training dataset. Therefore, the fact that models trained on a small number of compositions clearly overfit the training dataset but do not provide viscosity predictions better than ~0.36</text:span><text:span text:style-name="T95"> log Pa</text:span><text:span text:style-name="T184"></text:span><text:span text:style-name="T95">s</text:span><text:span text:style-name="T81"> brings an important information: this places the lowest achievable RMSE at ~0.36</text:span><text:span text:style-name="T95"> log Pa</text:span><text:span text:style-name="T184"></text:span><text:span text:style-name="T95">s</text:span><text:span text:style-name="T81"> on the present dataset. This limit probably arises from the combination of experimental errors affecting viscosity and chemical composition values.</text:span></text:p>
      <text:p text:style-name="P3"><text:s/></text:p>
      <text:p text:style-name="P40">3.2 Thermodynamic and static property predictions</text:p>
      <text:p text:style-name="P5"/>
      <text:p text:style-name="P7"><text:span text:style-name="T81">The interest of the present model is not pure viscosity calculations, but the possibility to calculate their thermodynamic properties of aluminosilicate melts, or even the density of their glasses. Multitask learning clearly improves the predictive abilities of the artificial neural network and prevents overfitting (Figure 6). Besides, the model can now predict </text:span><text:span text:style-name="T100">T</text:span><text:span text:style-name="T151">g</text:span><text:span text:style-name="T81">, </text:span><text:span text:style-name="T100">S</text:span><text:span text:style-name="T172">conf</text:span><text:span text:style-name="T100">(T</text:span><text:span text:style-name="T151">g</text:span><text:span text:style-name="T100">)</text:span><text:span text:style-name="T81"> and the density of alkali aluminosilicate glasses within </text:span><text:span text:style-name="T95">XX</text:span><text:span text:style-name="T81"> K, </text:span><text:span text:style-name="T95">XX</text:span><text:span text:style-name="T81"> J mol</text:span><text:span text:style-name="T177">-1</text:span><text:span text:style-name="T81"> K</text:span><text:span text:style-name="T177">-1</text:span><text:span text:style-name="T81"> and </text:span><text:span text:style-name="T95">XX</text:span><text:span text:style-name="T81"> g cm</text:span><text:span text:style-name="T177">-3</text:span><text:span text:style-name="T81">, respectively (RMSE on </text:span><text:span text:style-name="T100">testing</text:span><text:span text:style-name="T81"> dataset; see Figure 7A,B,C). Its ability to predict the melt fragility </text:span><text:span text:style-name="T100">m</text:span><text:span text:style-name="T81"> further allows comparing it to the ratio between the configurational heat capacity at </text:span><text:span text:style-name="T100">T</text:span><text:span text:style-name="T151">g</text:span><text:span text:style-name="T81"> and </text:span><text:span text:style-name="T100">S</text:span><text:span text:style-name="T172">conf</text:span><text:span text:style-name="T81">(</text:span><text:span text:style-name="T100">T</text:span><text:span text:style-name="T151">g</text:span><text:span text:style-name="T185">), C</text:span><text:span text:style-name="T151">p</text:span><text:span text:style-name="T172">conf</text:span><text:span text:style-name="T185">(T</text:span><text:span text:style-name="T151">g</text:span><text:span text:style-name="T185">)/S</text:span><text:span text:style-name="T172">conf</text:span><text:span text:style-name="T185">(T</text:span><text:span text:style-name="T151">g</text:span><text:span text:style-name="T185">)</text:span><text:span text:style-name="T81"> (Fig. 7D). We detect a linear trend between those quantities, as expected from the works of Webb <text:s/></text:span><text:bookmark-start text:name="__UnoMark__2836_362228064"/><text:bookmark-start text:name="__UnoMark__2689_362228064"/><text:bookmark-start text:name="__UnoMark__2418_362228064"/><text:bookmark-start text:name="__UnoMark__2554_362228064"/><text:bookmark-start text:name="ZOTERO_BREF_2APCGqNLH9Ztg9Z9jdtVy"/><text:bookmark-start text:name="__UnoMark__2285_362228064"/><text:span text:style-name="T81">(2008)</text:span><text:bookmark-end text:name="__UnoMark__2836_362228064"/><text:bookmark-end text:name="__UnoMark__2689_362228064"/><text:bookmark-end text:name="__UnoMark__2418_362228064"/><text:bookmark-end text:name="__UnoMark__2554_362228064"/><text:bookmark-end text:name="ZOTERO_BREF_2APCGqNLH9Ztg9Z9jdtVy"/><text:bookmark-end text:name="__UnoMark__2285_362228064"/><text:span text:style-name="T81"> and Russell and Giordano </text:span><text:bookmark-start text:name="__UnoMark__2837_362228064"/><text:bookmark-start text:name="__UnoMark__2690_362228064"/><text:bookmark-start text:name="__UnoMark__2286_362228064"/><text:bookmark-start text:name="ZOTERO_BREF_Qzbc7Z0jMrnUqnECsk4nT"/><text:bookmark-start text:name="__UnoMark__2555_362228064"/><text:bookmark-start text:name="__UnoMark__2419_362228064"/><text:span text:style-name="T81">(2017)</text:span><text:bookmark-end text:name="__UnoMark__2837_362228064"/><text:bookmark-end text:name="__UnoMark__2690_362228064"/><text:bookmark-end text:name="__UnoMark__2286_362228064"/><text:bookmark-end text:name="ZOTERO_BREF_Qzbc7Z0jMrnUqnECsk4nT"/><text:bookmark-end text:name="__UnoMark__2555_362228064"/><text:bookmark-end text:name="__UnoMark__2419_362228064"/><text:span text:style-name="T81">. However, contrary to the latter studies, the present predictions show a larger scattering between </text:span><text:span text:style-name="T100">m</text:span><text:span text:style-name="T81"> and </text:span><text:span text:style-name="T100">C</text:span><text:span text:style-name="T151">p</text:span><text:span text:style-name="T172">conf</text:span><text:span text:style-name="T100">(T</text:span><text:span text:style-name="T151">g</text:span><text:span text:style-name="T100">)/S</text:span><text:span text:style-name="T172">conf</text:span><text:span text:style-name="T100">(T</text:span><text:span text:style-name="T151">g</text:span><text:span text:style-name="T100">)</text:span><text:span text:style-name="T81">. Webb (2008) and Russell and Giordano (2017) used </text:span><text:span text:style-name="T100">C</text:span><text:span text:style-name="T151">p</text:span><text:span text:style-name="T172">conf</text:span><text:span text:style-name="T81"> data in their calculations, whereas, due to the more general nature of the present model, we calculated </text:span><text:span text:style-name="T100">C</text:span><text:span text:style-name="T151">p</text:span><text:span text:style-name="T172">conf</text:span><text:span text:style-name="T100"> (T</text:span><text:span text:style-name="T151">g</text:span><text:span text:style-name="T100">) </text:span><text:span text:style-name="T81">as</text:span><text:span text:style-name="T100"> Cp</text:span><text:span text:style-name="T172">liquid</text:span><text:span text:style-name="T100">(T</text:span><text:span text:style-name="T151">g</text:span><text:span text:style-name="T100">) <text:s/>– Cp</text:span><text:span text:style-name="T172">glass</text:span><text:span text:style-name="T100">(T</text:span><text:span text:style-name="T151">g</text:span><text:span text:style-name="T100">), </text:span><text:span text:style-name="T81">with</text:span><text:span text:style-name="T100"> Cp</text:span><text:span text:style-name="T172">liquid</text:span><text:span text:style-name="T100">(T</text:span><text:span text:style-name="T151">g</text:span><text:span text:style-name="T100">) </text:span><text:span text:style-name="T81">predicted from the model of Richet and Bottinga</text:span><text:span text:style-name="T100"> </text:span><text:bookmark-start text:name="__UnoMark__2838_362228064"/><text:bookmark-start text:name="__UnoMark__2691_362228064"/><text:bookmark-start text:name="__UnoMark__2420_362228064"/><text:bookmark-start text:name="__UnoMark__2556_362228064"/><text:bookmark-start text:name="ZOTERO_BREF_s6JYq0dZsL1xhRECXiVGd"/><text:bookmark-start text:name="__UnoMark__2287_362228064"/><text:span text:style-name="T100">(1985)</text:span><text:bookmark-end text:name="__UnoMark__2838_362228064"/><text:bookmark-end text:name="__UnoMark__2691_362228064"/><text:bookmark-end text:name="__UnoMark__2420_362228064"/><text:bookmark-end text:name="__UnoMark__2556_362228064"/><text:bookmark-end text:name="ZOTERO_BREF_s6JYq0dZsL1xhRECXiVGd"/><text:bookmark-end text:name="__UnoMark__2287_362228064"/><text:span text:style-name="T100"> </text:span><text:span text:style-name="T81">and</text:span><text:span text:style-name="T100"> Cp</text:span><text:span text:style-name="T172">glass</text:span><text:span text:style-name="T100">(T</text:span><text:span text:style-name="T151">g</text:span><text:span text:style-name="T100">) </text:span><text:span text:style-name="T81">calculated from the Dulong-Petit limit of 3R</text:span><text:span text:style-name="T100">.</text:span><text:span text:style-name="T81"> This most probably explains the moderately good correlation between predicted </text:span><text:span text:style-name="T100">m</text:span><text:span text:style-name="T81"> and </text:span><text:span text:style-name="T100">C</text:span><text:span text:style-name="T151">p</text:span><text:span text:style-name="T172">conf</text:span><text:span text:style-name="T100"> (T</text:span><text:span text:style-name="T151">g</text:span><text:span text:style-name="T100">)/S</text:span><text:span text:style-name="T172">conf</text:span><text:span text:style-name="T100">(T</text:span><text:span text:style-name="T151">g</text:span><text:span text:style-name="T100">)</text:span><text:span text:style-name="T81"> values in the present work. In turn, this result indicates a critical need for better heat capacity models of silicate melts, particularly for aluminosilicate compositions that where not the target of the Richet and Bottinga</text:span><text:span text:style-name="T100"> </text:span><text:bookmark-start text:name="__UnoMark__2839_362228064"/><text:bookmark-start text:name="__UnoMark__2557_362228064"/><text:bookmark-start text:name="__UnoMark__2421_362228064"/><text:bookmark-start text:name="__UnoMark__1991_362228064"/><text:bookmark-start text:name="__UnoMark__1992_362228064"/><text:bookmark-start text:name="ZOTERO_BREF_s6JYq0dZsL1xhRECXiVGd1"/><text:bookmark-start text:name="__UnoMark__2692_362228064"/><text:bookmark-start text:name="__UnoMark__2288_362228064"/><text:span text:style-name="T100">(1985)</text:span><text:bookmark-end text:name="__UnoMark__2839_362228064"/><text:bookmark-end text:name="__UnoMark__2557_362228064"/><text:bookmark-end text:name="__UnoMark__2421_362228064"/><text:bookmark-end text:name="__UnoMark__1991_362228064"/><text:bookmark-end text:name="__UnoMark__1992_362228064"/><text:bookmark-end text:name="ZOTERO_BREF_s6JYq0dZsL1xhRECXiVGd1"/><text:bookmark-end text:name="__UnoMark__2692_362228064"/><text:bookmark-end text:name="__UnoMark__2288_362228064"/><text:span text:style-name="T104"> model</text:span><text:span text:style-name="T100">.</text:span><text:span text:style-name="T81"> </text:span></text:p>
      <text:p text:style-name="P2"/>
      <text:p text:style-name="P5">3.3 Raman spectra</text:p>
      <text:p text:style-name="P2"/>
      <text:p text:style-name="P7"><text:span text:style-name="T81">While prediction of the Raman spectra was not a goal in this study (they are used as a way to perform multitask learning and introduce structural information in the model), the model performs reasonable predictions of the Raman spectra of glasses (Figure 8). The average error between predicted and measured Raman spectra is of 3% of the total integrated intensity of the spectra. The model thus definitely captured the general link between glass composition and features observed in the Raman spectra. Most prediction errors are associated with signals in the 300-500 cm</text:span><text:span text:style-name="T177">-1</text:span><text:span text:style-name="T81"> and 800-1100 cm</text:span><text:span text:style-name="T177">-1</text:span><text:span text:style-name="T81">, </text:span><text:soft-page-break/><text:span text:style-name="T81">indicating that the Raman dataset was probably too small for the model to adequately capture the links between glass composition, polymerisation, viscosity and Raman spectra. In the future, better results will be obtained by improving the coverage of the Raman spectral database.</text:span></text:p>
      <text:p text:style-name="P2"/>
      <text:p text:style-name="P5">4. Discussion</text:p>
      <text:p text:style-name="P2"/>
      <text:p text:style-name="P5">4.1 Exploring the properties of alkali aluminosilicate melts</text:p>
      <text:p text:style-name="P9"><text:span text:style-name="T81">The model allows a systematic exploration of the links between chemical composition and thermodynamic properties of melts. In figure 9, we show how </text:span><text:span text:style-name="T100">S</text:span><text:span text:style-name="T172">conf</text:span><text:span text:style-name="T100">(T</text:span><text:span text:style-name="T151">g</text:span><text:span text:style-name="T100">)</text:span><text:span text:style-name="T81"> and </text:span><text:span text:style-name="T100">m</text:span><text:span text:style-name="T81"> vary along different joints on the ternary diagrams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and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the M</text:span><text:span text:style-name="T149">2</text:span><text:span text:style-name="T81">O-SiO</text:span><text:span text:style-name="T149">2</text:span><text:span text:style-name="T81"> silicate join, the join 3 (3 M</text:span><text:span text:style-name="T149">2</text:span><text:span text:style-name="T81">O for 1 Al</text:span><text:span text:style-name="T149">2</text:span><text:span text:style-name="T81">O</text:span><text:span text:style-name="T149">3</text:span><text:span text:style-name="T81">) and the join 1 (1 M</text:span><text:span text:style-name="T149">2</text:span><text:span text:style-name="T81">O for 1 Al</text:span><text:span text:style-name="T149">2</text:span><text:span text:style-name="T81">O</text:span><text:span text:style-name="T149">3</text:span><text:span text:style-name="T81">). Decreasing the silica concentration along the silicate join results in, first, an increase in </text:span><text:span text:style-name="T100">S</text:span><text:span text:style-name="T172">conf</text:span><text:span text:style-name="T100">(T</text:span><text:span text:style-name="T151">g</text:span><text:span text:style-name="T100">)</text:span><text:span text:style-name="T81"> rapidly followed by a decrease to a minimum at the disilicate composition; at lower silica concentrations, </text:span><text:span text:style-name="T100">S</text:span><text:span text:style-name="T172">conf</text:span><text:span text:style-name="T100">(T</text:span><text:span text:style-name="T151">g</text:span><text:span text:style-name="T100">)</text:span><text:span text:style-name="T81"> increase</text:span><text:span text:style-name="T82">s</text:span><text:span text:style-name="T81"> again (Fig. 9A,B). Such variations originate from the competition between the topological and chemical entropy of the different </text:span><text:span text:style-name="T100">Q</text:span><text:span text:style-name="T172">n</text:span><text:span text:style-name="T81"> tetrahedral units in the melts </text:span><text:bookmark-start text:name="__UnoMark__2840_362228064"/><text:bookmark-start text:name="ZOTERO_BREF_94iItOrEElQcbDlSeGVRz"/><text:bookmark-start text:name="__UnoMark__2289_362228064"/><text:bookmark-start text:name="__UnoMark__2422_362228064"/><text:bookmark-start text:name="__UnoMark__2558_362228064"/><text:bookmark-start text:name="__UnoMark__2693_362228064"/><text:span text:style-name="T81">(Le Losq and Neuville, 2017)</text:span><text:bookmark-end text:name="__UnoMark__2840_362228064"/><text:bookmark-end text:name="ZOTERO_BREF_94iItOrEElQcbDlSeGVRz"/><text:bookmark-end text:name="__UnoMark__2289_362228064"/><text:bookmark-end text:name="__UnoMark__2422_362228064"/><text:bookmark-end text:name="__UnoMark__2558_362228064"/><text:bookmark-end text:name="__UnoMark__2693_362228064"/><text:span text:style-name="T81">, which proportions change systematically with melt composition </text:span><text:bookmark-start text:name="__UnoMark__2841_362228064"/><text:bookmark-start text:name="__UnoMark__2694_362228064"/><text:bookmark-start text:name="ZOTERO_BREF_YfmiF4B4fjZHJWJQS7ThI"/><text:bookmark-start text:name="__UnoMark__2290_362228064"/><text:bookmark-start text:name="__UnoMark__2423_362228064"/><text:bookmark-start text:name="__UnoMark__2559_362228064"/><text:span text:style-name="T81">(e.g., Hideki Maekawa et al., 1991)</text:span><text:bookmark-end text:name="__UnoMark__2841_362228064"/><text:bookmark-end text:name="__UnoMark__2694_362228064"/><text:bookmark-end text:name="ZOTERO_BREF_YfmiF4B4fjZHJWJQS7ThI"/><text:bookmark-end text:name="__UnoMark__2290_362228064"/><text:bookmark-end text:name="__UnoMark__2423_362228064"/><text:bookmark-end text:name="__UnoMark__2559_362228064"/><text:span text:style-name="T81">. With </text:span><text:span text:style-name="T82">adding</text:span><text:span text:style-name="T81"> aluminium, variations become smoother. In the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a small maximum near mole</text:span><text:span text:style-name="T149"> </text:span><text:span text:style-name="T186">[SiO</text:span><text:span text:style-name="T149">2</text:span><text:span text:style-name="T186">]</text:span><text:span text:style-name="T81"> = 0.75 is still observed on the joints 1 and 3; </text:span><text:span text:style-name="T83">such minimum is</text:span><text:span text:style-name="T81"> not visible anymore in the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Fig. 9A,B). Furthermore, while entropy values range between 6 and 12 J mol</text:span><text:span text:style-name="T177">-1</text:span><text:span text:style-name="T81"> K</text:span><text:span text:style-name="T177">-1</text:span><text:span text:style-name="T81"> in the Na</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they display larger variations in the K</text:span><text:span text:style-name="T149">2</text:span><text:span text:style-name="T81">O-Al</text:span><text:span text:style-name="T149">2</text:span><text:span text:style-name="T81">O</text:span><text:span text:style-name="T149">3</text:span><text:span text:style-name="T81">-SiO</text:span><text:span text:style-name="T149">2</text:span><text:span text:style-name="T81"> diagram. </text:span><text:span text:style-name="T83">T</text:span><text:span text:style-name="T81">he entropy of the K-silicate melts are the highest, while the entropy of the K-tectosilicate melts (joint 1) are the lowest and actually barely vary for mole [SiO</text:span><text:span text:style-name="T149">2</text:span><text:span text:style-name="T81">] </text:span><text:span text:style-name="T183"></text:span><text:span text:style-name="T81"> [0.5-0.75]. </text:span></text:p>
      <text:p text:style-name="P2"/>
      <text:p text:style-name="P10"><text:span text:style-name="T81">Those variations bring important information regarding how the role of alkali metal cations affect the thermodynamic properties of the melt. It has been documented that, as Al</text:span><text:span text:style-name="T177">3+</text:span><text:span text:style-name="T81"> enters the network of Na silicate melts, Na changes its role from network modifier to charge compensator of the AlO</text:span><text:span text:style-name="T149">4</text:span><text:span text:style-name="T177">-</text:span><text:span text:style-name="T81"> tetrahedral units </text:span><text:bookmark-start text:name="__UnoMark__2842_362228064"/><text:bookmark-start text:name="__UnoMark__2654_362228064"/><text:bookmark-start text:name="__UnoMark__2249_362228064"/><text:bookmark-start text:name="ZOTERO_BREF_rOSFRPq0tYDb"/><text:bookmark-start text:name="__UnoMark__2516_362228064"/><text:bookmark-start text:name="__UnoMark__2381_362228064"/><text:span text:style-name="T81">(e.g., Le Losq et al., 2014 and references cited therein)</text:span><text:bookmark-end text:name="__UnoMark__2842_362228064"/><text:bookmark-end text:name="__UnoMark__2654_362228064"/><text:bookmark-end text:name="__UnoMark__2249_362228064"/><text:bookmark-end text:name="ZOTERO_BREF_rOSFRPq0tYDb"/><text:bookmark-end text:name="__UnoMark__2516_362228064"/><text:bookmark-end text:name="__UnoMark__2381_362228064"/><text:span text:style-name="T81">. </text:span><text:span text:style-name="T83">Thermodynamic predictions from the model indicate that</text:span><text:span text:style-name="T81"> changing the role of alkali metals from network modifier to charge compensator of Al results in an average decrease of the configurational entropy, particularly marked in the case of potassium. In detail, while </text:span><text:span text:style-name="T100">S</text:span><text:span text:style-name="T172">conf</text:span><text:span text:style-name="T100">(T</text:span><text:span text:style-name="T151">g</text:span><text:span text:style-name="T100">)</text:span><text:span text:style-name="T81"> decreases monotonically from the silicate to the </text:span><text:span text:style-name="T83">tectosilicate composition</text:span><text:span text:style-name="T81"> at high silica contents in sodium compositions (Fig. 9A), it first slightly increases from the silicate join to the join 3, to then decrease when reaching the </text:span><text:span text:style-name="T83">join 1</text:span><text:span text:style-name="T81"> at silica contents lowe</text:span><text:span text:style-name="T83">r</text:span><text:span text:style-name="T81"> than 0.8 in sodic melts (Fig. 9A), in agreement with Le Losq et al. </text:span><text:bookmark text:name="__UnoMark__2790_362228064"/><text:bookmark-start text:name="__UnoMark__2843_362228064"/><text:bookmark-start text:name="ZOTERO_BREF_XFLZJExefKe7"/><text:bookmark-start text:name="__UnoMark__2656_362228064"/><text:span text:style-name="T81">(2014)</text:span><text:bookmark-end text:name="__UnoMark__2843_362228064"/><text:bookmark-end text:name="ZOTERO_BREF_XFLZJExefKe7"/><text:bookmark-end text:name="__UnoMark__2656_362228064"/><text:bookmark text:name="__UnoMark__2794_362228064"/><text:span text:style-name="T81">. In potassic melts, only </text:span><text:soft-page-break/><text:span text:style-name="T81">a general, large and monotonic decrease of </text:span><text:span text:style-name="T100">S</text:span><text:span text:style-name="T172">conf</text:span><text:span text:style-name="T100">(T</text:span><text:span text:style-name="T151">g</text:span><text:span text:style-name="T100">)</text:span><text:span text:style-name="T81"> is observe (Fig. 9B). The general decrease in </text:span><text:span text:style-name="T100">S</text:span><text:span text:style-name="T172">conf</text:span><text:span text:style-name="T100">(T</text:span><text:span text:style-name="T151">g</text:span><text:span text:style-name="T100">)</text:span><text:span text:style-name="T81"> can be understood as a competition between alkali </text:span><text:span text:style-name="T84">modifiers</text:span><text:span text:style-name="T81"> distributed in percolation channels in silicate glasses, following the Random Network Model proposed by Greaves </text:span><text:bookmark-start text:name="ZOTERO_BREF_xnqOy3ln4dUW"/><text:bookmark-start text:name="__UnoMark__2250_362228064"/><text:bookmark-start text:name="__UnoMark__2382_362228064"/><text:bookmark-start text:name="__UnoMark__2517_362228064"/><text:bookmark-start text:name="__UnoMark__2695_362228064"/><text:bookmark-start text:name="__UnoMark__2844_362228064"/><text:span text:style-name="T81">(1985)</text:span><text:bookmark-end text:name="ZOTERO_BREF_xnqOy3ln4dUW"/><text:bookmark-end text:name="__UnoMark__2250_362228064"/><text:bookmark-end text:name="__UnoMark__2382_362228064"/><text:bookmark-end text:name="__UnoMark__2517_362228064"/><text:bookmark-end text:name="__UnoMark__2695_362228064"/><text:bookmark-end text:name="__UnoMark__2844_362228064"/><text:span text:style-name="T81">, </text:span><text:span text:style-name="T84">and a</text:span><text:span text:style-name="T81">lkali charge compensators distributed according to the Charge-Compensated Random Network </text:span><text:bookmark text:name="__UnoMark__2376_362228064"/><text:bookmark-start text:name="__UnoMark__2252_362228064"/><text:bookmark-start text:name="ZOTERO_BREF_PSyALkooOEWF"/><text:bookmark-start text:name="__UnoMark__2518_362228064"/><text:bookmark-start text:name="__UnoMark__2696_362228064"/><text:bookmark-start text:name="__UnoMark__2383_362228064"/><text:bookmark-start text:name="__UnoMark__2845_362228064"/><text:span text:style-name="T81">(Greaves and Ngai, 1995; Le Losq et al., 2017)</text:span><text:bookmark-end text:name="__UnoMark__2252_362228064"/><text:bookmark-end text:name="ZOTERO_BREF_PSyALkooOEWF"/><text:bookmark-end text:name="__UnoMark__2518_362228064"/><text:bookmark-end text:name="__UnoMark__2696_362228064"/><text:bookmark-end text:name="__UnoMark__2383_362228064"/><text:bookmark-end text:name="__UnoMark__2845_362228064"/><text:bookmark text:name="__UnoMark__2380_362228064"/><text:span text:style-name="T81">. While sodium as a network modifier or charge compensator may not affect critically the general entropy of the network, Fig. 9B suggests that</text:span><text:span text:style-name="T104"> potassic </text:span><text:span text:style-name="T105">as a network modifier or charge compensator is present in very different environments, and, hence, affects differently the melt and glass <text:s/></text:span><text:span text:style-name="T101">S</text:span><text:span text:style-name="T173">conf</text:span><text:span text:style-name="T194">.</text:span></text:p>
      <text:p text:style-name="P2"/>
      <text:p text:style-name="P7"><text:span text:style-name="T81">The large entropic variations observed in K-bearing systems are rationalized when considering that potassium behave in extreme ways in both silicate and aluminosilicate melts, as shown by a T-dependent liquid heat capacity for the former and significant K-clustering detected in the later </text:span><text:bookmark text:name="__UnoMark__2511_362228064"/><text:bookmark-start text:name="__UnoMark__2846_362228064"/><text:bookmark-start text:name="__UnoMark__2697_362228064"/><text:bookmark-start text:name="__UnoMark__2519_362228064"/><text:bookmark-start text:name="ZOTERO_BREF_65tQoUxZWIzF"/><text:bookmark-start text:name="__UnoMark__2385_362228064"/><text:span text:style-name="T81">(Richet and Bottinga, 1985; Le Losq et al., 2017)</text:span><text:bookmark-end text:name="__UnoMark__2846_362228064"/><text:bookmark-end text:name="__UnoMark__2697_362228064"/><text:bookmark-end text:name="__UnoMark__2519_362228064"/><text:bookmark-end text:name="ZOTERO_BREF_65tQoUxZWIzF"/><text:bookmark-end text:name="__UnoMark__2385_362228064"/><text:bookmark text:name="__UnoMark__2515_362228064"/><text:span text:style-name="T81">. Such behavior may be assigned to its ionic radius, ranging between 146 pm and 168 pm in CN 6 to 12, respectively </text:span><text:bookmark text:name="__UnoMark__2649_362228064"/><text:bookmark-start text:name="__UnoMark__2847_362228064"/><text:bookmark-start text:name="__UnoMark__2698_362228064"/><text:bookmark-start text:name="ZOTERO_BREF_FILahrvBhDre"/><text:bookmark-start text:name="__UnoMark__2521_362228064"/><text:span text:style-name="T81">(Whittaker and Muntus, 1970)</text:span><text:bookmark-end text:name="__UnoMark__2847_362228064"/><text:bookmark-end text:name="__UnoMark__2698_362228064"/><text:bookmark-end text:name="ZOTERO_BREF_FILahrvBhDre"/><text:bookmark-end text:name="__UnoMark__2521_362228064"/><text:bookmark text:name="__UnoMark__2653_362228064"/><text:span text:style-name="T81">. Potassium thus presents a ionic radius larger than oxygens (132 pm), and this may result in a particular structural behavior, like elevated cationic segregation and non-random distribution, which results in strong variations in thermodynamic properties of K-silicate and aluminosilicates melts and glasses.</text:span></text:p>
      <text:p text:style-name="P2"/>
      <text:p text:style-name="P7"><text:span text:style-name="T81">Turning to fragility, we note that the variation from the silicate composition to the tectosilicate ones mirror those of </text:span><text:bookmark-start text:name="__DdeLink__2801_362228064"/><text:span text:style-name="T100">S</text:span><text:span text:style-name="T172">conf</text:span><text:span text:style-name="T100">(T</text:span><text:span text:style-name="T151">g</text:span><text:span text:style-name="T100">)</text:span><text:bookmark-end text:name="__DdeLink__2801_362228064"/><text:span text:style-name="T104">, but are much more restrained</text:span><text:span text:style-name="T100">. </text:span><text:span text:style-name="T104">The fragility </text:span><text:span text:style-name="T100">m </text:span><text:span text:style-name="T104">tends to monotonically decrease with the silica content of the glasses, and </text:span><text:span text:style-name="T106">variations of </text:span><text:span text:style-name="T104">the ratio </text:span><text:span text:style-name="T100">M/Al </text:span><text:span text:style-name="T104">only result in small variations of </text:span><text:span text:style-name="T100">m</text:span><text:span text:style-name="T104">. This is explained by </text:span><text:span text:style-name="T106">the fact that </text:span><text:span text:style-name="T104">eq. </text:span><text:span text:style-name="T100">(4) </text:span><text:span text:style-name="T106">also depends on </text:span><text:span text:style-name="T102">T</text:span><text:span text:style-name="T152">g</text:span><text:span text:style-name="T106">, which vary largely as a function of the M/Al ratio and hence allows large changes in eq. </text:span><text:span text:style-name="T102">(4)</text:span><text:span text:style-name="T104">. </text:span></text:p>
      <text:p text:style-name="P4"/>
      <text:p text:style-name="P11"><text:span text:style-name="T97">4.</text:span><text:span text:style-name="T98">2</text:span><text:span text:style-name="T97"> </text:span><text:span text:style-name="T98">The link between Raman spectra and melt properties</text:span></text:p>
      <text:p text:style-name="P5"/>
      <text:p text:style-name="P17"><text:span text:style-name="T125">Recent studies have shown that it is possible to use the ratio </text:span><text:span text:style-name="T103">R</text:span><text:span text:style-name="T155">Raman</text:span><text:span text:style-name="T125"> between the Raman signal assigned to intertetrahedral vibrations (below 700 cm</text:span><text:span text:style-name="T178">-1</text:span><text:span text:style-name="T125">) and that assigned to intratetrahedral vibrations (between ~800 and 1300 cm</text:span><text:span text:style-name="T178">-1</text:span><text:span text:style-name="T125">) to predict the parameters of the empirique </text:span><text:span text:style-name="T140">VFT</text:span><text:span text:style-name="T125"> equation </text:span><text:span text:style-name="T140">(eq. 1)</text:span><text:span text:style-name="T125"> for predicting the viscosity of natural aluminosilicate melts </text:span><text:bookmark-start text:name="ZOTERO_BREF_ioKm01Q91xMz"/><text:span text:style-name="T125">(Giordano et al., n.d.)</text:span><text:bookmark-end text:name="ZOTERO_BREF_ioKm01Q91xMz"/><text:span text:style-name="T125">. <text:s/></text:span><text:span text:style-name="T103">R</text:span><text:span text:style-name="T155">raman </text:span><text:span text:style-name="T197"><text:s/>also directly correlates with the glass transition temperature of the melt, allowing predictions to be made. While those studies are interesting, they were limited to a subset of aluminosilicate melts representative of geologic melts.</text:span></text:p>
      <text:p text:style-name="P58"/>
      <text:p text:style-name="P18"><text:soft-page-break/><text:span text:style-name="T196">Using the present model, we can extent such approach to a broad range of melt compositions, with very various polymerization, and in a systematic way. We predicted the Raman spectra </text:span><text:span text:style-name="T218">along the different joints (silicate, join</text:span><text:span text:style-name="T219">t</text:span><text:span text:style-name="T218"> 3, join</text:span><text:span text:style-name="T219">t</text:span><text:span text:style-name="T218"> 1) on the ternary diagrams Na</text:span><text:span text:style-name="T159">2</text:span><text:span text:style-name="T218">O-Al</text:span><text:span text:style-name="T159">2</text:span><text:span text:style-name="T218">O</text:span><text:span text:style-name="T159">3</text:span><text:span text:style-name="T218">-SiO</text:span><text:span text:style-name="T159">2</text:span><text:span text:style-name="T218"> and K</text:span><text:span text:style-name="T159">2</text:span><text:span text:style-name="T218">O-Al</text:span><text:span text:style-name="T159">2</text:span><text:span text:style-name="T218">O</text:span><text:span text:style-name="T159">3</text:span><text:span text:style-name="T218">-SiO</text:span><text:span text:style-name="T159">2</text:span><text:span text:style-name="T218">, </text:span><text:span text:style-name="T220">and calculated </text:span><text:span text:style-name="T187">R</text:span><text:span text:style-name="T154">Raman</text:span><text:span text:style-name="T218"> </text:span><text:span text:style-name="T220">for those compositions. </text:span><text:span text:style-name="T221">Results confirm a direct, linear trend between <text:s/></text:span><text:span text:style-name="T187">R</text:span><text:span text:style-name="T154">raman</text:span><text:span text:style-name="T196"> </text:span><text:span text:style-name="T198">and the melt glass transition temperature (Fig. 10A). Slight deviations are observed on the join 1, but probably are within model errors.</text:span></text:p>
      <text:p text:style-name="P59"/>
      <text:p text:style-name="P19"><text:span text:style-name="T196">Trying to push further observations between Raman spectra and thermodynamic properties, we plotted </text:span><text:span text:style-name="T187">S</text:span><text:span text:style-name="T174">conf</text:span><text:span text:style-name="T187">(T</text:span><text:span text:style-name="T154">g</text:span><text:span text:style-name="T187">) </text:span><text:span text:style-name="T196">and </text:span><text:span text:style-name="T187">m</text:span><text:span text:style-name="T196"> against R</text:span><text:span text:style-name="T160">Raman </text:span><text:span text:style-name="T196">(Fig. 10B,C). Complex, largely non-linear correlations are observed for both parameters. </text:span><text:span text:style-name="T200">Fragility</text:span><text:span text:style-name="T196"> </text:span><text:span text:style-name="T187">m</text:span><text:span text:style-name="T196"> against R</text:span><text:span text:style-name="T160">Raman</text:span><text:span text:style-name="T196"> relationships are </text:span><text:span text:style-name="T199">nearly monotonic, showing a strong decrease of </text:span><text:span text:style-name="T188">m </text:span><text:span text:style-name="T199">with increasing</text:span><text:span text:style-name="T188"> <text:s/></text:span><text:span text:style-name="T196">R</text:span><text:span text:style-name="T161">R</text:span><text:span text:style-name="T160">aman </text:span><text:span text:style-name="T199">at first, at high </text:span><text:span text:style-name="T187">R</text:span><text:span text:style-name="T156">R</text:span><text:span text:style-name="T154">aman</text:span><text:span text:style-name="T160"> </text:span><text:span text:style-name="T199">fragility variations become smooth as they converge to the fragility of silica. </text:span><text:span text:style-name="T200">Variations between </text:span><text:span text:style-name="T187">S</text:span><text:span text:style-name="T174">conf</text:span><text:span text:style-name="T187">(T</text:span><text:span text:style-name="T154">g</text:span><text:span text:style-name="T187">) </text:span><text:span text:style-name="T196">and </text:span><text:span text:style-name="T187">R</text:span><text:span text:style-name="T156">R</text:span><text:span text:style-name="T154">aman</text:span><text:span text:style-name="T160"> </text:span><text:span text:style-name="T200">are more complex. </text:span><text:span text:style-name="T201">As</text:span><text:span text:style-name="T189"> </text:span><text:span text:style-name="T187">R</text:span><text:span text:style-name="T156">r</text:span><text:span text:style-name="T154">aman </text:span><text:span text:style-name="T201">decreases from that of silica to that lower values, we first observe </text:span><text:span text:style-name="T200">an increase of</text:span><text:span text:style-name="T161"> </text:span><text:span text:style-name="T187">S</text:span><text:span text:style-name="T174">conf</text:span><text:span text:style-name="T187">(T</text:span><text:span text:style-name="T154">g</text:span><text:span text:style-name="T187">)</text:span><text:span text:style-name="T196"> </text:span><text:span text:style-name="T202">on all joints. </text:span><text:span text:style-name="T203">Then, a </text:span><text:span text:style-name="T204">tipping</text:span><text:span text:style-name="T203"> point is reached on all joints, but at different values of </text:span><text:span text:style-name="T187">R</text:span><text:span text:style-name="T156">r</text:span><text:span text:style-name="T154">aman</text:span><text:span text:style-name="T203">. After this tipping point, strong decrease of </text:span><text:span text:style-name="T187">S</text:span><text:span text:style-name="T174">conf</text:span><text:span text:style-name="T187">(T</text:span><text:span text:style-name="T154">g</text:span><text:span text:style-name="T187">)</text:span><text:span text:style-name="T203"> possibly followed by large increases are observed.</text:span></text:p>
      <text:p text:style-name="P61"/>
      <text:p text:style-name="P20"><text:span text:style-name="T201">T</text:span><text:span text:style-name="T207">h</text:span><text:span text:style-name="T205">ose observations indicate that </text:span><text:span text:style-name="T191">R</text:span><text:span text:style-name="T156">r</text:span><text:span text:style-name="T157">aman</text:span><text:span text:style-name="T198">, </text:span><text:span text:style-name="T206">and thus generally </text:span><text:span text:style-name="T205">Raman spectra </text:span><text:span text:style-name="T206">in general</text:span><text:span text:style-name="T205"> capture the general topological changes in the network, i.e. the apparition of different </text:span><text:span text:style-name="T190">Q</text:span><text:span text:style-name="T175">n</text:span><text:span text:style-name="T205"> species in the network, containing both Al and Si in their centers. </text:span><text:span text:style-name="T208">This is easily explained by the fact that Raman spectra of silicate glasses mostly are formed by the v</text:span><text:span text:style-name="T210">i</text:span><text:span text:style-name="T208">brations of the AlO</text:span><text:span text:style-name="T163">4</text:span><text:span text:style-name="T208">-SiO</text:span><text:span text:style-name="T163">4</text:span><text:span text:style-name="T208"> polyhedral network.</text:span><text:span text:style-name="T205"> </text:span><text:span text:style-name="T208">As a result</text:span><text:span text:style-name="T206">, they are not sensitive to mixing effects </text:span><text:span text:style-name="T208">of non-network former cations</text:span><text:span text:style-name="T206">, as previously observed for instance upon mixing KSi</text:span><text:span text:style-name="T162">3</text:span><text:span text:style-name="T206">O</text:span><text:span text:style-name="T162">7</text:span><text:span text:style-name="T206"> and NaSi</text:span><text:span text:style-name="T162">3</text:span><text:span text:style-name="T206">O</text:span><text:span text:style-name="T162">7</text:span><text:span text:style-name="T206"> glasses </text:span><text:bookmark-start text:name="ZOTERO_BREF_pE7OnWpoYAxZ"/><text:span text:style-name="T206">(Le Losq and Neuville, 2017)</text:span><text:bookmark-end text:name="ZOTERO_BREF_pE7OnWpoYAxZ"/><text:span text:style-name="T206">. Mixing of the different metal cations result in variations in </text:span><text:span text:style-name="T192">m</text:span><text:span text:style-name="T206">, and even more </text:span><text:span text:style-name="T192">S</text:span><text:span text:style-name="T176">conf</text:span><text:span text:style-name="T192">(T</text:span><text:span text:style-name="T158">g</text:span><text:span text:style-name="T192">)</text:span><text:span text:style-name="T206">, that are not fully captured by Raman spectra </text:span><text:span text:style-name="T209">(Fig. 10)</text:span><text:span text:style-name="T206">.</text:span></text:p>
      <text:p text:style-name="P62"/>
      <text:p text:style-name="P21"><text:span text:style-name="T193">5. </text:span><text:span text:style-name="T195">C</text:span><text:span text:style-name="T193">onclusion</text:span></text:p>
      <text:p text:style-name="P63"/>
      <text:p text:style-name="P22"><text:span text:style-name="T206">A </text:span><text:span text:style-name="T196">model combining a deep neural network </text:span><text:span text:style-name="T211">with thermodynamic equations </text:span><text:span text:style-name="T212">was trained to</text:span><text:span text:style-name="T211"> predict various properties of melts and glasses like density, configurational entropy at the glass transition, fragility </text:span><text:span text:style-name="T212">and even glass Raman spectra</text:span><text:span text:style-name="T211">. Predictions of viscosity can be made through different equations, like the Avramov-</text:span><text:span text:style-name="T217">Milchev</text:span><text:span text:style-name="T211"> or the Adam and Gibbs equations. </text:span><text:span text:style-name="T212">Besides</text:span><text:span text:style-name="T211"> predictions </text:span><text:span text:style-name="T212">of melt and glass </text:span><text:span text:style-name="T211">propert</text:span><text:span text:style-name="T213">ies</text:span><text:span text:style-name="T211">, such “trans-theor</text:span><text:span text:style-name="T212">etical”</text:span><text:span text:style-name="T211"> model</text:span><text:span text:style-name="T212"> </text:span><text:span text:style-name="T214">represents an additional tool to rationalize acquired </text:span><text:soft-page-break/><text:span text:style-name="T214">data on glasses and melts, as it allows</text:span><text:span text:style-name="T213"> a systematic exploration of the links between </text:span><text:span text:style-name="T214">their</text:span><text:span text:style-name="T213"> composition, properties and spectroscopic signals.</text:span></text:p>
      <text:p text:style-name="P64"/>
      <text:p text:style-name="P23"><text:span text:style-name="T214">Using the model, we observed</text:span><text:span text:style-name="T196"> how the change of the role of metal cations from network modifiers to charge compensators affect the thermodynamic properties of melts. </text:span><text:span text:style-name="T214">Interactions of Na-modifier and Na-compensator result in a slight excess of entropy, while K-modifier and K-compensator do not mix at all as their environments are too different. Such complex interactions and distribution of non-network former cations result in strongly non-linear changes in the entropy of the melts as a function of their composition. As a consequence, relationships between Raman spectra, which mostly sample the topology of the aluminosilicate network, and the configurational entropy and fragility of glasses are very complex. On the contrary, the linear correlation between Raman spectra and the glass transition temperature suggests that the latter mostly depends on the network </text:span><text:span text:style-name="T215">polyhedral </text:span><text:span text:style-name="T214">topology. </text:span><text:span text:style-name="T216">Glass transition is thus most probably a topology-driven phenomenon that has entropic consequences recorded in the residual entropy of glasses.</text:span></text:p>
      <text:p text:style-name="P60"/>
      <text:p text:style-name="P24"><text:span text:style-name="T125">T</text:span><text:span text:style-name="T124">he model presented in this publication is </text:span><text:span text:style-name="T126">a proof a concept, and is </text:span><text:span text:style-name="T124">meant to change and evolve in the future. </text:span><text:span text:style-name="T126">Different steps will consist </text:span><text:span text:style-name="T128">in</text:span><text:span text:style-name="T126">, </text:span><text:span text:style-name="T127">for instance,</text:span><text:span text:style-name="T126"> (i) including data for other </text:span><text:span text:style-name="T128">compositions containing </text:span><text:span text:style-name="T126">cations like Ca, Mg Ti or Fe, (ii) </text:span><text:span text:style-name="T127">including other equations to predict melt viscosity, </text:span><text:span text:style-name="T129">or</text:span><text:span text:style-name="T127"> (iii) adding other </text:span><text:span text:style-name="T129">spectroscopic information like </text:span><text:span text:style-name="T179">29</text:span><text:span text:style-name="T129">Si and </text:span><text:span text:style-name="T179">27</text:span><text:span text:style-name="T129">Al nuclear magnetic resonance spectra. </text:span><text:span text:style-name="T130">The main limitation results in the datasets available:</text:span><text:span text:style-name="T132"> </text:span><text:span text:style-name="T130">the combination of different methods allowed successful training of the model on a relatively small dataset, </text:span><text:span text:style-name="T132">but </text:span><text:span text:style-name="T130">a significant number of compositions are still needed to obtain good results (e.g., Fig. 6 for the present quaternary system). This may represent a problem for including compositions for which available data are sparse, like aluminate melts. In addition, entropy variations due to mixing of different alkali-alkaline-earth cations (e.g., Ca-K, Mg-K…) are not well known and this may be another difficulty to solve in the future. </text:span><text:span text:style-name="T133">Despite such potential problems, and c</text:span><text:span text:style-name="T130">onsidering existing data on simple melts as well as geologic compositions, extension of the present model to compositions pertinent for geologic and industrial melts </text:span><text:span text:style-name="T131">is realistic. </text:span><text:span text:style-name="T134">Once achieved, the model will represent an intelligent framework that will be used to focus on important problems related to</text:span><text:span text:style-name="T131"> </text:span><text:span text:style-name="T135">material and Earth sciences.</text:span></text:p>
      <text:p text:style-name="P47"/>
      <text:p text:style-name="P42">Acknowledgments</text:p>
      <text:p text:style-name="P48"/>
      <text:p text:style-name="P48"><text:soft-page-break/>CLL acknowledges funding from Australian Research Council Laureate Fellowship FL1600000 to Prof. Hugh O’Neill (ANU-RSES).</text:p>
      <text:p text:style-name="P71"/>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56">Name</text:p>
          </table:table-cell>
          <table:table-cell table:style-name="Table2.B1" office:value-type="string">
            <text:p text:style-name="P51">SiO<text:span text:style-name="T148">2</text:span></text:p>
          </table:table-cell>
          <table:table-cell table:style-name="Table2.B1" office:value-type="string">
            <text:p text:style-name="P51">Al<text:span text:style-name="T148">2</text:span>O<text:span text:style-name="T148">3</text:span></text:p>
          </table:table-cell>
          <table:table-cell table:style-name="Table2.D1" office:value-type="string">
            <text:p text:style-name="P51">Na<text:span text:style-name="T148">2</text:span>O</text:p>
          </table:table-cell>
          <table:table-cell table:style-name="Table2.D1" office:value-type="string">
            <text:p text:style-name="P51">K<text:span text:style-name="T148">2</text:span>O</text:p>
          </table:table-cell>
          <table:table-cell table:style-name="Table2.B1" office:value-type="string">
            <text:p text:style-name="P51">Relative density</text:p>
          </table:table-cell>
        </table:table-row>
        <table:table-row table:style-name="Table2.1">
          <table:table-cell table:style-name="Table2.A1" office:value-type="string">
            <text:p text:style-name="P50">NA<text:span text:style-name="T238">65.9</text:span></text:p>
          </table:table-cell>
          <table:table-cell table:style-name="Table2.B1" office:value-type="string">
            <text:p text:style-name="P54">61.75(45)</text:p>
          </table:table-cell>
          <table:table-cell table:style-name="Table2.B1" office:value-type="string">
            <text:p text:style-name="P54">13.67(24)</text:p>
          </table:table-cell>
          <table:table-cell table:style-name="Table2.D1" office:value-type="string">
            <text:p text:style-name="P54">24.56(73)</text:p>
          </table:table-cell>
          <table:table-cell table:style-name="Table2.D1" office:value-type="string">
            <text:p text:style-name="P54">0.03(2)</text:p>
          </table:table-cell>
          <table:table-cell table:style-name="Table2.B1" office:value-type="string">
            <text:p text:style-name="P55">2.472(4)</text:p>
          </table:table-cell>
        </table:table-row>
        <table:table-row table:style-name="Table2.1">
          <table:table-cell table:style-name="Table2.A1" office:value-type="string">
            <text:p text:style-name="P52">NA<text:span text:style-name="T240">58.</text:span>10</text:p>
          </table:table-cell>
          <table:table-cell table:style-name="Table2.B1" office:value-type="string">
            <text:p text:style-name="P54">54.61(28)</text:p>
          </table:table-cell>
          <table:table-cell table:style-name="Table2.B1" office:value-type="string">
            <text:p text:style-name="P54">16.42(18)</text:p>
          </table:table-cell>
          <table:table-cell table:style-name="Table2.D1" office:value-type="string">
            <text:p text:style-name="P54">28.92(37)</text:p>
          </table:table-cell>
          <table:table-cell table:style-name="Table2.D1" office:value-type="string">
            <text:p text:style-name="P54">0.05(2)</text:p>
          </table:table-cell>
          <table:table-cell table:style-name="Table2.B1" office:value-type="string">
            <text:p text:style-name="P55">2.502(5)</text:p>
          </table:table-cell>
        </table:table-row>
        <table:table-row table:style-name="Table2.1">
          <table:table-cell table:style-name="Table2.A1" office:value-type="string">
            <text:p text:style-name="P53">KA80.5</text:p>
          </table:table-cell>
          <table:table-cell table:style-name="Table2.B1" office:value-type="string">
            <text:p text:style-name="P54">74.85(44)</text:p>
          </table:table-cell>
          <table:table-cell table:style-name="Table2.B1" office:value-type="string">
            <text:p text:style-name="P54">7.56(14)</text:p>
          </table:table-cell>
          <table:table-cell table:style-name="Table2.D1" office:value-type="string">
            <text:p text:style-name="P54">0.00(4)</text:p>
          </table:table-cell>
          <table:table-cell table:style-name="Table2.D1" office:value-type="string">
            <text:p text:style-name="P54">15.12(22)</text:p>
          </table:table-cell>
          <table:table-cell table:style-name="Table2.B1" office:value-type="string">
            <text:p text:style-name="P55">2.345(1)</text:p>
          </table:table-cell>
        </table:table-row>
        <table:table-row table:style-name="Table2.1">
          <table:table-cell table:style-name="Table2.A5" office:value-type="string">
            <text:p text:style-name="P53">KA72.7</text:p>
          </table:table-cell>
          <table:table-cell table:style-name="Table2.B5" office:value-type="string">
            <text:p text:style-name="P54">61.41(28)</text:p>
          </table:table-cell>
          <table:table-cell table:style-name="Table2.B5" office:value-type="string">
            <text:p text:style-name="P54">10.17(24)</text:p>
          </table:table-cell>
          <table:table-cell table:style-name="Table2.D5" office:value-type="string">
            <text:p text:style-name="P54">0.00(2)</text:p>
          </table:table-cell>
          <table:table-cell table:style-name="Table2.D5" office:value-type="string">
            <text:p text:style-name="P54">27.42(33)</text:p>
          </table:table-cell>
          <table:table-cell table:style-name="Table2.B5" office:value-type="string">
            <text:p text:style-name="P55">2.408(1)</text:p>
          </table:table-cell>
        </table:table-row>
        <table:table-row table:style-name="Table2.1">
          <table:table-cell table:style-name="Table2.A5" office:value-type="string">
            <text:p text:style-name="P53">KA65.9</text:p>
          </table:table-cell>
          <table:table-cell table:style-name="Table2.B5" office:value-type="string">
            <text:p text:style-name="P54">53.32(55)</text:p>
          </table:table-cell>
          <table:table-cell table:style-name="Table2.B5" office:value-type="string">
            <text:p text:style-name="P54">12.49(43)</text:p>
          </table:table-cell>
          <table:table-cell table:style-name="Table2.D5" office:value-type="string">
            <text:p text:style-name="P54">0.00(3)</text:p>
          </table:table-cell>
          <table:table-cell table:style-name="Table2.D5" office:value-type="string">
            <text:p text:style-name="P54">31.68(28)</text:p>
          </table:table-cell>
          <table:table-cell table:style-name="Table2.B5" office:value-type="string">
            <text:p text:style-name="P55">2.451(10)</text:p>
          </table:table-cell>
        </table:table-row>
      </table:table>
      <text:p text:style-name="P46">Table <text:span text:style-name="T235">1</text:span>: <text:span text:style-name="T236">Chemical</text:span><text:span text:style-name="T237"> </text:span><text:span text:style-name="T236">analysis in wt%</text:span><text:span text:style-name="T237"> </text:span><text:span text:style-name="T236">of</text:span><text:span text:style-name="T237"> </text:span><text:span text:style-name="T236">studied</text:span><text:span text:style-name="T237"> </text:span><text:span text:style-name="T236">glasses</text:span><text:span text:style-name="T237"> </text:span><text:span text:style-name="T236">and</text:span><text:span text:style-name="T237"> </text:span><text:span text:style-name="T236">density</text:span><text:span text:style-name="T237"> </text:span><text:span text:style-name="T236">measurements.</text:span></text:p>
      <text:p text:style-name="P67"/>
      <text:p text:style-name="P41"/>
      <table:table table:name="Table3" table:style-name="Table3">
        <table:table-column table:style-name="Table3.A" table:number-columns-repeated="10"/>
        <table:table-row>
          <table:table-cell table:style-name="Table3.A1" table:number-columns-spanned="2" office:value-type="string">
            <text:p text:style-name="P81">NA65.9</text:p>
          </table:table-cell>
          <table:covered-table-cell/>
          <table:table-cell table:style-name="Table3.A1" office:value-type="string">
            <text:p text:style-name="P81">NA58.10</text:p>
          </table:table-cell>
          <table:table-cell table:style-name="Table3.A1" office:value-type="string">
            <text:p text:style-name="Table_20_Contents"/>
          </table:table-cell>
          <table:table-cell table:style-name="Table3.A1" office:value-type="string">
            <text:p text:style-name="P81">KA80.5</text:p>
          </table:table-cell>
          <table:table-cell table:style-name="Table3.A1" office:value-type="string">
            <text:p text:style-name="Table_20_Contents"/>
          </table:table-cell>
          <table:table-cell table:style-name="Table3.A1" office:value-type="string">
            <text:p text:style-name="P81">KA72.7</text:p>
          </table:table-cell>
          <table:table-cell table:style-name="Table3.A1" office:value-type="string">
            <text:p text:style-name="Table_20_Contents"/>
          </table:table-cell>
          <table:table-cell table:style-name="Table3.A1" office:value-type="string">
            <text:p text:style-name="P81">KA65.9</text:p>
          </table:table-cell>
          <table:table-cell table:style-name="Table3.J1" office:value-type="string">
            <text:p text:style-name="Table_20_Contents"/>
          </table:table-cell>
        </table:table-row>
        <table:table-row>
          <table:table-cell table:style-name="Table3.A2" office:value-type="string">
            <text:p text:style-name="P81">T, K</text:p>
          </table:table-cell>
          <table:table-cell table:style-name="Table3.A2" office:value-type="string">
            <text:p text:style-name="P81">log <text:span text:style-name="T239">η</text:span>, Pa<text:span text:style-name="T239">·</text:span>s</text:p>
          </table:table-cell>
          <table:table-cell table:style-name="Table3.A2" office:value-type="string">
            <text:p text:style-name="P81">T, K</text:p>
          </table:table-cell>
          <table:table-cell table:style-name="Table3.A2" office:value-type="string">
            <text:p text:style-name="P81">log <text:span text:style-name="T239">η</text:span>, Pa<text:span text:style-name="T239">·</text:span>s</text:p>
          </table:table-cell>
          <table:table-cell table:style-name="Table3.A2" office:value-type="string">
            <text:p text:style-name="P81">T, K</text:p>
          </table:table-cell>
          <table:table-cell table:style-name="Table3.A2" office:value-type="string">
            <text:p text:style-name="P81">log <text:span text:style-name="T239">η</text:span>, Pa<text:span text:style-name="T239">·</text:span>s</text:p>
          </table:table-cell>
          <table:table-cell table:style-name="Table3.A2" office:value-type="string">
            <text:p text:style-name="P81">T, K</text:p>
          </table:table-cell>
          <table:table-cell table:style-name="Table3.A2" office:value-type="string">
            <text:p text:style-name="P81">log <text:span text:style-name="T239">η</text:span>, Pa<text:span text:style-name="T239">·</text:span>s</text:p>
          </table:table-cell>
          <table:table-cell table:style-name="Table3.A2" office:value-type="string">
            <text:p text:style-name="P81">T, K</text:p>
          </table:table-cell>
          <table:table-cell table:style-name="Table3.J2" office:value-type="string">
            <text:p text:style-name="Table_20_Contents"/>
          </table:table-cell>
        </table:table-row>
        <table:table-row>
          <table:table-cell table:style-name="Table3.A2" office:value-type="string">
            <text:p text:style-name="P82">834.4</text:p>
          </table:table-cell>
          <table:table-cell table:style-name="Table3.A2" office:value-type="string">
            <text:p text:style-name="P81">10.<text:span text:style-name="T241">21</text:span></text:p>
          </table:table-cell>
          <table:table-cell table:style-name="Table3.A2" office:value-type="string">
            <text:p text:style-name="P83"/>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25.2</text:p>
          </table:table-cell>
          <table:table-cell table:style-name="Table3.A2" office:value-type="string">
            <text:p text:style-name="P81">10.58</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44.8</text:p>
          </table:table-cell>
          <table:table-cell table:style-name="Table3.A2" office:value-type="string">
            <text:p text:style-name="P81">9.88</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56.2</text:p>
          </table:table-cell>
          <table:table-cell table:style-name="Table3.A2" office:value-type="string">
            <text:p text:style-name="P81">9.55</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66.7</text:p>
          </table:table-cell>
          <table:table-cell table:style-name="Table3.A2" office:value-type="string">
            <text:p text:style-name="P81">9.2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76.7</text:p>
          </table:table-cell>
          <table:table-cell table:style-name="Table3.A2" office:value-type="string">
            <text:p text:style-name="P81">8.94</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783.9</text:p>
          </table:table-cell>
          <table:table-cell table:style-name="Table3.A2" office:value-type="string">
            <text:p text:style-name="P81">12.36</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798.4</text:p>
          </table:table-cell>
          <table:table-cell table:style-name="Table3.A2" office:value-type="string">
            <text:p text:style-name="P81">11.64</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09.2</text:p>
          </table:table-cell>
          <table:table-cell table:style-name="Table3.A2" office:value-type="string">
            <text:p text:style-name="P81">11.17</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19.1</text:p>
          </table:table-cell>
          <table:table-cell table:style-name="Table3.A2" office:value-type="string">
            <text:p text:style-name="P81">10.75</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66.5</text:p>
          </table:table-cell>
          <table:table-cell table:style-name="Table3.A2" office:value-type="string">
            <text:p text:style-name="P81">9.08</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31.0</text:p>
          </table:table-cell>
          <table:table-cell table:style-name="Table3.A2" office:value-type="string">
            <text:p text:style-name="P81">10.30</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46.1</text:p>
          </table:table-cell>
          <table:table-cell table:style-name="Table3.A2" office:value-type="string">
            <text:p text:style-name="P81">9.75</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18.2</text:p>
          </table:table-cell>
          <table:table-cell table:style-name="Table3.A2" office:value-type="string">
            <text:p text:style-name="P81">10.8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791.8</text:p>
          </table:table-cell>
          <table:table-cell table:style-name="Table3.A2" office:value-type="string">
            <text:p text:style-name="P81">12.00</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58.6</text:p>
          </table:table-cell>
          <table:table-cell table:style-name="Table3.A2" office:value-type="string">
            <text:p text:style-name="P81">9.35</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row>
          <table:table-cell table:style-name="Table3.A2" office:value-type="string">
            <text:p text:style-name="P81">869.3</text:p>
          </table:table-cell>
          <table:table-cell table:style-name="Table3.A2" office:value-type="string">
            <text:p text:style-name="P81">9.0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J2" office:value-type="string">
            <text:p text:style-name="Table_20_Contents"/>
          </table:table-cell>
        </table:table-row>
      </table:table>
      <text:p text:style-name="P41"/>
      <text:p text:style-name="P41"/>
      <text:p text:style-name="P41"/>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Error using:</text:p>
          </table:table-cell>
          <table:table-cell table:style-name="Table1.A1" office:value-type="string">
            <text:p text:style-name="P3">Train</text:p>
          </table:table-cell>
          <table:table-cell table:style-name="Table1.A1" office:value-type="string">
            <text:p text:style-name="P3">Test</text:p>
          </table:table-cell>
          <table:table-cell table:style-name="Table1.A1" office:value-type="string">
            <text:p text:style-name="P3">Valid</text:p>
          </table:table-cell>
        </table:table-row>
        <text:soft-page-break/>
        <table:table-row table:style-name="Table1.1">
          <table:table-cell table:style-name="Table1.A1" office:value-type="string">
            <text:p text:style-name="P3">Adam-Gibbs (eq. 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MYEGA (eq. 3)</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vramov-Milchev (eq.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Table <text:span text:style-name="T234">2</text:span>: XXXXX</text:p>
      <text:p text:style-name="P5"/>
      <text:p text:style-name="P30"/>
      <text:p text:style-name="P7"><text:span text:style-name="T97">Figure 1: </text:span><text:span text:style-name="T136">A) viscosity, B) Raman spectra and C) density datasets used in this publication. The different colors are assigned to the training, validation and testing data subsets.</text:span></text:p>
      <text:p text:style-name="P2"/>
      <text:p text:style-name="P7"><text:span text:style-name="T97">Figure 2: </text:span><text:span text:style-name="T124">Schematic drawing of the model.</text:span><text:span text:style-name="T97"> </text:span><text:span text:style-name="T81">The melt and glass chemical composition</text:span><text:span text:style-name="T85">s (mole fracitons)</text:span><text:span text:style-name="T81"> are </text:span><text:span text:style-name="T85">model inputs</text:span><text:span text:style-name="T81"> passed to the core</text:span><text:span text:style-name="T85"> </text:span><text:span text:style-name="T86">artificial </text:span><text:span text:style-name="T81">neural network. </text:span><text:span text:style-name="T85">The latter</text:span><text:span text:style-name="T81"> </text:span><text:span text:style-name="T85">predicts</text:span><text:span text:style-name="T81"> thermodynamic and static parameters as well as the Raman spectra for </text:span><text:span text:style-name="T85">a</text:span><text:span text:style-name="T81"> given composition. </text:span><text:span text:style-name="T85">Those parameters can be directly used or forwarded in other thermodynamic equations for predicting other material properties, like viscosity.</text:span></text:p>
      <text:p text:style-name="P5"/>
      <text:p text:style-name="P12"><text:span text:style-name="T97">Figure 3: </text:span><text:span text:style-name="T124">Random exploration of </text:span><text:span text:style-name="T137">the artificial</text:span><text:span text:style-name="T124"> </text:span><text:span text:style-name="T137">neural </text:span><text:span text:style-name="T124">network </text:span><text:span text:style-name="T137">hyper-</text:span><text:span text:style-name="T124">parameters. </text:span><text:span text:style-name="T81">Mean square error (MSE) between the viscosity calculated with eq. 2 (Adam-Gibbs theory) and measure</text:span><text:span text:style-name="T87">s </text:span><text:span text:style-name="T88">are</text:span><text:span text:style-name="T81"> reported as a function of the number of layers (A), </text:span><text:span text:style-name="T89">the number of </text:span><text:span text:style-name="T90">activation units</text:span><text:span text:style-name="T81"> per layer (B), </text:span><text:span text:style-name="T89">the </text:span><text:span text:style-name="T81">total number of hidden </text:span><text:span text:style-name="T90">activation units</text:span><text:span text:style-name="T81"> (C) and the dropout probability (D).</text:span></text:p>
      <text:p text:style-name="P5"/>
      <text:p text:style-name="P7"><text:span text:style-name="T97">Figure 4: </text:span><text:span text:style-name="T81">Comparison between viscosities predicted by the Adam and Gibbs theory (eq. 2, A), the derived MYEGA equation (eq. 3, B) or the Avramov-Milchev theory (eq. 4, C), and measurements.</text:span></text:p>
      <text:p text:style-name="P5"/>
      <text:p text:style-name="P7"><text:span text:style-name="T97">Figure 5: </text:span><text:span text:style-name="T124">Effect of the size of the dataset on the predictive ability of the </text:span><text:span text:style-name="T138">artificial neural</text:span><text:span text:style-name="T124"> network. </text:span><text:span text:style-name="T81">This experiment was performed using a</text:span><text:span text:style-name="T91">n artificial neural</text:span><text:span text:style-name="T81"> network with 4 hidden layers containing each 200 </text:span><text:span text:style-name="T91">hidden activation functions</text:span><text:span text:style-name="T81">, setting the dropout probability to 0.2.</text:span></text:p>
      <text:p text:style-name="P5"/>
      <text:p text:style-name="P7"><text:span text:style-name="T97">Figure 6: </text:span><text:span text:style-name="T139">Effect of</text:span><text:span text:style-name="T124"> learning </text:span><text:span text:style-name="T139">multiple tasks (multitask learning) on the mean-square error on viscosity predictions.</text:span></text:p>
      <text:p text:style-name="P6"/>
      <text:p text:style-name="P13"><text:span text:style-name="T107">Figure 7: </text:span><text:span text:style-name="T110">Predicted versus measured values of A) the viscous glass transition </text:span><text:span text:style-name="T120">T</text:span><text:span text:style-name="T165">g</text:span><text:span text:style-name="T110">, B) </text:span><text:span text:style-name="T120">S</text:span><text:span text:style-name="T180">conf</text:span><text:span text:style-name="T223">(</text:span><text:span text:style-name="T120">T</text:span><text:span text:style-name="T165">g</text:span><text:span text:style-name="T120">)</text:span><text:span text:style-name="T110"> </text:span><text:span text:style-name="T112">determined</text:span><text:span text:style-name="T110"> from viscosity measurements and C) </text:span><text:span text:style-name="T111">the </text:span><text:span text:style-name="T110">glass density. </text:span><text:span text:style-name="T114">The s</text:span><text:span text:style-name="T113">ubplot </text:span><text:span text:style-name="T110">D) also presents the comparison between the melt fragility and the ratio between the configurational heat capacity and the configurational entropy at the glass transition. Different symbols represent the training, validation and testing data subsets.</text:span></text:p>
      <text:p text:style-name="P6"/>
      <text:p text:style-name="P7"><text:soft-page-break/><text:span text:style-name="T107">Figure 8 : </text:span><text:span text:style-name="T115">Predicted (orange lines) versus measured (black lines) </text:span><text:span text:style-name="T109">Raman spectra </text:span><text:span text:style-name="T115">of the glasses composing the training (left) and validation (right) subsets. </text:span><text:span text:style-name="T116">The Raman spectra of different compositions are stacked for helping vizualisation.</text:span></text:p>
      <text:p text:style-name="P6"/>
      <text:p text:style-name="P14"><text:span text:style-name="T107">Figure 9: </text:span><text:span text:style-name="T117">Variations of the configurational entropy at the glass transition temperature </text:span><text:span text:style-name="T121">S</text:span><text:span text:style-name="T181">conf</text:span><text:span text:style-name="T121">(T</text:span><text:span text:style-name="T166">g</text:span><text:span text:style-name="T121">)</text:span><text:span text:style-name="T117"> (A &amp; B) and fragility </text:span><text:span text:style-name="T121">m</text:span><text:span text:style-name="T117"> (C &amp; D) along the silicate join, the join 1 and the join 3 of the Na</text:span><text:span text:style-name="T164">2</text:span><text:span text:style-name="T117">O-Al</text:span><text:span text:style-name="T164">2</text:span><text:span text:style-name="T117">O</text:span><text:span text:style-name="T164">3</text:span><text:span text:style-name="T117">-SiO</text:span><text:span text:style-name="T164">2</text:span><text:span text:style-name="T117"> (left subplots) and K</text:span><text:span text:style-name="T164">2</text:span><text:span text:style-name="T117">O-Al</text:span><text:span text:style-name="T164">2</text:span><text:span text:style-name="T117">O</text:span><text:span text:style-name="T164">3</text:span><text:span text:style-name="T117">-SiO</text:span><text:span text:style-name="T164">2</text:span><text:span text:style-name="T117"> (right subplots) diagrams, from 60 to 100 mol % SiO</text:span><text:span text:style-name="T164">2</text:span><text:span text:style-name="T222">.</text:span></text:p>
      <text:p text:style-name="P6"/>
      <text:p text:style-name="P15"><text:span text:style-name="T107">Figure 10 : </text:span><text:span text:style-name="T118">Variations of the </text:span><text:span text:style-name="T119">glass transition </text:span><text:span text:style-name="T122">T</text:span><text:span text:style-name="T167">g</text:span><text:span text:style-name="T119"> (A),</text:span><text:span text:style-name="T108"> </text:span><text:span text:style-name="T117">the configurational entropy at the glass transition temperature </text:span><text:span text:style-name="T121">S</text:span><text:span text:style-name="T181">conf</text:span><text:span text:style-name="T121">(T</text:span><text:span text:style-name="T166">g</text:span><text:span text:style-name="T121">) </text:span><text:span text:style-name="T123">(B), and the melt fragility </text:span><text:span text:style-name="T122">m (C)</text:span><text:span text:style-name="T123"> as a function of the ratio </text:span><text:span text:style-name="T122">R</text:span><text:span text:style-name="T167">Raman</text:span><text:span text:style-name="T122">. <text:s/>R</text:span><text:span text:style-name="T167">Raman</text:span><text:span text:style-name="T225"> </text:span><text:span text:style-name="T226">is calculated as the ratio of the area </text:span><text:span text:style-name="T224">A</text:span><text:span text:style-name="T168">T-O-T</text:span><text:span text:style-name="T226"> of Raman signals assigned to intertetrahedral vibration (at frequencies lower than 670 cm</text:span><text:span text:style-name="T182">-1</text:span><text:span text:style-name="T226">) and of the area </text:span><text:span text:style-name="T224">A</text:span><text:span text:style-name="T168">T-O</text:span><text:span text:style-name="T226"> of Raman signals assigned to intratetrahedral vibrations T-O (located between 800 and 1300 cm</text:span><text:span text:style-name="T182">-1</text:span><text:span text:style-name="T226"> in the present compositions).</text:span></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JR" style:family="text">
      <style:text-properties fo:color="#ff0000" fo:background-color="#ffffff"/>
    </style:style>
    <style:style style:name="ListLabel_20_1" style:display-name="ListLabel 1" style:family="text">
      <style:text-properties style:font-name="Times New Roman" fo:font-family="'Times New Roman'" style:font-family-generic="roman" style:font-pitch="variable" fo:font-size="12pt" style:text-underline-style="none"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ne_20_number" style:display-name="line number" style:family="text" style:parent-style-name="Default_20_Paragraph_20_Font"/>
    <style:style style:name="ListLabel_20_2" style:display-name="ListLabel 2"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Line_20_numbering" style:display-name="Line numbering" style:family="text"/>
    <style:style style:name="ListLabel_20_3" style:display-name="ListLabel 3"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36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0</meta:creation-date>
    <meta:initial-creator>Charles Le Losq</meta:initial-creator>
    <dc:language>en-US</dc:language>
    <dc:date>2019-09-27T17:14:37.647037692</dc:date>
    <meta:editing-cycles>350</meta:editing-cycles>
    <meta:editing-duration>PT13H44M6S</meta:editing-duration>
    <meta:generator>LibreOffice/6.0.7.3$Linux_X86_64 LibreOffice_project/00m0$Build-3</meta:generator>
    <meta:document-statistic meta:table-count="3" meta:image-count="0" meta:object-count="7" meta:page-count="19" meta:paragraph-count="182" meta:word-count="6083" meta:character-count="39240" meta:non-whitespace-character-count="333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qAyCOvt86Lf_1" meta:value-type="string">ZOTERO_ITEM CSL_CITATION {"citationID":"ntjaNKOQ","properties":{"unsorted":true,"formattedCitation":"(e.g., see the reviews of Mysen and Richet, 2005; Le Losq et al., 2019b)","plainCitation":"(e.g., see the reviews of Mysen and Richet, 2005; Le Losq et al</meta:user-defined>
    <meta:user-defined meta:name="ZOTERO_BREF_0qAyCOvt86Lf_2" meta:value-type="string">., 2019b)","noteIndex":0},"citationItems":[{"id":574,"uris":["http://zotero.org/users/453153/items/G2BIAT7U"],"uri":["http://zotero.org/users/453153/items/G2BIAT7U"],"itemData":{"id":574,"type":"book","title":"Silicate glasses and melts - Properties and s</meta:user-defined>
    <meta:user-defined meta:name="ZOTERO_BREF_0qAyCOvt86Lf_3" meta:value-type="string">tructure","collection-title":"Developments in geochemistry","publisher":"Elsevier B.V.","publisher-place":"Amsterdam","volume":"10","event-place":"Amsterdam","author":[{"family":"Mysen","given":"B. O."},{"family":"Richet","given":"P."}],"issued":{"date-pa</meta:user-defined>
    <meta:user-defined meta:name="ZOTERO_BREF_0qAyCOvt86Lf_4" meta:value-type="string">rts":[["2005"]]}},"prefix":"e.g., see the reviews of"},{"id":4729,"uris":["http://zotero.org/users/453153/items/2XWMG3XB"],"uri":["http://zotero.org/users/453153/items/2XWMG3XB"],"itemData":{"id":4729,"type":"chapter","title":"Silicate Glasses","container</meta:user-defined>
    <meta:user-defined meta:name="ZOTERO_BREF_0qAyCOvt86Lf_5" meta:value-type="string">-title":"Handbook of Glass","publisher":"Springer","URL":"https://www.springer.com/us/book/9783319937267","ISBN":"978-3-319-93728-1","author":[{"family":"Le Losq","given":"C."},{"family":"Cicconi","given":"M. R."},{"family":"Greaves","given":"G. N."},{"fa</meta:user-defined>
    <meta:user-defined meta:name="ZOTERO_BREF_0qAyCOvt86Lf_6" meta:value-type="string">mily":"Neuville","given":"D. R."}],"issued":{"date-parts":[["2019",5]]}}}],"schema":"https://github.com/citation-style-language/schema/raw/master/csl-citation.json"}</meta:user-defined>
    <meta:user-defined meta:name="ZOTERO_BREF_10NlMi5zs6vEzz73SyC8x_1" meta:value-type="string">ZOTERO_TEMP </meta:user-defined>
    <meta:user-defined meta:name="ZOTERO_BREF_2APCGqNLH9Ztg9Z9jdtVy_1" meta:value-type="string">ZOTERO_ITEM CSL_CITATION {"citationID":"iZ1Kthuf","properties":{"unsorted":true,"formattedCitation":"(2008)","plainCitation":"(2008)","noteIndex":0},"citationItems":[{"id":751,"uris":["http://zotero.org/users/453153/items/QRCFZFJ7"],"uri":["http://zotero.</meta:user-defined>
    <meta:user-defined meta:name="ZOTERO_BREF_2APCGqNLH9Ztg9Z9jdtVy_2" meta:value-type="string">org/users/453153/items/QRCFZFJ7"],"itemData":{"id":751,"type":"article-journal","title":"Configurational heat capacity of Na₂O–CaO–Al₂O₃–SiO₂ melts","container-title":"Chemical Geology","page":"92-101","volume":"256","issue":"3-4","author":[{"family":"Web</meta:user-defined>
    <meta:user-defined meta:name="ZOTERO_BREF_2APCGqNLH9Ztg9Z9jdtVy_3" meta:value-type="string">b","given":"S. L. L."}],"issued":{"date-parts":[["2008"]]}},"suppress-author":true}],"schema":"https://github.com/citation-style-language/schema/raw/master/csl-citation.json"}</meta:user-defined>
    <meta:user-defined meta:name="ZOTERO_BREF_2FUEDEJdzK6l_1" meta:value-type="string">ZOTERO_ITEM CSL_CITATION {"citationID":"sGBajeaD","properties":{"unsorted":true,"formattedCitation":"(e.g. Hui and Zhang, 2007; Giordano et al., 2008)","plainCitation":"(e.g. Hui and Zhang, 2007; Giordano et al., 2008)","noteIndex":0},"citationItems":[{"i</meta:user-defined>
    <meta:user-defined meta:name="ZOTERO_BREF_2FUEDEJdzK6l_2" meta:value-type="string">d":757,"uris":["http://zotero.org/users/453153/items/B2UZRPWV"],"uri":["http://zotero.org/users/453153/items/B2UZRPWV"],"itemData":{"id":757,"type":"article-journal","title":"Toward a general viscosity equation for natural anhydrous and hydrous silicate m</meta:user-defined>
    <meta:user-defined meta:name="ZOTERO_BREF_2FUEDEJdzK6l_3" meta:value-type="string">elts","container-title":"Geochimica et Cosmochimica Acta","page":"403-416","volume":"71","issue":"2","author":[{"family":"Hui","given":"H."},{"family":"Zhang","given":"Y."}],"issued":{"date-parts":[["2007"]]}},"prefix":"e.g. "},{"id":1175,"uris":["http://</meta:user-defined>
    <meta:user-defined meta:name="ZOTERO_BREF_2FUEDEJdzK6l_4" meta:value-type="string">zotero.org/users/453153/items/5GE3I8II"],"uri":["http://zotero.org/users/453153/items/5GE3I8II"],"itemData":{"id":1175,"type":"article-journal","title":"Viscosity of magmatic liquids: A model","container-title":"Earth and Planetary Science Letters","page"</meta:user-defined>
    <meta:user-defined meta:name="ZOTERO_BREF_2FUEDEJdzK6l_5" meta:value-type="string">:"123-134","volume":"271","issue":"1-4","source":"CrossRef","DOI":"10.1016/j.epsl.2008.03.038","ISSN":"0012821X","title-short":"Viscosity of magmatic liquids","language":"en","author":[{"family":"Giordano","given":"D."},{"family":"Russell","given":"J. K."</meta:user-defined>
    <meta:user-defined meta:name="ZOTERO_BREF_2FUEDEJdzK6l_6" meta:value-type="string">},{"family":"Dingwell","given":"D. B."}],"issued":{"date-parts":[["2008",7]]}}}],"schema":"https://github.com/citation-style-language/schema/raw/master/csl-citation.json"}</meta:user-defined>
    <meta:user-defined meta:name="ZOTERO_BREF_65tQoUxZWIzF_1" meta:value-type="string">ZOTERO_ITEM CSL_CITATION {"citationID":"YLitIV9A","properties":{"unsorted":true,"formattedCitation":"(Richet and Bottinga, 1985; Le Losq et al., 2017)","plainCitation":"(Richet and Bottinga, 1985; Le Losq et al., 2017)","noteIndex":0},"citationItems":[{"i</meta:user-defined>
    <meta:user-defined meta:name="ZOTERO_BREF_65tQoUxZWIzF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65tQoUxZWIzF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65tQoUxZWIzF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65tQoUxZWIzF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65tQoUxZWIzF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65tQoUxZWIzF_15" meta:value-type="string">y, central to understanding industrial and geological processes.","DOI":"10.1038/s41598-017-16741-3","ISSN":"2045-2322","title-short":"Percolation channels","language":"En","author":[{"family":"Le Losq","given":"C."},{"family":"Neuville","given":"D. R."},</meta:user-defined>
    <meta:user-defined meta:name="ZOTERO_BREF_65tQoUxZWIzF_16" meta:value-type="string">{"family":"Chen","given":"W."},{"family":"Florian","given":"P."},{"family":"Massiot","given":"D."},{"family":"Zhou","given":"Z."},{"family":"Greaves","given":"G. N."}],"issued":{"date-parts":[["2017",12]]}}}],"schema":"https://github.com/citation-style-la</meta:user-defined>
    <meta:user-defined meta:name="ZOTERO_BREF_65tQoUxZWIzF_17" meta:value-type="string">nguage/schema/raw/master/csl-citation.json"}</meta:user-defined>
    <meta:user-defined meta:name="ZOTERO_BREF_65tQoUxZWIzF_2" meta:value-type="string">d":181,"uris":["http://zotero.org/users/453153/items/AVNB26JD"],"uri":["http://zotero.org/users/453153/items/AVNB26JD"],"itemData":{"id":181,"type":"article-journal","title":"Heat capacity of aluminum-free liquid silicates","container-title":"Geochimica e</meta:user-defined>
    <meta:user-defined meta:name="ZOTERO_BREF_65tQoUxZWIzF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65tQoUxZWIzF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65tQoUxZWIzF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65tQoUxZWIzF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65tQoUxZWIzF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65tQoUxZWIzF_8" meta:value-type="string">16-7037","journalAbbreviation":"Geochimica et Cosmochimica Acta","author":[{"family":"Richet","given":"Pascal"},{"family":"Bottinga","given":"Yan"}],"issued":{"date-parts":[["1985",2,1]]}}},{"id":4093,"uris":["http://zotero.org/users/453153/items/6VDKVSXJ</meta:user-defined>
    <meta:user-defined meta:name="ZOTERO_BREF_65tQoUxZWIzF_9" meta:value-type="string">"],"uri":["http://zotero.org/users/453153/items/6VDKVSXJ"],"itemData":{"id":4093,"type":"article-journal","title":"Percolation channels: a universal idea to describe the atomic structure and dynamics of glasses and melts","container-title":"Scientific Rep</meta:user-defined>
    <meta:user-defined meta:name="ZOTERO_BREF_6zd6zeE3TQOF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6zd6zeE3TQOF_10" meta:value-type="string"> generated by mixing Si between Q4 and Q3 units. Changing the melt silica concentration affects the Qn unit distribution, this resulting in non-linear changes in the topological contribution to Sconf(Tg). The model also indicates that, at [SiO2] ≥ 60 mol%</meta:user-defined>
    <meta:user-defined meta:name="ZOTERO_BREF_6zd6zeE3TQOF_11" meta:value-type="string">, the mixed alkali effect has negligible impact on the silicate glass Qn unit distribution, as corroborated by Raman spectroscopy data on mixed Na-K tri- and tetrasilicate glasses. Such model may be critical to link the melt structure to its physical and </meta:user-defined>
    <meta:user-defined meta:name="ZOTERO_BREF_6zd6zeE3TQOF_12" meta:value-type="string">thermodynamic properties, but its refinement requires further high-quality quantitative structural data on silicate and aluminosilicate melts.","DOI":"10.1016/j.jnoncrysol.2017.02.010","ISSN":"0022-3093","title-short":"Molecular structure, configurational</meta:user-defined>
    <meta:user-defined meta:name="ZOTERO_BREF_6zd6zeE3TQOF_13" meta:value-type="string"> entropy and viscosity of silicate melts","journalAbbreviation":"Journal of Non-Crystalline Solids","author":[{"family":"Le Losq","given":"C."},{"family":"Neuville","given":"D. R."}],"issued":{"date-parts":[["2017",5,1]]}}},{"id":4093,"uris":["http://zote</meta:user-defined>
    <meta:user-defined meta:name="ZOTERO_BREF_6zd6zeE3TQOF_14" meta:value-type="string">ro.org/users/453153/items/6VDKVSXJ"],"uri":["http://zotero.org/users/453153/items/6VDKVSXJ"],"itemData":{"id":4093,"type":"article-journal","title":"Percolation channels: a universal idea to describe the atomic structure and dynamics of glasses and melts"</meta:user-defined>
    <meta:user-defined meta:name="ZOTERO_BREF_6zd6zeE3TQOF_15" meta:value-type="string">,"container-title":"Scientific Reports","page":"16490","volume":"7","issue":"1","source":"www.nature.com","abstract":"Understanding the links between chemical composition, nano-structure and the dynamic properties of silicate melts and glasses is fundamen</meta:user-defined>
    <meta:user-defined meta:name="ZOTERO_BREF_6zd6zeE3TQOF_16" meta:value-type="string">tal to both Earth and Materials Sciences. Central to this is whether the distribution of mobile metallic ions is random or not. In silicate systems, such as window glass, it is well-established that the short-range structure is not random but metal ions c</meta:user-defined>
    <meta:user-defined meta:name="ZOTERO_BREF_6zd6zeE3TQOF_17" meta:value-type="string">luster, forming percolation channels through a partly broken network of corner-sharing SiO4 tetrahedra. In alumino-silicate glasses and melts, extensively used in industry and representing most of the Earth magmas, metal ions compensate the electrical cha</meta:user-defined>
    <meta:user-defined meta:name="ZOTERO_BREF_6zd6zeE3TQOF_18" meta:value-type="string">rge deficit of AlO4\n                        − tetrahedra, but until now clustering has not been confirmed. Here we report how major changes in melt viscosity, together with glass Raman and Nuclear Magnetic Resonance measurements and Molecular Dynamics si</meta:user-defined>
    <meta:user-defined meta:name="ZOTERO_BREF_6zd6zeE3TQOF_19" meta:value-type="string">mulations, demonstrate that metal ions nano-segregate into percolation channels, making this a universal phenomenon of oxide glasses and melts. Furthermore, we can explain how, in both single and mixed alkali compositions, metal ion clustering and percola</meta:user-defined>
    <meta:user-defined meta:name="ZOTERO_BREF_6zd6zeE3TQOF_2" meta:value-type="string">l., 2017)","noteIndex":0},"citationItems":[{"id":134,"uris":["http://zotero.org/users/453153/items/CZT3JPVA"],"uri":["http://zotero.org/users/453153/items/CZT3JPVA"],"itemData":{"id":134,"type":"article-journal","title":"The role of Al&lt;sup&gt;3+&lt;/sup&gt; on rhe</meta:user-defined>
    <meta:user-defined meta:name="ZOTERO_BREF_6zd6zeE3TQOF_20" meta:value-type="string">tion radically affect melt mobility, central to understanding industrial and geological processes.","DOI":"10.1038/s41598-017-16741-3","ISSN":"2045-2322","title-short":"Percolation channels","language":"En","author":[{"family":"Le Losq","given":"C."},{"fa</meta:user-defined>
    <meta:user-defined meta:name="ZOTERO_BREF_6zd6zeE3TQOF_21" meta:value-type="string">mily":"Neuville","given":"D. R."},{"family":"Chen","given":"W."},{"family":"Florian","given":"P."},{"family":"Massiot","given":"D."},{"family":"Zhou","given":"Z."},{"family":"Greaves","given":"G. N."}],"issued":{"date-parts":[["2017",12]]}}}],"schema":"ht</meta:user-defined>
    <meta:user-defined meta:name="ZOTERO_BREF_6zd6zeE3TQOF_22" meta:value-type="string">tps://github.com/citation-style-language/schema/raw/master/csl-citation.json"}</meta:user-defined>
    <meta:user-defined meta:name="ZOTERO_BREF_6zd6zeE3TQOF_3" meta:value-type="string">ology and structural changes of sodium silicate and aluminosilicate glasses and melts.","container-title":"Geochimica et Cosmochimica Acta","page":"495-517","volume":"126","source":"CrossRef","DOI":"10.1016/j.gca.2013.11.010","ISSN":"00167037","language":</meta:user-defined>
    <meta:user-defined meta:name="ZOTERO_BREF_6zd6zeE3TQOF_4" meta:value-type="string">"en","author":[{"family":"Le Losq","given":"C."},{"family":"Neuville","given":"D. R."},{"family":"Florian","given":"P."},{"family":"Henderson","given":"G. S."},{"family":"Massiot","given":"D."}],"issued":{"date-parts":[["2014",2]]}}},{"id":59,"uris":["htt</meta:user-defined>
    <meta:user-defined meta:name="ZOTERO_BREF_6zd6zeE3TQOF_5" meta:value-type="string">p://zotero.org/users/453153/items/PJAXRXCI"],"uri":["http://zotero.org/users/453153/items/PJAXRXCI"],"itemData":{"id":59,"type":"article-journal","title":"Molecular structure, configurational entropy and viscosity of silicate melts: Link through the Adam </meta:user-defined>
    <meta:user-defined meta:name="ZOTERO_BREF_6zd6zeE3TQOF_6" meta:value-type="string">and Gibbs theory of viscous flow","container-title":"Journal of Non-Crystalline Solids","page":"175-188","volume":"463","source":"ScienceDirect","abstract":"The Adam and Gibbs theory depicts the viscous flow of silicate melts as governed by the cooperativ</meta:user-defined>
    <meta:user-defined meta:name="ZOTERO_BREF_6zd6zeE3TQOF_7" meta:value-type="string">e re-arrangement of molecular sub-systems. Considering that such subsystems involve the silicate Qn units (n = number of bridging oxygens), this study presents a model that links the Qn unit fractions to the melt configurational entropy at the glass trans</meta:user-defined>
    <meta:user-defined meta:name="ZOTERO_BREF_6zd6zeE3TQOF_8" meta:value-type="string">ition temperature Tg, Sconf(Tg), and finally, to its viscosity η. With 13 adjustable parameters, the model reproduces η and Tg of melts in the Na2O-K2O-SiO2 system (60 ≤ [SiO2] ≤ 100 mol%) with 1σ standard deviations of 0.18 log unit and 10.6°, respective</meta:user-defined>
    <meta:user-defined meta:name="ZOTERO_BREF_6zd6zeE3TQOF_9" meta:value-type="string">ly.\nThe model helps understanding the links between the melt chemical composition, structure, Sconf and η. For instance, small compositional changes in highly polymerized melts generate important changes in their Sconf(Tg) because of an excess of entropy</meta:user-defined>
    <meta:user-defined meta:name="ZOTERO_BREF_8UaEeQLgEDPk_1" meta:value-type="string">ZOTERO_ITEM CSL_CITATION {"citationID":"TqyivdwS","properties":{"formattedCitation":"(Angell, 1991)","plainCitation":"(Angell, 1991)","noteIndex":0},"citationItems":[{"id":938,"uris":["http://zotero.org/users/453153/items/UIMVHM5K"],"uri":["http://zotero.</meta:user-defined>
    <meta:user-defined meta:name="ZOTERO_BREF_8UaEeQLgEDPk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8UaEeQLgEDPk_3" meta:value-type="string">e":"131","source":"Google Scholar","author":[{"family":"Angell","given":"Charles Austen"}],"issued":{"date-parts":[["1991"]]}}}],"schema":"https://github.com/citation-style-language/schema/raw/master/csl-citation.json"}</meta:user-defined>
    <meta:user-defined meta:name="ZOTERO_BREF_8mBGVCYcFqmE_1" meta:value-type="string">ZOTERO_ITEM CSL_CITATION {"citationID":"9EcIAsPU","properties":{"formattedCitation":"(2019)","plainCitation":"(2019)","noteIndex":0},"citationItems":[{"id":5653,"uris":["http://zotero.org/users/453153/items/NBAXGI36"],"uri":["http://zotero.org/users/45315</meta:user-defined>
    <meta:user-defined meta:name="ZOTERO_BREF_8mBGVCYcFqmE_2" meta:value-type="string">3/items/NBAXGI36"],"itemData":{"id":5653,"type":"article-journal","title":"An Avramov-based viscosity model for the SiO2-Al2O3-Na2O-K2O system in a wide temperature range","container-title":"Ceramics International","page":"12169-12181","volume":"45","issu</meta:user-defined>
    <meta:user-defined meta:name="ZOTERO_BREF_8mBGVCYcFqmE_3" meta:value-type="string">e":"9","source":"ScienceDirect","abstract":"A modified Avramov equation is employed to describe the viscosity of silicate melts in the SiO2-Al2O3-Na2O-K2O system and its subsystems with associate species obtained from thermodynamic description and used as</meta:user-defined>
    <meta:user-defined meta:name="ZOTERO_BREF_8mBGVCYcFqmE_4" meta:value-type="string"> structural units. Two modifications to the Avramov equation are proposed: i) a stronger dependence of viscosity input of each structural unit on its concentration ii) the “fragility” parameter dependent on the melt composition at a given point. The model</meta:user-defined>
    <meta:user-defined meta:name="ZOTERO_BREF_8mBGVCYcFqmE_5" meta:value-type="string"> describes the viscosity reasonably well for most of the experimental data in the wide compositional range and in a temperature range from fully liquid to supercooled melts. Approaches to further improve the model are discussed.","DOI":"10.1016/j.ceramint</meta:user-defined>
    <meta:user-defined meta:name="ZOTERO_BREF_8mBGVCYcFqmE_6" meta:value-type="string">.2019.03.121","ISSN":"0272-8842","journalAbbreviation":"Ceramics International","author":[{"family":"Starodub","given":"K."},{"family":"Wu","given":"G."},{"family":"Yazhenskikh","given":"E."},{"family":"Müller","given":"M."},{"family":"Khvan","given":"A."</meta:user-defined>
    <meta:user-defined meta:name="ZOTERO_BREF_8mBGVCYcFqmE_7" meta:value-type="string">},{"family":"Kondratiev","given":"A."}],"issued":{"date-parts":[["2019",6,15]]}},"suppress-author":true}],"schema":"https://github.com/citation-style-language/schema/raw/master/csl-citation.json"}</meta:user-defined>
    <meta:user-defined meta:name="ZOTERO_BREF_94iItOrEElQcbDlSeGVRz_1" meta:value-type="string">ZOTERO_ITEM CSL_CITATION {"citationID":"9FinRNbH","properties":{"formattedCitation":"(Le Losq and Neuville, 2017)","plainCitation":"(Le Losq and Neuville, 2017)","noteIndex":0},"citationItems":[{"id":59,"uris":["http://zotero.org/users/453153/items/PJAXRX</meta:user-defined>
    <meta:user-defined meta:name="ZOTERO_BREF_94iItOrEElQcbDlSeGVRz_10" meta:value-type="string">","journalAbbreviation":"Journal of Non-Crystalline Solids","author":[{"family":"Le Losq","given":"C."},{"family":"Neuville","given":"D. R."}],"issued":{"date-parts":[["2017",5,1]]}}}],"schema":"https://github.com/citation-style-language/schema/raw/master</meta:user-defined>
    <meta:user-defined meta:name="ZOTERO_BREF_94iItOrEElQcbDlSeGVRz_11" meta:value-type="string">/csl-citation.json"}</meta:user-defined>
    <meta:user-defined meta:name="ZOTERO_BREF_94iItOrEElQcbDlSeGVR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94iItOrEElQcbDlSeGVR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94iItOrEElQcbDlSeGVR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94iItOrEElQcbDlSeGVR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94iItOrEElQcbDlSeGVR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94iItOrEElQcbDlSeGVR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94iItOrEElQcbDlSeGVR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94iItOrEElQcbDlSeGVR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AH2ZQpfdVr5Y_1" meta:value-type="string">ZOTERO_ITEM CSL_CITATION {"citationID":"kJFxqzxk","properties":{"formattedCitation":"(Huang et al., 2013)","plainCitation":"(Huang et al., 2013)","noteIndex":0},"citationItems":[{"id":1422,"uris":["http://zotero.org/users/453153/items/J93CMUTJ"],"uri":["h</meta:user-defined>
    <meta:user-defined meta:name="ZOTERO_BREF_AH2ZQpfdVr5Y_10" meta:value-type="string">g transmission electron microscopy. [Also see Perspective by Heyde]","DOI":"10.1126/science.1242248","ISSN":"0036-8075, 1095-9203","note":"PMID: 24115436","title-short":"Imaging Atomic Rearrangements in Two-Dimensional Silica Glass","language":"en","autho</meta:user-defined>
    <meta:user-defined meta:name="ZOTERO_BREF_AH2ZQpfdVr5Y_11" meta:value-type="string">r":[{"family":"Huang","given":"Pinshane Y."},{"family":"Kurasch","given":"Simon"},{"family":"Alden","given":"Jonathan S."},{"family":"Shekhawat","given":"Ashivni"},{"family":"Alemi","given":"Alexander A."},{"family":"McEuen","given":"Paul L."},{"family":"</meta:user-defined>
    <meta:user-defined meta:name="ZOTERO_BREF_AH2ZQpfdVr5Y_12" meta:value-type="string">Sethna","given":"James P."},{"family":"Kaiser","given":"Ute"},{"family":"Muller","given":"David A."}],"issued":{"date-parts":[["2013",10,11]]}}}],"schema":"https://github.com/citation-style-language/schema/raw/master/csl-citation.json"}</meta:user-defined>
    <meta:user-defined meta:name="ZOTERO_BREF_AH2ZQpfdVr5Y_2" meta:value-type="string">ttp://zotero.org/users/453153/items/J93CMUTJ"],"itemData":{"id":1422,"type":"article-journal","title":"Imaging Atomic Rearrangements in Two-Dimensional Silica Glass: Watching Silica’s Dance","container-title":"Science","page":"224-227","volume":"342","iss</meta:user-defined>
    <meta:user-defined meta:name="ZOTERO_BREF_AH2ZQpfdVr5Y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AH2ZQpfdVr5Y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AH2ZQpfdVr5Y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AH2ZQpfdVr5Y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AH2ZQpfdVr5Y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AH2ZQpfdVr5Y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AH2ZQpfdVr5Y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FILahrvBhDre_1" meta:value-type="string">ZOTERO_ITEM CSL_CITATION {"citationID":"lZYV6f77","properties":{"formattedCitation":"(Whittaker and Muntus, 1970)","plainCitation":"(Whittaker and Muntus, 1970)","noteIndex":0},"citationItems":[{"id":694,"uris":["http://zotero.org/users/453153/items/UXAA2</meta:user-defined>
    <meta:user-defined meta:name="ZOTERO_BREF_FILahrvBhDre_2" meta:value-type="string">DU5"],"uri":["http://zotero.org/users/453153/items/UXAA2DU5"],"itemData":{"id":694,"type":"article-journal","title":"Ionic radii for use in geochemistry","container-title":"Geochimica et Cosmochimica Acta","page":"945-956","volume":"34","author":[{"family</meta:user-defined>
    <meta:user-defined meta:name="ZOTERO_BREF_FILahrvBhDre_3" meta:value-type="string">":"Whittaker","given":"E. J. W."},{"family":"Muntus","given":"R."}],"issued":{"date-parts":[["1970"]]}}}],"schema":"https://github.com/citation-style-language/schema/raw/master/csl-citation.json"}</meta:user-defined>
    <meta:user-defined meta:name="ZOTERO_BREF_GBuJbHVOKHch_1" meta:value-type="string">ZOTERO_ITEM CSL_CITATION {"citationID":"IDOyKyaq","properties":{"formattedCitation":"(2017)","plainCitation":"(2017)","noteIndex":0},"citationItems":[{"id":3505,"uris":["http://zotero.org/users/453153/items/PJAXRXCI"],"uri":["http://zotero.org/users/45315</meta:user-defined>
    <meta:user-defined meta:name="ZOTERO_BREF_GBuJbHVOKHch_10" meta:value-type="string">rystalline Solids","author":[{"family":"Le Losq","given":"C."},{"family":"Neuville","given":"D. R."}],"issued":{"date-parts":[["2017",5,1]]}},"suppress-author":true}],"schema":"https://github.com/citation-style-language/schema/raw/master/csl-citation.json</meta:user-defined>
    <meta:user-defined meta:name="ZOTERO_BREF_GBuJbHVOKHch_11" meta:value-type="string">"}</meta:user-defined>
    <meta:user-defined meta:name="ZOTERO_BREF_GBuJbHVOKHch_2" meta:value-type="string">3/items/PJAXRXCI"],"itemData":{"id":3505,"type":"article-journal","title":"Molecular structure, configurational entropy and viscosity of silicate melts: Link through the Adam and Gibbs theory of viscous flow","container-title":"Journal of Non-Crystalline </meta:user-defined>
    <meta:user-defined meta:name="ZOTERO_BREF_GBuJbHVOKHch_3" meta:value-type="string">Solids","page":"175-188","volume":"463","source":"ScienceDirect","abstract":"The Adam and Gibbs theory depicts the viscous flow of silicate melts as governed by the cooperative re-arrangement of molecular sub-systems. Considering that such subsystems invo</meta:user-defined>
    <meta:user-defined meta:name="ZOTERO_BREF_GBuJbHVOKHch_4" meta:value-type="string">lve the silicate Qn units (n = number of bridging oxygens), this study presents a model that links the Qn unit fractions to the melt configurational entropy at the glass transition temperature Tg, Sconf(Tg), and finally, to its viscosity η. With 13 adjust</meta:user-defined>
    <meta:user-defined meta:name="ZOTERO_BREF_GBuJbHVOKHch_5" meta:value-type="string">able parameters, the model reproduces η and Tg of melts in the Na2O-K2O-SiO2 system (60 ≤ [SiO2] ≤ 100 mol%) with 1σ standard deviations of 0.18 log unit and 10.6°, respectively.\nThe model helps understanding the links between the melt chemical compositi</meta:user-defined>
    <meta:user-defined meta:name="ZOTERO_BREF_GBuJbHVOKHch_6" meta:value-type="string">on, structure, Sconf and η. For instance, small compositional changes in highly polymerized melts generate important changes in their Sconf(Tg) because of an excess of entropy generated by mixing Si between Q4 and Q3 units. Changing the melt silica concen</meta:user-defined>
    <meta:user-defined meta:name="ZOTERO_BREF_GBuJbHVOKHch_7" meta:value-type="string">tration affects the Qn unit distribution, this resulting in non-linear changes in the topological contribution to Sconf(Tg). The model also indicates that, at [SiO2] ≥ 60 mol%, the mixed alkali effect has negligible impact on the silicate glass Qn unit di</meta:user-defined>
    <meta:user-defined meta:name="ZOTERO_BREF_GBuJbHVOKHch_8" meta:value-type="string">stribution, as corroborated by Raman spectroscopy data on mixed Na-K tri- and tetrasilicate glasses. Such model may be critical to link the melt structure to its physical and thermodynamic properties, but its refinement requires further high-quality quant</meta:user-defined>
    <meta:user-defined meta:name="ZOTERO_BREF_GBuJbHVOKHch_9" meta:value-type="string">itative structural data on silicate and aluminosilicate melts.","DOI":"10.1016/j.jnoncrysol.2017.02.010","ISSN":"0022-3093","shortTitle":"Molecular structure, configurational entropy and viscosity of silicate melts","journalAbbreviation":"Journal of Non-C</meta:user-defined>
    <meta:user-defined meta:name="ZOTERO_BREF_Iaa5iFV2yn7f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Iaa5iFV2yn7f_10" meta:value-type="string">5,"uris":["http://zotero.org/users/453153/items/5GE3I8II"],"uri":["http://zotero.org/users/453153/items/5GE3I8II"],"itemData":{"id":1175,"type":"article-journal","title":"Viscosity of magmatic liquids: A model","container-title":"Earth and Planetary Scien</meta:user-defined>
    <meta:user-defined meta:name="ZOTERO_BREF_Iaa5iFV2yn7f_11" meta:value-type="string">ce Letters","page":"123-134","volume":"271","issue":"1-4","source":"CrossRef","DOI":"10.1016/j.epsl.2008.03.038","ISSN":"0012821X","title-short":"Viscosity of magmatic liquids","language":"en","author":[{"family":"Giordano","given":"D."},{"family":"Russel</meta:user-defined>
    <meta:user-defined meta:name="ZOTERO_BREF_Iaa5iFV2yn7f_12" meta:value-type="string">l","given":"J. K."},{"family":"Dingwell","given":"D. B."}],"issued":{"date-parts":[["2008",7]]}}},{"id":1366,"uris":["http://zotero.org/users/453153/items/DX93SZVZ"],"uri":["http://zotero.org/users/453153/items/DX93SZVZ"],"itemData":{"id":1366,"type":"art</meta:user-defined>
    <meta:user-defined meta:name="ZOTERO_BREF_Iaa5iFV2yn7f_13" meta:value-type="string">icle-journal","title":"Interrelated structural chemical model to predict and calculate viscosity of magmatic melts and water diffusion in a wide range of compositions and T-P parameters of the Earth's crust and upper mantle","container-title":"Russian Geo</meta:user-defined>
    <meta:user-defined meta:name="ZOTERO_BREF_Iaa5iFV2yn7f_14" meta:value-type="string">logy and Geophysics","collection-title":"PETROLOGY OF THE LITHOSPHERE AND DIAMOND GENESIS (to the 100th Birthday of Academician Vladimir Stepanovich Sobolev)","page":"1079-1090","volume":"50","issue":"12","source":"ScienceDirect","abstract":"A new physico</meta:user-defined>
    <meta:user-defined meta:name="ZOTERO_BREF_Iaa5iFV2yn7f_15" meta:value-type="string">chemical model is proposed to predict and calculate the viscosity of magmatic melts and water diffusion as functions of the following parameters: Ptot.; Pfl.; T; melt composition, including volatiles (H2O, OH−, CO2, CO32−, F−, Cl−); cation ratios: Al3+/(S</meta:user-defined>
    <meta:user-defined meta:name="ZOTERO_BREF_Iaa5iFV2yn7f_16" meta:value-type="string">i4+ + Al3+), Al3+/(Na+ + K+ + Ca2+ + Mg2+ + Fe 2+), Fe2+/(Fe2+ + Fe3+), and a volume content of crystals and bubbles (up to 0.45, as applied to magma viscosity). The new model is specified by: (1) structural chemical approach; (2) ultimate simplicity of a</meta:user-defined>
    <meta:user-defined meta:name="ZOTERO_BREF_Iaa5iFV2yn7f_17" meta:value-type="string">nalytical dependences; (3) high accuracy of the prediction (±30 rel.%), which is consistent with the uncertainties of the experimental data on viscosity and water diffusion, especially at high pressures. The generalized equations suggested for calculating</meta:user-defined>
    <meta:user-defined meta:name="ZOTERO_BREF_Iaa5iFV2yn7f_18" meta:value-type="string"> and predicting concentration, temperature, and pressure dependences of the viscosity of magmas and water diffusion are as follows:\n\nViscosity: η T P = η 0 exp ( E X P / R T ) , where η0 is a pre-exponent constant for the viscosity of liquids at T → ∞ (</meta:user-defined>
    <meta:user-defined meta:name="ZOTERO_BREF_Iaa5iFV2yn7f_19" meta:value-type="string">η0 = 10−3.5±100.1 dPa·s, or poises); T is the temperature in K; EXP is the activation energy of viscous flow (cal/mole), which is a function of melt composition, including volatile components, and pressure; R = 1.987 (cal/mole·K) is universal gas constant</meta:user-defined>
    <meta:user-defined meta:name="ZOTERO_BREF_Iaa5iFV2yn7f_2" meta:value-type="string">13)","plainCitation":"(Bottinga and Weill, 1972; Shaw, 1972, p. 19; Persikov, 1991; Hui and Zhang, 2007; Giordano et al., 2008; Persikov and Bukhtiyarov, 2009; Mauro et al., 2013)","noteIndex":0},"citationItems":[{"id":1435,"uris":["http://zotero.org/user</meta:user-defined>
    <meta:user-defined meta:name="ZOTERO_BREF_Iaa5iFV2yn7f_20" meta:value-type="string">; and ηTP is melt viscosity at the given temperature and pressure, in dPa·s.\n\nWater diffusivity:\n\nlog D(H2O) = –(0.69 log η + 3.74) (depolymerized melts: andesite, basalt),\n\nlog D(H2O) = –(0.29 log η + 5.35) (polymerized melts: rhyolite, obsidian, a</meta:user-defined>
    <meta:user-defined meta:name="ZOTERO_BREF_Iaa5iFV2yn7f_21" meta:value-type="string">lbite, dacite),\n\nwhere D(H2O) is the coefficient of water diffusion in cm2/s, η is melt viscosity in dPa·s. A simple computer program developed for calculating the viscosity of magmatic melts and water diffusivity is recommended for modeling magmatic an</meta:user-defined>
    <meta:user-defined meta:name="ZOTERO_BREF_Iaa5iFV2yn7f_22" meta:value-type="string">d volcanic processes as well as their dynamics.","DOI":"10.1016/j.rgg.2009.11.007","ISSN":"1068-7971","journalAbbreviation":"Russian Geology and Geophysics","author":[{"family":"Persikov","given":"E. S."},{"family":"Bukhtiyarov","given":"P. G."}],"issued"</meta:user-defined>
    <meta:user-defined meta:name="ZOTERO_BREF_Iaa5iFV2yn7f_23" meta:value-type="string">:{"date-parts":[["2009",12]]}}},{"id":652,"uris":["http://zotero.org/users/453153/items/DVP2UKFI"],"uri":["http://zotero.org/users/453153/items/DVP2UKFI"],"itemData":{"id":652,"type":"article-journal","title":"Topological Model for the Viscosity of Multic</meta:user-defined>
    <meta:user-defined meta:name="ZOTERO_BREF_Iaa5iFV2yn7f_24" meta:value-type="string">omponent Glass-Forming Liquids","container-title":"International Journal of Applied Glass Science","page":"408-413","volume":"4","issue":"4","source":"CrossRef","DOI":"10.1111/ijag.12009","ISSN":"20411286","language":"en","author":[{"family":"Mauro","give</meta:user-defined>
    <meta:user-defined meta:name="ZOTERO_BREF_Iaa5iFV2yn7f_25" meta:value-type="string">n":"John C."},{"family":"Ellison","given":"Adam J."},{"family":"Allan","given":"Douglas C."},{"family":"Smedskjaer","given":"Morten M."}],"issued":{"date-parts":[["2013",12]]}}}],"schema":"https://github.com/citation-style-language/schema/raw/master/csl-c</meta:user-defined>
    <meta:user-defined meta:name="ZOTERO_BREF_Iaa5iFV2yn7f_26" meta:value-type="string">itation.json"}</meta:user-defined>
    <meta:user-defined meta:name="ZOTERO_BREF_Iaa5iFV2yn7f_3" meta:value-type="string">s/453153/items/PSDJB3ZD"],"uri":["http://zotero.org/users/453153/items/PSDJB3ZD"],"itemData":{"id":1435,"type":"article-journal","title":"The viscosity of magmatic silicate liquids: a model for calculation","container-title":"American Journal of Science",</meta:user-defined>
    <meta:user-defined meta:name="ZOTERO_BREF_Iaa5iFV2yn7f_4" meta:value-type="string">"page":"438-475","volume":"272","author":[{"family":"Bottinga","given":"Y."},{"family":"Weill","given":"D. F."}],"issued":{"date-parts":[["1972"]]}}},{"id":766,"uris":["http://zotero.org/users/453153/items/IPDT2QDH"],"uri":["http://zotero.org/users/453153</meta:user-defined>
    <meta:user-defined meta:name="ZOTERO_BREF_Iaa5iFV2yn7f_5" meta:value-type="string">/items/IPDT2QDH"],"itemData":{"id":766,"type":"article-journal","title":"Viscosities of magmatic silicate liquids: an empirical method of prediction","container-title":"American Journal of Science","page":"870-893","volume":"272","author":[{"family":"Shaw</meta:user-defined>
    <meta:user-defined meta:name="ZOTERO_BREF_Iaa5iFV2yn7f_6" meta:value-type="string">","given":"H. R."}],"issued":{"date-parts":[["1972"]]}},"locator":"19"},{"id":758,"uris":["http://zotero.org/users/453153/items/AA4WWWW3"],"uri":["http://zotero.org/users/453153/items/AA4WWWW3"],"itemData":{"id":758,"type":"article-journal","title":"The v</meta:user-defined>
    <meta:user-defined meta:name="ZOTERO_BREF_Iaa5iFV2yn7f_7" meta:value-type="string">iscosity of magmatic liquids : experiment, generalized patterns. A model for calculation and prediction. Applications.","container-title":"Advances in Physical Geochemistry","page":"1-40","volume":"9","author":[{"family":"Persikov","given":"E. S."}],"issu</meta:user-defined>
    <meta:user-defined meta:name="ZOTERO_BREF_Iaa5iFV2yn7f_8" meta:value-type="string">ed":{"date-parts":[["1991"]]}}},{"id":757,"uris":["http://zotero.org/users/453153/items/B2UZRPWV"],"uri":["http://zotero.org/users/453153/items/B2UZRPWV"],"itemData":{"id":757,"type":"article-journal","title":"Toward a general viscosity equation for natur</meta:user-defined>
    <meta:user-defined meta:name="ZOTERO_BREF_Iaa5iFV2yn7f_9" meta:value-type="string">al anhydrous and hydrous silicate melts","container-title":"Geochimica et Cosmochimica Acta","page":"403-416","volume":"71","issue":"2","author":[{"family":"Hui","given":"H."},{"family":"Zhang","given":"Y."}],"issued":{"date-parts":[["2007"]]}}},{"id":117</meta:user-defined>
    <meta:user-defined meta:name="ZOTERO_BREF_JzngA8vNmjXz_1" meta:value-type="string">ZOTERO_BIBL {"uncited":[],"omitted":[],"custom":[]} CSL_BIBLIOGRAPHY</meta:user-defined>
    <meta:user-defined meta:name="ZOTERO_BREF_JzngA8vNmjXz_2" meta:value-type="string"/>
    <meta:user-defined meta:name="ZOTERO_BREF_JzngA8vNmjXz_3" meta:value-type="string"/>
    <meta:user-defined meta:name="ZOTERO_BREF_JzngA8vNmjXz_4" meta:value-type="string"/>
    <meta:user-defined meta:name="ZOTERO_BREF_JzngA8vNmjXz_5" meta:value-type="string"/>
    <meta:user-defined meta:name="ZOTERO_BREF_K0U5bP3tV8rz_1" meta:value-type="string">ZOTERO_ITEM CSL_CITATION {"citationID":"rbUZSCjq","properties":{"unsorted":true,"formattedCitation":"(e.g. H. Maekawa et al., 1991; Mysen, 1995)","plainCitation":"(e.g. H. Maekawa et al., 1991; Mysen, 1995)","noteIndex":0},"citationItems":[{"id":621,"uris</meta:user-defined>
    <meta:user-defined meta:name="ZOTERO_BREF_K0U5bP3tV8rz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K0U5bP3tV8rz_3" meta:value-type="string">urnal of Physical Chemistry","page":"6822-6827","volume":"95","author":[{"family":"Maekawa","given":"H."},{"family":"Maekawa","given":"T."},{"family":"Kawamura","given":"K."},{"family":"Yokohama","given":"T."}],"issued":{"date-parts":[["1991"]]}},"prefix"</meta:user-defined>
    <meta:user-defined meta:name="ZOTERO_BREF_K0U5bP3tV8rz_4" meta:value-type="string">:"e.g."},{"id":358,"uris":["http://zotero.org/users/453153/items/UENA3I4E"],"uri":["http://zotero.org/users/453153/items/UENA3I4E"],"itemData":{"id":358,"type":"article-journal","title":"Experimental, in situ, high-temperature studies of properties and st</meta:user-defined>
    <meta:user-defined meta:name="ZOTERO_BREF_K0U5bP3tV8rz_5" meta:value-type="string">ructure of silicate melts relevant to magmatic processes","container-title":"European Journal of Mineralogy","page":"745-766","volume":"7","author":[{"family":"Mysen","given":"B. O."}],"issued":{"date-parts":[["1995"]]}}}],"schema":"https://github.com/cit</meta:user-defined>
    <meta:user-defined meta:name="ZOTERO_BREF_K0U5bP3tV8rz_6" meta:value-type="string">ation-style-language/schema/raw/master/csl-citation.json"}</meta:user-defined>
    <meta:user-defined meta:name="ZOTERO_BREF_Lz2c0Kkdg2Gr_1" meta:value-type="string">ZOTERO_ITEM CSL_CITATION {"citationID":"G9y32Ak6","properties":{"formattedCitation":"(see eq. 1 in Le Losq et al., 2014)","plainCitation":"(see eq. 1 in Le Losq et al., 2014)","noteIndex":0},"citationItems":[{"id":134,"uris":["http://zotero.org/users/4531</meta:user-defined>
    <meta:user-defined meta:name="ZOTERO_BREF_Lz2c0Kkdg2Gr_2" meta:value-type="string">53/items/CZT3JPVA"],"uri":["http://zotero.org/users/453153/items/CZT3JPVA"],"itemData":{"id":134,"type":"article-journal","title":"The role of Al&lt;sup&gt;3+&lt;/sup&gt; on rheology and structural changes of sodium silicate and aluminosilicate glasses and melts.","c</meta:user-defined>
    <meta:user-defined meta:name="ZOTERO_BREF_Lz2c0Kkdg2Gr_3" meta:value-type="string">ontainer-title":"Geochimica et Cosmochimica Acta","page":"495-517","volume":"126","source":"CrossRef","DOI":"10.1016/j.gca.2013.11.010","ISSN":"00167037","language":"en","author":[{"family":"Le Losq","given":"C."},{"family":"Neuville","given":"D. R."},{"f</meta:user-defined>
    <meta:user-defined meta:name="ZOTERO_BREF_Lz2c0Kkdg2Gr_4" meta:value-type="string">amily":"Florian","given":"P."},{"family":"Henderson","given":"G. S."},{"family":"Massiot","given":"D."}],"issued":{"date-parts":[["2014",2]]}},"prefix":"see eq. 1 in"}],"schema":"https://github.com/citation-style-language/schema/raw/master/csl-citation.js</meta:user-defined>
    <meta:user-defined meta:name="ZOTERO_BREF_Lz2c0Kkdg2Gr_5" meta:value-type="string">on"}</meta:user-defined>
    <meta:user-defined meta:name="ZOTERO_BREF_PMxyJvh8TZD99nXQJmgno_1" meta:value-type="string">ZOTERO_ITEM CSL_CITATION {"citationID":"H5gSuP5U","properties":{"formattedCitation":"(Srivastava et al., 2014)","plainCitation":"(Srivastava et al., 2014)","noteIndex":0},"citationItems":[{"id":5313,"uris":["http://zotero.org/users/453153/items/W4YPAGQA"]</meta:user-defined>
    <meta:user-defined meta:name="ZOTERO_BREF_PMxyJvh8TZD99nXQJmgno_2" meta:value-type="string">,"uri":["http://zotero.org/users/453153/items/W4YPAGQA"],"itemData":{"id":5313,"type":"article-journal","title":"Dropout: A Simple Way to Prevent Neural Networks from Overfitting","container-title":"Journal of Machine Learning Research","page":"1929-1958"</meta:user-defined>
    <meta:user-defined meta:name="ZOTERO_BREF_PMxyJvh8TZD99nXQJmgno_3" meta:value-type="string">,"volume":"15","source":"jmlr.org","title-short":"Dropout","author":[{"family":"Srivastava","given":"Nitish"},{"family":"Hinton","given":"Geoffrey"},{"family":"Krizhevsky","given":"Alex"},{"family":"Sutskever","given":"Ilya"},{"family":"Salakhutdinov","gi</meta:user-defined>
    <meta:user-defined meta:name="ZOTERO_BREF_PMxyJvh8TZD99nXQJmgno_4" meta:value-type="string">ven":"Ruslan"}],"issued":{"date-parts":[["2014"]]}}}],"schema":"https://github.com/citation-style-language/schema/raw/master/csl-citation.json"}</meta:user-defined>
    <meta:user-defined meta:name="ZOTERO_BREF_PSyALkooOEWF_1" meta:value-type="string">ZOTERO_ITEM CSL_CITATION {"citationID":"FzmlMxfj","properties":{"formattedCitation":"(Greaves and Ngai, 1995; Le Losq et al., 2017)","plainCitation":"(Greaves and Ngai, 1995; Le Losq et al., 2017)","noteIndex":0},"citationItems":[{"id":1344,"uris":["http:</meta:user-defined>
    <meta:user-defined meta:name="ZOTERO_BREF_PSyALkooOEWF_10" meta:value-type="string"> ion clustering and percolation radically affect melt mobility, central to understanding industrial and geological processes.","DOI":"10.1038/s41598-017-16741-3","ISSN":"2045-2322","title-short":"Percolation channels","language":"En","author":[{"family":"</meta:user-defined>
    <meta:user-defined meta:name="ZOTERO_BREF_PSyALkooOEWF_11" meta:value-type="string">Le Losq","given":"C."},{"family":"Neuville","given":"D. R."},{"family":"Chen","given":"W."},{"family":"Florian","given":"P."},{"family":"Massiot","given":"D."},{"family":"Zhou","given":"Z."},{"family":"Greaves","given":"G. N."}],"issued":{"date-parts":[["</meta:user-defined>
    <meta:user-defined meta:name="ZOTERO_BREF_PSyALkooOEWF_12" meta:value-type="string">2017",12]]}}}],"schema":"https://github.com/citation-style-language/schema/raw/master/csl-citation.json"}</meta:user-defined>
    <meta:user-defined meta:name="ZOTERO_BREF_PSyALkooOEWF_2" meta:value-type="string">//zotero.org/users/453153/items/6F3ZQ4UW"],"uri":["http://zotero.org/users/453153/items/6F3ZQ4UW"],"itemData":{"id":1344,"type":"article-journal","title":"Reconciling ionic-transport properties with atomic structure in oxide glasses","container-title":"Ph</meta:user-defined>
    <meta:user-defined meta:name="ZOTERO_BREF_PSyALkooOEWF_3" meta:value-type="string">ysical Review B","page":"6358-6380","volume":"52","issue":"9","DOI":"10.1103/PhysRevB.52.6358","journalAbbreviation":"Phys. Rev. B","author":[{"family":"Greaves","given":"G. N."},{"family":"Ngai","given":"K. L."}],"issued":{"date-parts":[["1995"]]}}},{"id</meta:user-defined>
    <meta:user-defined meta:name="ZOTERO_BREF_PSyALkooOEWF_4" meta:value-type="string">":4093,"uris":["http://zotero.org/users/453153/items/6VDKVSXJ"],"uri":["http://zotero.org/users/453153/items/6VDKVSXJ"],"itemData":{"id":4093,"type":"article-journal","title":"Percolation channels: a universal idea to describe the atomic structure and dyn</meta:user-defined>
    <meta:user-defined meta:name="ZOTERO_BREF_PSyALkooOEWF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PSyALkooOEWF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PSyALkooOEWF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PSyALkooOEWF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PSyALkooOEWF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PfEV7F10Ucqn1IsJirfAm_1" meta:value-type="string">ZOTERO_TEMP </meta:user-defined>
    <meta:user-defined meta:name="ZOTERO_BREF_PsJH3K5t1aTY_1" meta:value-type="string">ZOTERO_ITEM CSL_CITATION {"citationID":"KlPiNYXe","properties":{"formattedCitation":"(2006)","plainCitation":"(2006)","noteIndex":0},"citationItems":[{"id":5621,"uris":["http://zotero.org/users/453153/items/9CVZQU9I"],"uri":["http://zotero.org/users/45315</meta:user-defined>
    <meta:user-defined meta:name="ZOTERO_BREF_PsJH3K5t1aTY_2" meta:value-type="string">3/items/9CVZQU9I"],"itemData":{"id":5621,"type":"book","title":"Pattern recognition and machine learning","collection-title":"Information science and statistics","publisher":"Springer","publisher-place":"New York","number-of-pages":"738","source":"Library</meta:user-defined>
    <meta:user-defined meta:name="ZOTERO_BREF_PsJH3K5t1aTY_3" meta:value-type="string"> of Congress ISBN","event-place":"New York","ISBN":"978-0-387-31073-2","call-number":"Q327 .B52 2006","language":"en","author":[{"family":"Bishop","given":"Christopher M."}],"issued":{"date-parts":[["2006"]]}},"suppress-author":true}],"schema":"https://gi</meta:user-defined>
    <meta:user-defined meta:name="ZOTERO_BREF_PsJH3K5t1aTY_4" meta:value-type="string">thub.com/citation-style-language/schema/raw/master/csl-citation.json"}</meta:user-defined>
    <meta:user-defined meta:name="ZOTERO_BREF_Qzbc7Z0jMrnUqnECsk4nT_1" meta:value-type="string">ZOTERO_ITEM CSL_CITATION {"citationID":"6G27fNj3","properties":{"formattedCitation":"(2017)","plainCitation":"(2017)","noteIndex":0},"citationItems":[{"id":1338,"uris":["http://zotero.org/users/453153/items/MAEM4I4T"],"uri":["http://zotero.org/users/45315</meta:user-defined>
    <meta:user-defined meta:name="ZOTERO_BREF_Qzbc7Z0jMrnUqnECsk4nT_10" meta:value-type="string">nguage/schema/raw/master/csl-citation.json"}</meta:user-defined>
    <meta:user-defined meta:name="ZOTERO_BREF_Qzbc7Z0jMrnUqnECsk4nT_2" meta:value-type="string">3/items/MAEM4I4T"],"itemData":{"id":1338,"type":"article-journal","title":"Modelling configurational entropy of silicate melts","container-title":"Chemical Geology","page":"140-151","volume":"461","source":"ScienceDirect","abstract":"The Adam-Gibbs theory</meta:user-defined>
    <meta:user-defined meta:name="ZOTERO_BREF_Qzbc7Z0jMrnUqnECsk4nT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Qzbc7Z0jMrnUqnECsk4nT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Qzbc7Z0jMrnUqnECsk4nT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Qzbc7Z0jMrnUqnECsk4nT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Qzbc7Z0jMrnUqnECsk4nT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Qzbc7Z0jMrnUqnECsk4nT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Qzbc7Z0jMrnUqnECsk4nT_9" meta:value-type="string">019","ISSN":"0009-2541","journalAbbreviation":"Chemical Geology","author":[{"family":"Russell","given":"J. K."},{"family":"Giordano","given":"D."}],"issued":{"date-parts":[["2017"]]}},"suppress-author":true}],"schema":"https://github.com/citation-style-la</meta:user-defined>
    <meta:user-defined meta:name="ZOTERO_BREF_Si44WV5qbs5IuoTuxXigi_1" meta:value-type="string">ZOTERO_ITEM CSL_CITATION {"citationID":"XsU4ynXD","properties":{"formattedCitation":"(Glorot et al., 2011)","plainCitation":"(Glorot et al., 2011)","noteIndex":0},"citationItems":[{"id":1113,"uris":["http://zotero.org/users/453153/items/PMMGXQ3B"],"uri":[</meta:user-defined>
    <meta:user-defined meta:name="ZOTERO_BREF_Si44WV5qbs5IuoTuxXigi_2" meta:value-type="string">"http://zotero.org/users/453153/items/PMMGXQ3B"],"itemData":{"id":1113,"type":"paper-conference","title":"Deep sparse rectifier neural networks","container-title":"International Conference on Artificial Intelligence and Statistics","page":"315–323","sourc</meta:user-defined>
    <meta:user-defined meta:name="ZOTERO_BREF_Si44WV5qbs5IuoTuxXigi_3" meta:value-type="string">e":"Google Scholar","URL":"http://machinelearning.wustl.edu/mlpapers/paper_files/AISTATS2011_GlorotBB11.pdf","author":[{"family":"Glorot","given":"Xavier"},{"family":"Bordes","given":"Antoine"},{"family":"Bengio","given":"Yoshua"}],"issued":{"date-parts":</meta:user-defined>
    <meta:user-defined meta:name="ZOTERO_BREF_Si44WV5qbs5IuoTuxXigi_4" meta:value-type="string">[["2011"]]},"accessed":{"date-parts":[["2016",6,15]]}}}],"schema":"https://github.com/citation-style-language/schema/raw/master/csl-citation.json"}</meta:user-defined>
    <meta:user-defined meta:name="ZOTERO_BREF_TFs1j0hRtzrzRyRBPRoSK_1" meta:value-type="string">ZOTERO_ITEM CSL_CITATION {"citationID":"xbSHl34S","properties":{"formattedCitation":"(Caruana, 1997)","plainCitation":"(Caruana, 1997)","noteIndex":0},"citationItems":[{"id":5267,"uris":["http://zotero.org/users/453153/items/VEEG3HPD"],"uri":["http://zote</meta:user-defined>
    <meta:user-defined meta:name="ZOTERO_BREF_TFs1j0hRtzrzRyRBPRoSK_2" meta:value-type="string">ro.org/users/453153/items/VEEG3HPD"],"itemData":{"id":5267,"type":"article-journal","title":"Multitask Learning","container-title":"Machine Learning","page":"41-75","volume":"28","issue":"1","source":"Springer Link","abstract":"Multitask Learning is an ap</meta:user-defined>
    <meta:user-defined meta:name="ZOTERO_BREF_TFs1j0hRtzrzRyRBPRoSK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TFs1j0hRtzrzRyRBPRoSK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TFs1j0hRtzrzRyRBPRoSK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TFs1j0hRtzrzRyRBPRoSK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TFs1j0hRtzrzRyRBPRoSK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TFs1j0hRtzrzRyRBPRoSK_8" meta:value-type="string">amily":"Caruana","given":"Rich"}],"issued":{"date-parts":[["1997",7,1]]}}}],"schema":"https://github.com/citation-style-language/schema/raw/master/csl-citation.json"}</meta:user-defined>
    <meta:user-defined meta:name="ZOTERO_BREF_U7Wu7304hQff_1" meta:value-type="string">ZOTERO_ITEM CSL_CITATION {"citationID":"eb0T95bg","properties":{"formattedCitation":"(e.g., Giordano et al., 2008)","plainCitation":"(e.g., Giordano et al., 2008)","noteIndex":0},"citationItems":[{"id":1175,"uris":["http://zotero.org/users/453153/items/5G</meta:user-defined>
    <meta:user-defined meta:name="ZOTERO_BREF_U7Wu7304hQff_2" meta:value-type="string">E3I8II"],"uri":["http://zotero.org/users/453153/items/5GE3I8II"],"itemData":{"id":1175,"type":"article-journal","title":"Viscosity of magmatic liquids: A model","container-title":"Earth and Planetary Science Letters","page":"123-134","volume":"271","issue</meta:user-defined>
    <meta:user-defined meta:name="ZOTERO_BREF_U7Wu7304hQff_3" meta:value-type="string">":"1-4","source":"CrossRef","DOI":"10.1016/j.epsl.2008.03.038","ISSN":"0012821X","title-short":"Viscosity of magmatic liquids","language":"en","author":[{"family":"Giordano","given":"D."},{"family":"Russell","given":"J. K."},{"family":"Dingwell","given":"</meta:user-defined>
    <meta:user-defined meta:name="ZOTERO_BREF_U7Wu7304hQff_4" meta:value-type="string">D. B."}],"issued":{"date-parts":[["2008",7]]}},"prefix":"e.g.,"}],"schema":"https://github.com/citation-style-language/schema/raw/master/csl-citation.json"}</meta:user-defined>
    <meta:user-defined meta:name="ZOTERO_BREF_WceR0bhFTsI4_1" meta:value-type="string">ZOTERO_ITEM CSL_CITATION {"citationID":"eA5AvghX","properties":{"unsorted":true,"formattedCitation":"(Mysen, 1996, 1999)","plainCitation":"(Mysen, 1996, 1999)","noteIndex":0},"citationItems":[{"id":426,"uris":["http://zotero.org/users/453153/items/4BH93N2</meta:user-defined>
    <meta:user-defined meta:name="ZOTERO_BREF_WceR0bhFTsI4_2" meta:value-type="string">T"],"uri":["http://zotero.org/users/453153/items/4BH93N2T"],"itemData":{"id":426,"type":"article-journal","title":"Haploandesitic melts at magmatic temperatures: In situ, high-temperature structure and properties of melts along the join K&lt;sup&gt;\\circ$&lt;/sup</meta:user-defined>
    <meta:user-defined meta:name="ZOTERO_BREF_WceR0bhFTsI4_3" meta:value-type="string">&gt;C at atmospheric pressure","container-title":"Geochimica et Cosmochimica Acta","page":"3665-3685","volume":"60","author":[{"family":"Mysen","given":"B. O."}],"issued":{"date-parts":[["1996"]]}}},{"id":1706,"uris":["http://zotero.org/users/453153/items/JK</meta:user-defined>
    <meta:user-defined meta:name="ZOTERO_BREF_WceR0bhFTsI4_4" meta:value-type="string">XIF4RR"],"uri":["http://zotero.org/users/453153/items/JKXIF4RR"],"itemData":{"id":1706,"type":"article-journal","title":"Structure and properties of magmatic liquids: From haplobasalt to haploandesite","container-title":"Geochimica et Cosmochimica Acta","</meta:user-defined>
    <meta:user-defined meta:name="ZOTERO_BREF_WceR0bhFTsI4_5" meta:value-type="string">page":"95-112","volume":"63","author":[{"family":"Mysen","given":"B. O."}],"issued":{"date-parts":[["1999"]]}}}],"schema":"https://github.com/citation-style-language/schema/raw/master/csl-citation.json"}</meta:user-defined>
    <meta:user-defined meta:name="ZOTERO_BREF_Wv2GIW4M0Ucq_1" meta:value-type="string">ZOTERO_ITEM CSL_CITATION {"citationID":"o61Ssork","properties":{"formattedCitation":"(2002)","plainCitation":"(2002)","noteIndex":0},"citationItems":[{"id":1165,"uris":["http://zotero.org/users/453153/items/TUJUKPRZ"],"uri":["http://zotero.org/users/45315</meta:user-defined>
    <meta:user-defined meta:name="ZOTERO_BREF_Wv2GIW4M0Ucq_2" meta:value-type="string">3/items/TUJUKPRZ"],"itemData":{"id":1165,"type":"article-journal","title":"Viscosity of silica","container-title":"Journal of Applied Physics","page":"7619","volume":"92","issue":"12","source":"CrossRef","DOI":"10.1063/1.1515132","ISSN":"00218979","langua</meta:user-defined>
    <meta:user-defined meta:name="ZOTERO_BREF_Wv2GIW4M0Ucq_3" meta:value-type="string">ge":"en","author":[{"family":"Doremus","given":"Robert H."}],"issued":{"date-parts":[["2002"]]}},"suppress-author":true}],"schema":"https://github.com/citation-style-language/schema/raw/master/csl-citation.json"}</meta:user-defined>
    <meta:user-defined meta:name="ZOTERO_BREF_XFLZJExefKe7_1" meta:value-type="string">ZOTERO_ITEM CSL_CITATION {"citationID":"CU1VLjrI","properties":{"formattedCitation":"(2014)","plainCitation":"(2014)","noteIndex":0},"citationItems":[{"id":134,"uris":["http://zotero.org/users/453153/items/CZT3JPVA"],"uri":["http://zotero.org/users/453153</meta:user-defined>
    <meta:user-defined meta:name="ZOTERO_BREF_XFLZJExefKe7_2" meta:value-type="string">/items/CZT3JPVA"],"itemData":{"id":134,"type":"article-journal","title":"The role of Al&lt;sup&gt;3+&lt;/sup&gt; on rheology and structural changes of sodium silicate and aluminosilicate glasses and melts.","container-title":"Geochimica et Cosmochimica Acta","page":"</meta:user-defined>
    <meta:user-defined meta:name="ZOTERO_BREF_XFLZJExefKe7_3" meta:value-type="string">495-517","volume":"126","source":"CrossRef","DOI":"10.1016/j.gca.2013.11.010","ISSN":"00167037","language":"en","author":[{"family":"Le Losq","given":"C."},{"family":"Neuville","given":"D. R."},{"family":"Florian","given":"P."},{"family":"Henderson","give</meta:user-defined>
    <meta:user-defined meta:name="ZOTERO_BREF_XFLZJExefKe7_4" meta:value-type="string">n":"G. S."},{"family":"Massiot","given":"D."}],"issued":{"date-parts":[["2014",2]]}},"suppress-author":true}],"schema":"https://github.com/citation-style-language/schema/raw/master/csl-citation.json"}</meta:user-defined>
    <meta:user-defined meta:name="ZOTERO_BREF_YSO1wia0Zga3_1" meta:value-type="string">ZOTERO_ITEM CSL_CITATION {"citationID":"SaDWMG6D","properties":{"formattedCitation":"(Hui and Zhang, 2007)","plainCitation":"(Hui and Zhang, 2007)","noteIndex":0},"citationItems":[{"id":757,"uris":["http://zotero.org/users/453153/items/B2UZRPWV"],"uri":["</meta:user-defined>
    <meta:user-defined meta:name="ZOTERO_BREF_YSO1wia0Zga3_2" meta:value-type="string">http://zotero.org/users/453153/items/B2UZRPWV"],"itemData":{"id":757,"type":"article-journal","title":"Toward a general viscosity equation for natural anhydrous and hydrous silicate melts","container-title":"Geochimica et Cosmochimica Acta","page":"403-41</meta:user-defined>
    <meta:user-defined meta:name="ZOTERO_BREF_YSO1wia0Zga3_3" meta:value-type="string">6","volume":"71","issue":"2","author":[{"family":"Hui","given":"H."},{"family":"Zhang","given":"Y."}],"issued":{"date-parts":[["2007"]]}}}],"schema":"https://github.com/citation-style-language/schema/raw/master/csl-citation.json"}</meta:user-defined>
    <meta:user-defined meta:name="ZOTERO_BREF_YfmiF4B4fjZHJWJQS7ThI_1" meta:value-type="string">ZOTERO_ITEM CSL_CITATION {"citationID":"vyaJRxbA","properties":{"formattedCitation":"(e.g., Hideki Maekawa et al., 1991)","plainCitation":"(e.g., Hideki Maekawa et al., 1991)","noteIndex":0},"citationItems":[{"id":851,"uris":["http://zotero.org/users/4531</meta:user-defined>
    <meta:user-defined meta:name="ZOTERO_BREF_YfmiF4B4fjZHJWJQS7ThI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fmiF4B4fjZHJWJQS7ThI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fmiF4B4fjZHJWJQS7ThI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fmiF4B4fjZHJWJQS7ThI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fmiF4B4fjZHJWJQS7ThI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fmiF4B4fjZHJWJQS7ThI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fmiF4B4fjZHJWJQS7ThI_8" meta:value-type="string">"10.1016/0022-3093(91)90400-Z","ISSN":"0022-3093","journalAbbreviation":"Journal of Non-Crystalline Solids","author":[{"family":"Maekawa","given":"Hideki"},{"family":"Maekawa","given":"Takashi"},{"family":"Kawamura","given":"Katsuyuki"},{"family":"Yokokaw</meta:user-defined>
    <meta:user-defined meta:name="ZOTERO_BREF_YfmiF4B4fjZHJWJQS7ThI_9" meta:value-type="string">a","given":"Toshio"}],"issued":{"date-parts":[["1991",1]]}},"prefix":"e.g.,"}],"schema":"https://github.com/citation-style-language/schema/raw/master/csl-citation.json"}</meta:user-defined>
    <meta:user-defined meta:name="ZOTERO_BREF_amQI9ucylmu9Di7ySQsTd_1" meta:value-type="string">ZOTERO_ITEM CSL_CITATION {"citationID":"vttBScyC","properties":{"formattedCitation":"(Bergstra and Bengio, 2012)","plainCitation":"(Bergstra and Bengio, 2012)","noteIndex":0},"citationItems":[{"id":1110,"uris":["http://zotero.org/users/453153/items/4BA3N9</meta:user-defined>
    <meta:user-defined meta:name="ZOTERO_BREF_amQI9ucylmu9Di7ySQsTd_2" meta:value-type="string">TH"],"uri":["http://zotero.org/users/453153/items/4BA3N9TH"],"itemData":{"id":1110,"type":"article-journal","title":"Random search for hyper-parameter optimization","container-title":"The Journal of Machine Learning Research","page":"281–305","volume":"13</meta:user-defined>
    <meta:user-defined meta:name="ZOTERO_BREF_amQI9ucylmu9Di7ySQsTd_3" meta:value-type="string">","issue":"1","source":"Google Scholar","author":[{"family":"Bergstra","given":"James"},{"family":"Bengio","given":"Yoshua"}],"issued":{"date-parts":[["2012"]]}}}],"schema":"https://github.com/citation-style-language/schema/raw/master/csl-citation.json"}</meta:user-defined>
    <meta:user-defined meta:name="ZOTERO_BREF_bDPVX345IH9x_1" meta:value-type="string">ZOTERO_ITEM CSL_CITATION {"citationID":"MyPQSthq","properties":{"formattedCitation":"(e.g., see Murphy, 2012)","plainCitation":"(e.g., see Murphy, 2012)","noteIndex":0},"citationItems":[{"id":981,"uris":["http://zotero.org/users/453153/items/VXTS2VFC"],"u</meta:user-defined>
    <meta:user-defined meta:name="ZOTERO_BREF_bDPVX345IH9x_2" meta:value-type="string">ri":["http://zotero.org/users/453153/items/VXTS2VFC"],"itemData":{"id":981,"type":"book","title":"Machine Learning: A Probabilistic Perspective","publisher":"The MIT Press","publisher-place":"Cambridge, Massachusetts","event-place":"Cambridge, Massachuset</meta:user-defined>
    <meta:user-defined meta:name="ZOTERO_BREF_bDPVX345IH9x_3" meta:value-type="string">ts","author":[{"family":"Murphy","given":"K. P."}],"issued":{"date-parts":[["2012"]]}},"prefix":"e.g., see"}],"schema":"https://github.com/citation-style-language/schema/raw/master/csl-citation.json"}</meta:user-defined>
    <meta:user-defined meta:name="ZOTERO_BREF_c25wcLfIKXAz_1" meta:value-type="string"/>
    <meta:user-defined meta:name="ZOTERO_BREF_cJVVvqAaxjHY_1" meta:value-type="string">ZOTERO_ITEM CSL_CITATION {"citationID":"CbykAUex","properties":{"formattedCitation":"(Giordano et al., 2008)","plainCitation":"(Giordano et al., 2008)","noteIndex":0},"citationItems":[{"id":1175,"uris":["http://zotero.org/users/453153/items/5GE3I8II"],"ur</meta:user-defined>
    <meta:user-defined meta:name="ZOTERO_BREF_cJVVvqAaxjHY_2" meta:value-type="string">i":["http://zotero.org/users/453153/items/5GE3I8II"],"itemData":{"id":1175,"type":"article-journal","title":"Viscosity of magmatic liquids: A model","container-title":"Earth and Planetary Science Letters","page":"123-134","volume":"271","issue":"1-4","sou</meta:user-defined>
    <meta:user-defined meta:name="ZOTERO_BREF_cJVVvqAaxjHY_3" meta:value-type="string">rce":"CrossRef","DOI":"10.1016/j.epsl.2008.03.038","ISSN":"0012821X","title-short":"Viscosity of magmatic liquids","language":"en","author":[{"family":"Giordano","given":"D."},{"family":"Russell","given":"J. K."},{"family":"Dingwell","given":"D. B."}],"is</meta:user-defined>
    <meta:user-defined meta:name="ZOTERO_BREF_cJVVvqAaxjHY_4" meta:value-type="string">sued":{"date-parts":[["2008",7]]}}}],"schema":"https://github.com/citation-style-language/schema/raw/master/csl-citation.json"}</meta:user-defined>
    <meta:user-defined meta:name="ZOTERO_BREF_cmCRIfxOu5nOTz5MNNrDN_1" meta:value-type="string">ZOTERO_ITEM CSL_CITATION {"citationID":"sDWhdHvU","properties":{"formattedCitation":"(e.g., see discussions in Bottinga et al., 1995; Bottinga and Richet, 1996)","plainCitation":"(e.g., see discussions in Bottinga et al., 1995; Bottinga and Richet, 1996)"</meta:user-defined>
    <meta:user-defined meta:name="ZOTERO_BREF_cmCRIfxOu5nOTz5MNNrDN_2" meta:value-type="string">,"noteIndex":0},"citationItems":[{"id":1409,"uris":["http://zotero.org/users/453153/items/I2X8PEQ9"],"uri":["http://zotero.org/users/453153/items/I2X8PEQ9"],"itemData":{"id":1409,"type":"article-journal","title":"Viscosity regimes of homogeneous silicate </meta:user-defined>
    <meta:user-defined meta:name="ZOTERO_BREF_cmCRIfxOu5nOTz5MNNrDN_3" meta:value-type="string">melts","container-title":"American Mineralogist","page":"305–318","volume":"80","issue":"3-4","source":"Google Scholar","author":[{"family":"Bottinga","given":"Yan"},{"family":"Richet","given":"Pascal"},{"family":"Sipp","given":"Anne"}],"issued":{"date-pa</meta:user-defined>
    <meta:user-defined meta:name="ZOTERO_BREF_cmCRIfxOu5nOTz5MNNrDN_4" meta:value-type="string">rts":[["1995"]]}},"prefix":"e.g., see discussions in"},{"id":530,"uris":["http://zotero.org/users/453153/items/B5PSJSIV"],"uri":["http://zotero.org/users/453153/items/B5PSJSIV"],"itemData":{"id":530,"type":"article-journal","title":"Silicate melt structur</meta:user-defined>
    <meta:user-defined meta:name="ZOTERO_BREF_cmCRIfxOu5nOTz5MNNrDN_5" meta:value-type="string">al relaxation: rheology, kinetics, and Adam-Gibbs theory","container-title":"Chemical Geology","page":"129-141","volume":"128","author":[{"family":"Bottinga","given":"Y."},{"family":"Richet","given":"P."}],"issued":{"date-parts":[["1996"]]}}}],"schema":"h</meta:user-defined>
    <meta:user-defined meta:name="ZOTERO_BREF_cmCRIfxOu5nOTz5MNNrDN_6" meta:value-type="string">ttps://github.com/citation-style-language/schema/raw/master/csl-citation.json"}</meta:user-defined>
    <meta:user-defined meta:name="ZOTERO_BREF_gdIAlDcv3aEw_1" meta:value-type="string">ZOTERO_ITEM CSL_CITATION {"citationID":"idlyKric","properties":{"formattedCitation":"(e.g. Mysen et al., 2003)","plainCitation":"(e.g. Mysen et al., 2003)","noteIndex":0},"citationItems":[{"id":672,"uris":["http://zotero.org/users/453153/items/EH5CCRSB"],</meta:user-defined>
    <meta:user-defined meta:name="ZOTERO_BREF_gdIAlDcv3aEw_2" meta:value-type="string">"uri":["http://zotero.org/users/453153/items/EH5CCRSB"],"itemData":{"id":672,"type":"article-journal","title":"The structural behavior of Al&lt;sup&gt;3+&lt;/sup&gt; in peralkaline melts and glasses in the system Na₂O-Al₂O₃-SiO₂","container-title":"American Mineralog</meta:user-defined>
    <meta:user-defined meta:name="ZOTERO_BREF_gdIAlDcv3aEw_3" meta:value-type="string">ist","page":"1668-1678","volume":"88","author":[{"family":"Mysen","given":"B. O."},{"family":"Lucier","given":"A."},{"family":"Cody","given":"G. D."}],"issued":{"date-parts":[["2003"]]}},"prefix":"e.g."}],"schema":"https://github.com/citation-style-langua</meta:user-defined>
    <meta:user-defined meta:name="ZOTERO_BREF_gdIAlDcv3aEw_4" meta:value-type="string">ge/schema/raw/master/csl-citation.json"}</meta:user-defined>
    <meta:user-defined meta:name="ZOTERO_BREF_i9xCA6Qnvpua_1" meta:value-type="string"/>
    <meta:user-defined meta:name="ZOTERO_BREF_ioKm01Q91xMz_1" meta:value-type="string">ZOTERO_ITEM CSL_CITATION {"citationID":"Q1UJCFHi","properties":{"formattedCitation":"(Giordano et al., n.d.)","plainCitation":"(Giordano et al., n.d.)","noteIndex":0},"citationItems":[{"id":5317,"uris":["http://zotero.org/users/453153/items/QC5EN9V6"],"ur</meta:user-defined>
    <meta:user-defined meta:name="ZOTERO_BREF_ioKm01Q91xMz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oKm01Q91xMz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oKm01Q91xMz_12" meta:value-type="string">ntial of the method in describing physical properties of silicate melts.","URL":"https://onlinelibrary.wiley.com/doi/abs/10.1002/jrs.5675","DOI":"10.1002/jrs.5675","ISSN":"1097-4555","title-short":"A calibrated database of Raman spectra for natural silica</meta:user-defined>
    <meta:user-defined meta:name="ZOTERO_BREF_ioKm01Q91xMz_13" meta:value-type="string">te glasses","language":"en","author":[{"family":"Giordano","given":"Daniele"},{"family":"González‐García","given":"Diego"},{"family":"Russell","given":"James K."},{"family":"Raneri","given":"Simona"},{"family":"Bersani","given":"Danilo"},{"family":"Fornas</meta:user-defined>
    <meta:user-defined meta:name="ZOTERO_BREF_ioKm01Q91xMz_14" meta:value-type="string">ini","given":"Laura"},{"family":"Genova","given":"Danilo Di"},{"family":"Ferrando","given":"Simona"},{"family":"Kaliwoda","given":"Melanie"},{"family":"Lottici","given":"Pier Paolo"},{"family":"Smit","given":"Matthijs"},{"family":"Dingwell","given":"Donal</meta:user-defined>
    <meta:user-defined meta:name="ZOTERO_BREF_ioKm01Q91xMz_15" meta:value-type="string">d B."}],"accessed":{"date-parts":[["2019",8,16]]}}}],"schema":"https://github.com/citation-style-language/schema/raw/master/csl-citation.json"}</meta:user-defined>
    <meta:user-defined meta:name="ZOTERO_BREF_ioKm01Q91xMz_2" meta:value-type="string">i":["http://zotero.org/users/453153/items/QC5EN9V6"],"itemData":{"id":5317,"type":"article-journal","title":"A calibrated database of Raman spectra for natural silicate glasses: implications for modelling melt physical properties","container-title":"Journ</meta:user-defined>
    <meta:user-defined meta:name="ZOTERO_BREF_ioKm01Q91xMz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oKm01Q91xMz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oKm01Q91xMz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oKm01Q91xMz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oKm01Q91xMz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oKm01Q91xMz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oKm01Q91xMz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xfvn0f1Ux8R_1" meta:value-type="string">ZOTERO_ITEM CSL_CITATION {"citationID":"7o6bxWDr","properties":{"formattedCitation":"(2016)","plainCitation":"(2016)","noteIndex":0},"citationItems":[{"id":4998,"uris":["http://zotero.org/users/453153/items/HK9CT3PZ"],"uri":["http://zotero.org/users/45315</meta:user-defined>
    <meta:user-defined meta:name="ZOTERO_BREF_ixfvn0f1Ux8R_2" meta:value-type="string">3/items/HK9CT3PZ"],"itemData":{"id":4998,"type":"article-journal","title":"Viscosity of glass-forming systems","container-title":"Journal of the American Ceramic Society","page":"6-25","volume":"100","issue":"1","source":"Wiley Online Library","DOI":"10.1</meta:user-defined>
    <meta:user-defined meta:name="ZOTERO_BREF_ixfvn0f1Ux8R_3" meta:value-type="string">111/jace.14678","ISSN":"1551-2916","language":"en","author":[{"family":"Zheng","given":"Qiuju"},{"family":"Mauro","given":"John C."}],"issued":{"date-parts":[["2016"]]}},"suppress-author":true}],"schema":"https://github.com/citation-style-language/schema/</meta:user-defined>
    <meta:user-defined meta:name="ZOTERO_BREF_ixfvn0f1Ux8R_4" meta:value-type="string">raw/master/csl-citation.json"}</meta:user-defined>
    <meta:user-defined meta:name="ZOTERO_BREF_izSJvpdBzWmb_1" meta:value-type="string">ZOTERO_ITEM CSL_CITATION {"citationID":"oJx51qZi","properties":{"formattedCitation":"(1965)","plainCitation":"(1965)","noteIndex":0},"citationItems":[{"id":1434,"uris":["http://zotero.org/users/453153/items/NJ2V38JM"],"uri":["http://zotero.org/users/45315</meta:user-defined>
    <meta:user-defined meta:name="ZOTERO_BREF_izSJvpdBzWmb_2" meta:value-type="string">3/items/NJ2V38JM"],"itemData":{"id":1434,"type":"article-journal","title":"On the temperature dependence of cooperative relaxation properties in glass-forming liquids","container-title":"The journal of chemical physics","page":"139-146","volume":"43","iss</meta:user-defined>
    <meta:user-defined meta:name="ZOTERO_BREF_izSJvpdBzWmb_3" meta:value-type="string">ue":"1","author":[{"family":"Adam","given":"G."},{"family":"Gibbs","given":"J. H."}],"issued":{"date-parts":[["1965"]]}},"suppress-author":true}],"schema":"https://github.com/citation-style-language/schema/raw/master/csl-citation.json"}</meta:user-defined>
    <meta:user-defined meta:name="ZOTERO_BREF_mXMYX1U9lTv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mXMYX1U9lTvv_10" meta:value-type="string">SN":"0084-6597, 1545-4495","language":"en","author":[{"family":"Gonnermann","given":"Helge M."}],"issued":{"date-parts":[["2015",5,30]]}}}],"schema":"https://github.com/citation-style-language/schema/raw/master/csl-citation.json"}</meta:user-defined>
    <meta:user-defined meta:name="ZOTERO_BREF_mXMYX1U9lTvv_2" meta:value-type="string">"citationItems":[{"id":1357,"uris":["http://zotero.org/users/453153/items/XXWPAQTS"],"uri":["http://zotero.org/users/453153/items/XXWPAQTS"],"itemData":{"id":1357,"type":"article-journal","title":"Volcanic Dilemma - Flow or Blow?","container-title":"Scien</meta:user-defined>
    <meta:user-defined meta:name="ZOTERO_BREF_mXMYX1U9lTv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mXMYX1U9lTv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mXMYX1U9lTvv_5" meta:value-type="string">science.273.5278.1054","ISSN":"0036-8075, 1095-9203","language":"en","author":[{"family":"Dingwell","given":"D. B."}],"issued":{"date-parts":[["1996",8,23]]}}},{"id":4961,"uris":["http://zotero.org/users/453153/items/RJQN2VQS"],"uri":["http://zotero.org/u</meta:user-defined>
    <meta:user-defined meta:name="ZOTERO_BREF_mXMYX1U9lTvv_6" meta:value-type="string">sers/453153/items/RJQN2VQS"],"itemData":{"id":4961,"type":"chapter","title":"Dynamics of magma ascent in the volcanic conduit","publisher":"Cambridge University Press","page":"55-84","source":"DataCite","URL":"https://www.cambridge.org/core/product/identi</meta:user-defined>
    <meta:user-defined meta:name="ZOTERO_BREF_mXMYX1U9lTvv_7" meta:value-type="string">fier/CBO9781139021562A011/type/book_part","note":"DOI: 10.1017/CBO9781139021562.004","author":[{"family":"Gonnermann","given":"Helge M."},{"family":"Manga","given":"Michael"},{"family":"Fagents","given":"Sarah A."}],"editor":[{"family":"Gregg","given":"Tr</meta:user-defined>
    <meta:user-defined meta:name="ZOTERO_BREF_mXMYX1U9lTvv_8" meta:value-type="string">acy K. P."},{"family":"Lopes","given":"Rosaly M. C."}],"issued":{"date-parts":[["2013"]]},"accessed":{"date-parts":[["2018",12,13]]}}},{"id":807,"uris":["http://zotero.org/users/453153/items/J7AZ3SXA"],"uri":["http://zotero.org/users/453153/items/J7AZ3SXA</meta:user-defined>
    <meta:user-defined meta:name="ZOTERO_BREF_mXMYX1U9lTvv_9" meta:value-type="string">"],"itemData":{"id":807,"type":"article-journal","title":"Magma Fragmentation","container-title":"Annual Review of Earth and Planetary Sciences","page":"431-458","volume":"43","issue":"1","source":"CrossRef","DOI":"10.1146/annurev-earth-060614-105206","IS</meta:user-defined>
    <meta:user-defined meta:name="ZOTERO_BREF_mhLIS2hg9KlT_1" meta:value-type="string">ZOTERO_ITEM CSL_CITATION {"citationID":"Htq2MDUj","properties":{"unsorted":true,"formattedCitation":"(Mysen, 1995; Le Losq and Neuville, 2017)","plainCitation":"(Mysen, 1995; Le Losq and Neuville, 2017)","noteIndex":0},"citationItems":[{"id":569,"uris":["</meta:user-defined>
    <meta:user-defined meta:name="ZOTERO_BREF_mhLIS2hg9KlT_10"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mhLIS2hg9KlT_11"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mhLIS2hg9KlT_12" meta:value-type="string">","journalAbbreviation":"Journal of Non-Crystalline Solids","author":[{"family":"Le Losq","given":"C."},{"family":"Neuville","given":"D. R."}],"issued":{"date-parts":[["2017",5,1]]}}}],"schema":"https://github.com/citation-style-language/schema/raw/master</meta:user-defined>
    <meta:user-defined meta:name="ZOTERO_BREF_mhLIS2hg9KlT_13" meta:value-type="string">/csl-citation.json"}</meta:user-defined>
    <meta:user-defined meta:name="ZOTERO_BREF_mhLIS2hg9KlT_2" meta:value-type="string">http://zotero.org/users/453153/items/UENA3I4E"],"uri":["http://zotero.org/users/453153/items/UENA3I4E"],"itemData":{"id":569,"type":"article-journal","title":"Experimental, in situ, high-temperature studies of properties and structure of silicate melts re</meta:user-defined>
    <meta:user-defined meta:name="ZOTERO_BREF_mhLIS2hg9KlT_3" meta:value-type="string">levant to magmatic processes","container-title":"European Journal of Mineralogy","page":"745-766","volume":"7","author":[{"family":"Mysen","given":"B. O."}],"issued":{"date-parts":[["1995"]]}}},{"id":59,"uris":["http://zotero.org/users/453153/items/PJAXRX</meta:user-defined>
    <meta:user-defined meta:name="ZOTERO_BREF_mhLIS2hg9KlT_4"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mhLIS2hg9KlT_5"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mhLIS2hg9KlT_6"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mhLIS2hg9KlT_7"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mhLIS2hg9KlT_8"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mhLIS2hg9KlT_9"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mkPA4ocdd2HR_1" meta:value-type="string">ZOTERO_ITEM CSL_CITATION {"citationID":"xQibsinP","properties":{"unsorted":true,"formattedCitation":"(e.g., see Mysen and Richet, 2005; Le Losq et al., 2019b for a review)","plainCitation":"(e.g., see Mysen and Richet, 2005; Le Losq et al., 2019b for a re</meta:user-defined>
    <meta:user-defined meta:name="ZOTERO_BREF_mkPA4ocdd2HR_2" meta:value-type="string">view)","noteIndex":0},"citationItems":[{"id":574,"uris":["http://zotero.org/users/453153/items/G2BIAT7U"],"uri":["http://zotero.org/users/453153/items/G2BIAT7U"],"itemData":{"id":574,"type":"book","title":"Silicate glasses and melts - Properties and struc</meta:user-defined>
    <meta:user-defined meta:name="ZOTERO_BREF_mkPA4ocdd2HR_3" meta:value-type="string">ture","collection-title":"Developments in geochemistry","publisher":"Elsevier B.V.","publisher-place":"Amsterdam","volume":"10","event-place":"Amsterdam","author":[{"family":"Mysen","given":"B. O."},{"family":"Richet","given":"P."}],"issued":{"date-parts"</meta:user-defined>
    <meta:user-defined meta:name="ZOTERO_BREF_mkPA4ocdd2HR_4" meta:value-type="string">:[["2005"]]}},"prefix":"e.g., see"},{"id":4729,"uris":["http://zotero.org/users/453153/items/2XWMG3XB"],"uri":["http://zotero.org/users/453153/items/2XWMG3XB"],"itemData":{"id":4729,"type":"chapter","title":"Silicate Glasses","container-title":"Handbook o</meta:user-defined>
    <meta:user-defined meta:name="ZOTERO_BREF_mkPA4ocdd2HR_5" meta:value-type="string">f Glass","publisher":"Springer","URL":"https://www.springer.com/us/book/9783319937267","ISBN":"978-3-319-93728-1","author":[{"family":"Le Losq","given":"C."},{"family":"Cicconi","given":"M. R."},{"family":"Greaves","given":"G. N."},{"family":"Neuville","g</meta:user-defined>
    <meta:user-defined meta:name="ZOTERO_BREF_mkPA4ocdd2HR_6" meta:value-type="string">iven":"D. R."}],"issued":{"date-parts":[["2019",5]]}},"suffix":"for a review"}],"schema":"https://github.com/citation-style-language/schema/raw/master/csl-citation.json"}</meta:user-defined>
    <meta:user-defined meta:name="ZOTERO_BREF_oWtkYWf6ZRxK231kL87vE_1" meta:value-type="string">ZOTERO_ITEM CSL_CITATION {"citationID":"xnaz40cn","properties":{"formattedCitation":"(2009)","plainCitation":"(2009)","noteIndex":0},"citationItems":[{"id":1102,"uris":["http://zotero.org/users/453153/items/DRSD27CN"],"uri":["http://zotero.org/users/45315</meta:user-defined>
    <meta:user-defined meta:name="ZOTERO_BREF_oWtkYWf6ZRxK231kL87vE_2" meta:value-type="string">3/items/DRSD27CN"],"itemData":{"id":1102,"type":"article-journal","title":"Viscosity of glass-forming liquids","container-title":"Proceedings of the National Academy of Sciences","page":"19780–19784","volume":"106","issue":"47","source":"Google Scholar","</meta:user-defined>
    <meta:user-defined meta:name="ZOTERO_BREF_oWtkYWf6ZRxK231kL87vE_3" meta:value-type="string">author":[{"family":"Mauro","given":"John C."},{"family":"Yue","given":"Yuanzheng"},{"family":"Ellison","given":"Adam J."},{"family":"Gupta","given":"Prabhat K."},{"family":"Allan","given":"Douglas C."}],"issued":{"date-parts":[["2009"]]}},"suppress-author</meta:user-defined>
    <meta:user-defined meta:name="ZOTERO_BREF_oWtkYWf6ZRxK231kL87vE_4" meta:value-type="string">":true}],"schema":"https://github.com/citation-style-language/schema/raw/master/csl-citation.json"}</meta:user-defined>
    <meta:user-defined meta:name="ZOTERO_BREF_pE7OnWpoYAxZ_1" meta:value-type="string">ZOTERO_ITEM CSL_CITATION {"citationID":"pFQBf7F1","properties":{"formattedCitation":"(Le Losq and Neuville, 2017)","plainCitation":"(Le Losq and Neuville, 2017)","noteIndex":0},"citationItems":[{"id":59,"uris":["http://zotero.org/users/453153/items/PJAXRX</meta:user-defined>
    <meta:user-defined meta:name="ZOTERO_BREF_pE7OnWpoYAxZ_10" meta:value-type="string">","journalAbbreviation":"Journal of Non-Crystalline Solids","author":[{"family":"Le Losq","given":"C."},{"family":"Neuville","given":"D. R."}],"issued":{"date-parts":[["2017",5,1]]}}}],"schema":"https://github.com/citation-style-language/schema/raw/master</meta:user-defined>
    <meta:user-defined meta:name="ZOTERO_BREF_pE7OnWpoYAxZ_11" meta:value-type="string">/csl-citation.json"}</meta:user-defined>
    <meta:user-defined meta:name="ZOTERO_BREF_pE7OnWpoYAx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pE7OnWpoYAx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pE7OnWpoYAx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pE7OnWpoYAx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pE7OnWpoYAx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pE7OnWpoYAx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pE7OnWpoYAx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pE7OnWpoYAx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pVlWH06G3P1e_1" meta:value-type="string">ZOTERO_ITEM CSL_CITATION {"citationID":"tcd1REIF","properties":{"formattedCitation":"(Mauro et al., 2013)","plainCitation":"(Mauro et al., 2013)","noteIndex":0},"citationItems":[{"id":652,"uris":["http://zotero.org/users/453153/items/DVP2UKFI"],"uri":["ht</meta:user-defined>
    <meta:user-defined meta:name="ZOTERO_BREF_pVlWH06G3P1e_2" meta:value-type="string">tp://zotero.org/users/453153/items/DVP2UKFI"],"itemData":{"id":652,"type":"article-journal","title":"Topological Model for the Viscosity of Multicomponent Glass-Forming Liquids","container-title":"International Journal of Applied Glass Science","page":"40</meta:user-defined>
    <meta:user-defined meta:name="ZOTERO_BREF_pVlWH06G3P1e_3" meta:value-type="string">8-413","volume":"4","issue":"4","source":"CrossRef","DOI":"10.1111/ijag.12009","ISSN":"20411286","language":"en","author":[{"family":"Mauro","given":"John C."},{"family":"Ellison","given":"Adam J."},{"family":"Allan","given":"Douglas C."},{"family":"Smeds</meta:user-defined>
    <meta:user-defined meta:name="ZOTERO_BREF_pVlWH06G3P1e_4" meta:value-type="string">kjaer","given":"Morten M."}],"issued":{"date-parts":[["2013",12]]}}}],"schema":"https://github.com/citation-style-language/schema/raw/master/csl-citation.json"}</meta:user-defined>
    <meta:user-defined meta:name="ZOTERO_BREF_pqpe49OQInxFjV8f8uILk_1" meta:value-type="string">ZOTERO_ITEM CSL_CITATION {"citationID":"G0R1euog","properties":{"formattedCitation":"(1988)","plainCitation":"(1988)","noteIndex":0},"citationItems":[{"id":1365,"uris":["http://zotero.org/users/453153/items/GHDJW59M"],"uri":["http://zotero.org/users/45315</meta:user-defined>
    <meta:user-defined meta:name="ZOTERO_BREF_pqpe49OQInxFjV8f8uILk_2" meta:value-type="string">3/items/GHDJW59M"],"itemData":{"id":1365,"type":"article-journal","title":"Effect of disorder on diffusion and viscosity in condensed systems","container-title":"Journal of Non-Crystalline Solids","page":"253-260","volume":"104","issue":"2","source":"Scie</meta:user-defined>
    <meta:user-defined meta:name="ZOTERO_BREF_pqpe49OQInxFjV8f8uILk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pqpe49OQInxFjV8f8uILk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pqpe49OQInxFjV8f8uILk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pqpe49OQInxFjV8f8uILk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pqpe49OQInxFjV8f8uILk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pqpe49OQInxFjV8f8uILk_8" meta:value-type="string">e of amorphisation σ.","DOI":"10.1016/0022-3093(88)90396-1","ISSN":"0022-3093","journalAbbreviation":"Journal of Non-Crystalline Solids","author":[{"family":"Avramov","given":"I."},{"family":"Milchev","given":"A."}],"issued":{"date-parts":[["1988",9,1]]}}</meta:user-defined>
    <meta:user-defined meta:name="ZOTERO_BREF_pqpe49OQInxFjV8f8uILk_9" meta:value-type="string">,"suppress-author":true}],"schema":"https://github.com/citation-style-language/schema/raw/master/csl-citation.json"}</meta:user-defined>
    <meta:user-defined meta:name="ZOTERO_BREF_rOSFRPq0tYDb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rOSFRPq0tYDb_2" meta:value-type="string">d":134,"uris":["http://zotero.org/users/453153/items/CZT3JPVA"],"uri":["http://zotero.org/users/453153/items/CZT3JPVA"],"itemData":{"id":134,"type":"article-journal","title":"The role of Al&lt;sup&gt;3+&lt;/sup&gt; on rheology and structural changes of sodium silicat</meta:user-defined>
    <meta:user-defined meta:name="ZOTERO_BREF_rOSFRPq0tYDb_3" meta:value-type="string">e and aluminosilicate glasses and melts.","container-title":"Geochimica et Cosmochimica Acta","page":"495-517","volume":"126","source":"CrossRef","DOI":"10.1016/j.gca.2013.11.010","ISSN":"00167037","language":"en","author":[{"family":"Le Losq","given":"C.</meta:user-defined>
    <meta:user-defined meta:name="ZOTERO_BREF_rOSFRPq0tYDb_4" meta:value-type="string">"},{"family":"Neuville","given":"D. R."},{"family":"Florian","given":"P."},{"family":"Henderson","given":"G. S."},{"family":"Massiot","given":"D."}],"issued":{"date-parts":[["2014",2]]}},"prefix":"e.g.,","suffix":"and references cited therein"}],"schema":</meta:user-defined>
    <meta:user-defined meta:name="ZOTERO_BREF_rOSFRPq0tYDb_5" meta:value-type="string">"https://github.com/citation-style-language/schema/raw/master/csl-citation.json"}</meta:user-defined>
    <meta:user-defined meta:name="ZOTERO_BREF_rteAnT0P3tX9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rteAnT0P3tX9_10" meta:value-type="string">http://zotero.org/users/453153/items/PH82EZSM"],"itemData":{"id":2888,"type":"article-journal","title":"Extent of Disorder in Magnesium Aluminosilicate Glasses: Insights from 27Al and 17O NMR","container-title":"The Journal of Physical Chemistry C","page"</meta:user-defined>
    <meta:user-defined meta:name="ZOTERO_BREF_rteAnT0P3tX9_11" meta:value-type="string">:"737-749","volume":"120","issue":"1","source":"ACS Publications","abstract":"The quantification of the intrinsic disorder in archetypal noncrystalline magnesium aluminosilicates remains unsolved. This lack of knowledge is because of the increased structu</meta:user-defined>
    <meta:user-defined meta:name="ZOTERO_BREF_rteAnT0P3tX9_12" meta:value-type="string">ral perturbation caused by Mg2+, a high field strength cation, resulting in substantial broadening in both spectral and scattering responses. Most progress regarding amorphous aluminosilicate has thus been made with relatively low field strength cations (</meta:user-defined>
    <meta:user-defined meta:name="ZOTERO_BREF_rteAnT0P3tX9_13" meta:value-type="string">e.g., Na+ and Ca2+). Here, we quantified the nature of structural disorder in Mg-aluminosilicate glasses in the enstatite (MgSiO3)-pyrope (Mg3Al2Si3O12) join using 17O and 27Al NMR. While Mg-aluminosilicate glasses show a much larger topological and confi</meta:user-defined>
    <meta:user-defined meta:name="ZOTERO_BREF_rteAnT0P3tX9_14" meta:value-type="string">gurational disorder around Al than those of Na- and Ca-analogues, the fraction of [5,6]Al (∼8–10%) and the magnitude of topological disorder do not vary significantly with composition. This implies spatial proximity between Mg2+ and the under-bonded bridg</meta:user-defined>
    <meta:user-defined meta:name="ZOTERO_BREF_rteAnT0P3tX9_15" meta:value-type="string">ing oxygens, such as Al-O-Al and Si-O-Al, while Mg2+ preferentially forms Mg-O-Si over Mg-O-Al. The estimated degree of Al avoidance (Q) of ∼0.65 for Mg-aluminosilicates based on 17O NMR is close to a random distribution of Si/Al (Q = 0) and is thus much </meta:user-defined>
    <meta:user-defined meta:name="ZOTERO_BREF_rteAnT0P3tX9_16" meta:value-type="string">smaller than those estimated for Na- and Ca-aluminosilicate glasses (from ∼0.95 to ∼0.85) that often show evidence for Si/Al ordering (Q = 1, complete Al avoidance). The results also revealed that degree of Al avoidance decreases linearly with increasing </meta:user-defined>
    <meta:user-defined meta:name="ZOTERO_BREF_rteAnT0P3tX9_17" meta:value-type="string">cation field strength of non-network-forming cations, highlighting the first simple predictive relationship between the nature of chemical disorder and the types of non-network forming cation. This established correlation can be utilized to explain and pr</meta:user-defined>
    <meta:user-defined meta:name="ZOTERO_BREF_rteAnT0P3tX9_18" meta:value-type="string">edict the diverse properties of the Mg-bearing multicomponent glasses and melts with complex composition-dependence.","DOI":"10.1021/acs.jpcc.5b10799","ISSN":"1932-7447","shortTitle":"Extent of Disorder in Magnesium Aluminosilicate Glasses","journalAbbrev</meta:user-defined>
    <meta:user-defined meta:name="ZOTERO_BREF_rteAnT0P3tX9_19" meta:value-type="string">iation":"J. Phys. Chem. C","author":[{"family":"Lee","given":"Sung Keun"},{"family":"Kim","given":"Hyo-Im"},{"family":"Kim","given":"Eun Jeong"},{"family":"Mun","given":"Kwan Young"},{"family":"Ryu","given":"Saebom"}],"issued":{"date-parts":[["2016",1,14]</meta:user-defined>
    <meta:user-defined meta:name="ZOTERO_BREF_rteAnT0P3tX9_2" meta:value-type="string">ion":"(Mysen et al., 2003; Neuville et al., 2006; Le Losq et al., 2014; Lee et al., 2016, p. 201; Le Losq and Neuville, 2017; Le Losq et al., 2017)","noteIndex":0},"citationItems":[{"id":642,"uris":["http://zotero.org/users/453153/items/EH5CCRSB"],"uri":[</meta:user-defined>
    <meta:user-defined meta:name="ZOTERO_BREF_rteAnT0P3tX9_20" meta:value-type="string">]}},"locator":"201"},{"id":3505,"uris":["http://zotero.org/users/453153/items/PJAXRXCI"],"uri":["http://zotero.org/users/453153/items/PJAXRXCI"],"itemData":{"id":3505,"type":"article-journal","title":"Molecular structure, configurational entropy and visco</meta:user-defined>
    <meta:user-defined meta:name="ZOTERO_BREF_rteAnT0P3tX9_21" meta:value-type="string">sity of silicate melts: Link through the Adam and Gibbs theory of viscous flow","container-title":"Journal of Non-Crystalline Solids","page":"175-188","volume":"463","source":"ScienceDirect","abstract":"The Adam and Gibbs theory depicts the viscous flow o</meta:user-defined>
    <meta:user-defined meta:name="ZOTERO_BREF_rteAnT0P3tX9_22" meta:value-type="string">f silicate melts as governed by the cooperative re-arrangement of molecular sub-systems. Considering that such subsystems involve the silicate Qn units (n = number of bridging oxygens), this study presents a model that links the Qn unit fractions to the m</meta:user-defined>
    <meta:user-defined meta:name="ZOTERO_BREF_rteAnT0P3tX9_23" meta:value-type="string">elt configurational entropy at the glass transition temperature Tg, Sconf(Tg), and finally, to its viscosity η. With 13 adjustable parameters, the model reproduces η and Tg of melts in the Na2O-K2O-SiO2 system (60 ≤ [SiO2] ≤ 100 mol%) with 1σ standard dev</meta:user-defined>
    <meta:user-defined meta:name="ZOTERO_BREF_rteAnT0P3tX9_24" meta:value-type="string">iations of 0.18 log unit and 10.6°, respectively.\nThe model helps understanding the links between the melt chemical composition, structure, Sconf and η. For instance, small compositional changes in highly polymerized melts generate important changes in t</meta:user-defined>
    <meta:user-defined meta:name="ZOTERO_BREF_rteAnT0P3tX9_25" meta:value-type="string">heir Sconf(Tg) because of an excess of entropy generated by mixing Si between Q4 and Q3 units. Changing the melt silica concentration affects the Qn unit distribution, this resulting in non-linear changes in the topological contribution to Sconf(Tg). The </meta:user-defined>
    <meta:user-defined meta:name="ZOTERO_BREF_rteAnT0P3tX9_26" meta:value-type="string">model also indicates that, at [SiO2] ≥ 60 mol%, the mixed alkali effect has negligible impact on the silicate glass Qn unit distribution, as corroborated by Raman spectroscopy data on mixed Na-K tri- and tetrasilicate glasses. Such model may be critical t</meta:user-defined>
    <meta:user-defined meta:name="ZOTERO_BREF_rteAnT0P3tX9_27" meta:value-type="string">o link the melt structure to its physical and thermodynamic properties, but its refinement requires further high-quality quantitative structural data on silicate and aluminosilicate melts.","DOI":"10.1016/j.jnoncrysol.2017.02.010","ISSN":"0022-3093","shor</meta:user-defined>
    <meta:user-defined meta:name="ZOTERO_BREF_rteAnT0P3tX9_28" meta:value-type="string">tTitle":"Molecular structure, configurational entropy and viscosity of silicate melts","journalAbbreviation":"Journal of Non-Crystalline Solids","author":[{"family":"Le Losq","given":"C."},{"family":"Neuville","given":"D. R."}],"issued":{"date-parts":[["2</meta:user-defined>
    <meta:user-defined meta:name="ZOTERO_BREF_rteAnT0P3tX9_29" meta:value-type="string">017",5,1]]}}},{"id":4406,"uris":["http://zotero.org/users/453153/items/6VDKVSXJ"],"uri":["http://zotero.org/users/453153/items/6VDKVSXJ"],"itemData":{"id":4406,"type":"article-journal","title":"Percolation channels: a universal idea to describe the atomic</meta:user-defined>
    <meta:user-defined meta:name="ZOTERO_BREF_rteAnT0P3tX9_3" meta:value-type="string">"http://zotero.org/users/453153/items/EH5CCRSB"],"itemData":{"id":642,"type":"article-journal","title":"The structural behavior of Al&lt;sup&gt;3+&lt;/sup&gt; in peralkaline melts and glasses in the system Na₂O-Al₂O₃-SiO₂","container-title":"American Mineralogist","p</meta:user-defined>
    <meta:user-defined meta:name="ZOTERO_BREF_rteAnT0P3tX9_30" meta:value-type="string"> structure and dynamics of glasses and melts","container-title":"Scientific Reports","page":"16490","volume":"7","issue":"1","source":"www.nature.com","abstract":"Understanding the links between chemical composition, nano-structure and the dynamic propert</meta:user-defined>
    <meta:user-defined meta:name="ZOTERO_BREF_rteAnT0P3tX9_31" meta:value-type="string">ies of silicate melts and glasses is fundamental to both Earth and Materials Sciences. Central to this is whether the distribution of mobile metallic ions is random or not. In silicate systems, such as window glass, it is well-established that the short-r</meta:user-defined>
    <meta:user-defined meta:name="ZOTERO_BREF_rteAnT0P3tX9_32" meta:value-type="string">ange structure is not random but metal ions cluster, forming percolation channels through a partly broken network of corner-sharing SiO4 tetrahedra. In alumino-silicate glasses and melts, extensively used in industry and representing most of the Earth mag</meta:user-defined>
    <meta:user-defined meta:name="ZOTERO_BREF_rteAnT0P3tX9_33" meta:value-type="string">mas, metal ions compensate the electrical charge deficit of AlO4\n                        − tetrahedra, but until now clustering has not been confirmed. Here we report how major changes in melt viscosity, together with glass Raman and Nuclear Magnetic Res</meta:user-defined>
    <meta:user-defined meta:name="ZOTERO_BREF_rteAnT0P3tX9_34" meta:value-type="string">onance measurements and Molecular Dynamics simulations, demonstrate that metal ions nano-segregate into percolation channels, making this a universal phenomenon of oxide glasses and melts. Furthermore, we can explain how, in both single and mixed alkali c</meta:user-defined>
    <meta:user-defined meta:name="ZOTERO_BREF_rteAnT0P3tX9_35" meta:value-type="string">ompositions, metal ion clustering and percolation radically affect melt mobility, central to understanding industrial and geological processes.","DOI":"10.1038/s41598-017-16741-3","ISSN":"2045-2322","shortTitle":"Percolation channels","language":"En","aut</meta:user-defined>
    <meta:user-defined meta:name="ZOTERO_BREF_rteAnT0P3tX9_36" meta:value-type="string">hor":[{"family":"Le Losq","given":"C."},{"family":"Neuville","given":"D. R."},{"family":"Chen","given":"W."},{"family":"Florian","given":"P."},{"family":"Massiot","given":"D."},{"family":"Zhou","given":"Z."},{"family":"Greaves","given":"G. N."}],"issued":</meta:user-defined>
    <meta:user-defined meta:name="ZOTERO_BREF_rteAnT0P3tX9_37" meta:value-type="string">{"date-parts":[["2017",12]]}}}],"schema":"https://github.com/citation-style-language/schema/raw/master/csl-citation.json"}</meta:user-defined>
    <meta:user-defined meta:name="ZOTERO_BREF_rteAnT0P3tX9_4" meta:value-type="string">age":"1668-1678","volume":"88","author":[{"family":"Mysen","given":"B. O."},{"family":"Lucier","given":"A."},{"family":"Cody","given":"G. D."}],"issued":{"date-parts":[["2003"]]}}},{"id":552,"uris":["http://zotero.org/users/453153/items/FMGX6PM3"],"uri":[</meta:user-defined>
    <meta:user-defined meta:name="ZOTERO_BREF_rteAnT0P3tX9_5" meta:value-type="string">"http://zotero.org/users/453153/items/FMGX6PM3"],"itemData":{"id":552,"type":"article-journal","title":"Al coordination and speciation in calcium aluminosilicate glasses: Effects of composition determined by &lt;sup&gt;27&lt;/sup&gt;Al MQ-MAS NMR and Raman spectrosco</meta:user-defined>
    <meta:user-defined meta:name="ZOTERO_BREF_rteAnT0P3tX9_6" meta:value-type="string">py","container-title":"Chemical Geology","page":"173-185","volume":"229","issue":"1-3","author":[{"family":"Neuville","given":"D. R."},{"family":"Cormier","given":"L."},{"family":"Massiot","given":"D."}],"issued":{"date-parts":[["2006"]]}}},{"id":1328,"ur</meta:user-defined>
    <meta:user-defined meta:name="ZOTERO_BREF_rteAnT0P3tX9_7" meta:value-type="string">is":["http://zotero.org/users/453153/items/CZT3JPVA"],"uri":["http://zotero.org/users/453153/items/CZT3JPVA"],"itemData":{"id":1328,"type":"article-journal","title":"The role of Al&lt;sup&gt;3+&lt;/sup&gt; on rheology and structural changes of sodium silicate and alu</meta:user-defined>
    <meta:user-defined meta:name="ZOTERO_BREF_rteAnT0P3tX9_8" meta:value-type="string">minosilicate glasses and melts.","container-title":"Geochimica et Cosmochimica Acta","page":"495-517","volume":"126","source":"CrossRef","DOI":"10.1016/j.gca.2013.11.010","ISSN":"00167037","language":"en","author":[{"family":"Le Losq","given":"C."},{"fami</meta:user-defined>
    <meta:user-defined meta:name="ZOTERO_BREF_rteAnT0P3tX9_9" meta:value-type="string">ly":"Neuville","given":"D. R."},{"family":"Florian","given":"P."},{"family":"Henderson","given":"G. S."},{"family":"Massiot","given":"D."}],"issued":{"date-parts":[["2014",2]]}}},{"id":2888,"uris":["http://zotero.org/users/453153/items/PH82EZSM"],"uri":["</meta:user-defined>
    <meta:user-defined meta:name="ZOTERO_BREF_s6JYq0dZsL1xhRECXiVGd1_1" meta:value-type="string">ZOTERO_ITEM CSL_CITATION {"citationID":"ekXCn789","properties":{"formattedCitation":"(1985)","plainCitation":"(1985)","noteIndex":0},"citationItems":[{"id":181,"uris":["http://zotero.org/users/453153/items/AVNB26JD"],"uri":["http://zotero.org/users/453153</meta:user-defined>
    <meta:user-defined meta:name="ZOTERO_BREF_s6JYq0dZsL1xhRECXiVGd1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1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1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1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1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1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1_8" meta:value-type="string">"Pascal"},{"family":"Bottinga","given":"Yan"}],"issued":{"date-parts":[["1985",2,1]]}},"suppress-author":true}],"schema":"https://github.com/citation-style-language/schema/raw/master/csl-citation.json"}</meta:user-defined>
    <meta:user-defined meta:name="ZOTERO_BREF_s6JYq0dZsL1xhRECXiVGd_1" meta:value-type="string">ZOTERO_ITEM CSL_CITATION {"citationID":"GwUHnEwk","properties":{"formattedCitation":"(1985)","plainCitation":"(1985)","noteIndex":0},"citationItems":[{"id":181,"uris":["http://zotero.org/users/453153/items/AVNB26JD"],"uri":["http://zotero.org/users/453153</meta:user-defined>
    <meta:user-defined meta:name="ZOTERO_BREF_s6JYq0dZsL1xhRECXiVGd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_8" meta:value-type="string">"Pascal"},{"family":"Bottinga","given":"Yan"}],"issued":{"date-parts":[["1985",2,1]]}},"suppress-author":true}],"schema":"https://github.com/citation-style-language/schema/raw/master/csl-citation.json"}</meta:user-defined>
    <meta:user-defined meta:name="ZOTERO_BREF_sjmKNHWh23em_1" meta:value-type="string">ZOTERO_ITEM CSL_CITATION {"citationID":"UoRmFZSM","properties":{"formattedCitation":"(2019a)","plainCitation":"(2019a)","noteIndex":0},"citationItems":[{"id":5645,"uris":["http://zotero.org/users/453153/items/5H3WB6PP"],"uri":["http://zotero.org/users/453</meta:user-defined>
    <meta:user-defined meta:name="ZOTERO_BREF_sjmKNHWh23em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sjmKNHWh23em_3" meta:value-type="string">"DOI":"10.2138/am-2019-6887","author":[{"family":"Le Losq","given":"C."},{"family":"Berry","given":"A. J."},{"family":"Kendrick","given":"M. A."},{"family":"Neuville","given":"D. R."},{"family":"O'Neill","given":"H. St. C."}],"issued":{"date-parts":[["201</meta:user-defined>
    <meta:user-defined meta:name="ZOTERO_BREF_sjmKNHWh23em_4" meta:value-type="string">9"]]}},"suppress-author":true}],"schema":"https://github.com/citation-style-language/schema/raw/master/csl-citation.json"}</meta:user-defined>
    <meta:user-defined meta:name="ZOTERO_BREF_uuiTDTymjXzYGPTwkgcjj_1" meta:value-type="string">ZOTERO_ITEM CSL_CITATION {"citationID":"p3dEHWeK","properties":{"formattedCitation":"(Adam and Gibbs, 1965)","plainCitation":"(Adam and Gibbs, 1965)","noteIndex":0},"citationItems":[{"id":1434,"uris":["http://zotero.org/users/453153/items/NJ2V38JM"],"uri"</meta:user-defined>
    <meta:user-defined meta:name="ZOTERO_BREF_uuiTDTymjXzYGPTwkgcjj_2" meta:value-type="string">:["http://zotero.org/users/453153/items/NJ2V38JM"],"itemData":{"id":1434,"type":"article-journal","title":"On the temperature dependence of cooperative relaxation properties in glass-forming liquids","container-title":"The journal of chemical physics","pa</meta:user-defined>
    <meta:user-defined meta:name="ZOTERO_BREF_uuiTDTymjXzYGPTwkgcjj_3" meta:value-type="string">ge":"139-146","volume":"43","issue":"1","author":[{"family":"Adam","given":"G."},{"family":"Gibbs","given":"J. H."}],"issued":{"date-parts":[["1965"]]}}}],"schema":"https://github.com/citation-style-language/schema/raw/master/csl-citation.json"}</meta:user-defined>
    <meta:user-defined meta:name="ZOTERO_BREF_v5ua7LXx6ZbO_1" meta:value-type="string">ZOTERO_ITEM CSL_CITATION {"citationID":"1vjQH0YK","properties":{"formattedCitation":"(Hideki Maekawa et al., 1991)","plainCitation":"(Hideki Maekawa et al., 1991)","noteIndex":0},"citationItems":[{"id":851,"uris":["http://zotero.org/users/453153/items/U5C</meta:user-defined>
    <meta:user-defined meta:name="ZOTERO_BREF_v5ua7LXx6ZbO_2" meta:value-type="string">JFAQX"],"uri":["http://zotero.org/users/453153/items/U5CJFAQX"],"itemData":{"id":851,"type":"article-journal","title":"The structural groups of alkali silicate glasses determined from &lt;sup&gt;29&lt;/sup&gt;Si MAS-NMR","container-title":"Journal of Non-Crystalline </meta:user-defined>
    <meta:user-defined meta:name="ZOTERO_BREF_v5ua7LXx6ZbO_3" meta:value-type="string">Solids","page":"53-64","volume":"127","issue":"1","source":"ScienceDirect","abstract":"Lithium, sodium and potassium silicate glasses containing 20–56 mol% alkali oxide were investigated by 29Si nuclear magnetic resonance (MAS-NMR) spectroscopy. In the sp</meta:user-defined>
    <meta:user-defined meta:name="ZOTERO_BREF_v5ua7LXx6ZbO_4" meta:value-type="string">ectrum of each sample, at least two to four distinct peaks were identified. The distributions of SiO4 structural units, Qn, where n is the number of bridging oxygen atoms bound to other Si atoms, were determined as a function of composition. The equilibri</meta:user-defined>
    <meta:user-defined meta:name="ZOTERO_BREF_v5ua7LXx6ZbO_5" meta:value-type="string">um constants of the reactions, 2Qn ⇌ Qn−1 + Qn+1 (n = 3, 2, 1), were determined. The reaction proceeds to the right direction as cationic power of alkali ion (Z/r) increases (Li+&amp;gt;Na+&amp;gt;K+) at the same alkali oxide concentration. The apparent equilibri</meta:user-defined>
    <meta:user-defined meta:name="ZOTERO_BREF_v5ua7LXx6ZbO_6" meta:value-type="string">um constants of the above reactions are discussed along with a proposed thermodynamic model. The 29Si chemical shifts assigned to each structural unit increase linearly with alkali oxide contents. The slope of these lines decreases as the numbers of attac</meta:user-defined>
    <meta:user-defined meta:name="ZOTERO_BREF_v5ua7LXx6ZbO_7" meta:value-type="string">hed bridging oxygen (BO) atoms decrease. The average chemical shifts also increase linearly with an increase of alkali content. A close relationship between the average chemical shifts and the theoretical optical basicity was observed.","DOI":"10.1016/002</meta:user-defined>
    <meta:user-defined meta:name="ZOTERO_BREF_v5ua7LXx6ZbO_8" meta:value-type="string">2-3093(91)90400-Z","ISSN":"0022-3093","journalAbbreviation":"Journal of Non-Crystalline Solids","author":[{"family":"Maekawa","given":"Hideki"},{"family":"Maekawa","given":"Takashi"},{"family":"Kawamura","given":"Katsuyuki"},{"family":"Yokokawa","given":"</meta:user-defined>
    <meta:user-defined meta:name="ZOTERO_BREF_v5ua7LXx6ZbO_9" meta:value-type="string">Toshio"}],"issued":{"date-parts":[["1991",1]]}}}],"schema":"https://github.com/citation-style-language/schema/raw/master/csl-citation.json"}</meta:user-defined>
    <meta:user-defined meta:name="ZOTERO_BREF_xmKbWSSz0s4K_1" meta:value-type="string">ZOTERO_ITEM CSL_CITATION {"citationID":"xkURQa1b","properties":{"formattedCitation":"(Stebbins, 1991)","plainCitation":"(Stebbins, 1991)","noteIndex":0},"citationItems":[{"id":746,"uris":["http://zotero.org/users/453153/items/XHMDNPUG"],"uri":["http://zot</meta:user-defined>
    <meta:user-defined meta:name="ZOTERO_BREF_xmKbWSSz0s4K_2" meta:value-type="string">ero.org/users/453153/items/XHMDNPUG"],"itemData":{"id":746,"type":"article-journal","title":"NMR evidence for five-coordinated silicon in a silicate glass at atmospheric pressure","container-title":"Nature","page":"638-639","volume":"351","author":[{"fami</meta:user-defined>
    <meta:user-defined meta:name="ZOTERO_BREF_xmKbWSSz0s4K_3" meta:value-type="string">ly":"Stebbins","given":"J."}],"issued":{"date-parts":[["1991"]]}}}],"schema":"https://github.com/citation-style-language/schema/raw/master/csl-citation.json"}</meta:user-defined>
    <meta:user-defined meta:name="ZOTERO_BREF_xnqOy3ln4dUW_1" meta:value-type="string">ZOTERO_ITEM CSL_CITATION {"citationID":"ur192k1p","properties":{"formattedCitation":"(1985)","plainCitation":"(1985)","noteIndex":0},"citationItems":[{"id":744,"uris":["http://zotero.org/users/453153/items/S5FSZGBZ"],"uri":["http://zotero.org/users/453153</meta:user-defined>
    <meta:user-defined meta:name="ZOTERO_BREF_xnqOy3ln4dUW_2" meta:value-type="string">/items/S5FSZGBZ"],"itemData":{"id":744,"type":"article-journal","title":"Exafs and the structure of glass","container-title":"Journal of Non-Crystalline Solids","page":"203-217","volume":"71","author":[{"family":"Greaves","given":"G. N."}],"issued":{"date</meta:user-defined>
    <meta:user-defined meta:name="ZOTERO_BREF_xnqOy3ln4dUW_3" meta:value-type="string">-parts":[["1985"]]}},"suppress-author":true}],"schema":"https://github.com/citation-style-language/schema/raw/master/csl-citation.json"}</meta:user-defined>
    <meta:user-defined meta:name="ZOTERO_PREF_1" meta:value-type="string">&lt;data data-version="3" zotero-version="5.0.60"&gt;&lt;session id="5eY6R5kF"/&gt;&lt;style id="http://www.zotero.org/styles/chemical-geology" hasBibliography="1" bibliographyStyleHasBeenSet="0"/&gt;&lt;prefs&gt;&lt;pref name="fieldType" value="Bookmark"/&gt;&lt;/prefs&gt;&lt;/data&gt;</meta:user-defined>
    <meta:template xlink:type="simple" xlink:actuate="onRequest" xlink:title="Normal.dotm" xlink:href=""/>
  </office:meta>
</office:document-meta>
</file>

<file path=Object 1/content.xml><?xml version="1.0" encoding="utf-8"?>
<math xmlns="http://www.w3.org/1998/Math/MathML" display="block">
  <semantics>
    <mrow>
      <mi>log</mi>
      <mi>η</mi>
      <mrow>
        <mrow>
          <mo fence="true" stretchy="false">(</mo>
          <mrow>
            <mrow>
              <mi>x</mi>
              <mi>,</mi>
              <mi>T</mi>
            </mrow>
          </mrow>
          <mo fence="true" stretchy="false">)</mo>
        </mrow>
        <mo stretchy="false">=</mo>
        <mrow>
          <msub>
            <mi>A</mi>
            <mi>e</mi>
          </msub>
          <mo stretchy="false">+</mo>
          <mi>K</mi>
        </mrow>
      </mrow>
      <mrow>
        <mrow>
          <mo fence="true" stretchy="false">(</mo>
          <mrow>
            <mi>x</mi>
          </mrow>
          <mo fence="true" stretchy="false">)</mo>
        </mrow>
        <mo stretchy="false">/</mo>
        <mi>T</mi>
      </mrow>
      <mi>exp</mi>
      <mrow>
        <mo fence="true" stretchy="false">(</mo>
        <mrow>
          <mrow>
            <mi>C</mi>
            <mrow>
              <mrow>
                <mo fence="true" stretchy="false">(</mo>
                <mrow>
                  <mi>x</mi>
                </mrow>
                <mo fence="true" stretchy="false">)</mo>
              </mrow>
              <mo stretchy="false">/</mo>
              <mi>T</mi>
            </mrow>
          </mrow>
        </mrow>
        <mo fence="true" stretchy="false">)</mo>
      </mrow>
    </mrow>
    <annotation encoding="StarMath 5.0">log %eta (x,T) = A_e + K(x)/T exp(C(x)/T) </annotation>
  </semantics>
</math>
</file>

<file path=Object 3/content.xml><?xml version="1.0" encoding="utf-8"?>
<math xmlns="http://www.w3.org/1998/Math/MathML" display="block">
  <semantics>
    <mrow>
      <mi>log</mi>
      <mi>η</mi>
      <mrow>
        <mrow>
          <mo fence="true" stretchy="false">(</mo>
          <mrow>
            <mrow>
              <mi>x</mi>
              <mi>,</mi>
              <mi>T</mi>
            </mrow>
          </mrow>
          <mo fence="true" stretchy="false">)</mo>
        </mrow>
        <mo stretchy="false">=</mo>
        <mrow>
          <msub>
            <mi>A</mi>
            <mi mathvariant="italic">AM</mi>
          </msub>
          <mo stretchy="false">+</mo>
          <mrow>
            <mo fence="true" stretchy="false">(</mo>
            <mrow>
              <mrow>
                <mn>12</mn>
                <mo stretchy="false">−</mo>
                <msub>
                  <mi>A</mi>
                  <mi mathvariant="italic">AM</mi>
                </msub>
              </mrow>
            </mrow>
            <mo fence="true" stretchy="false">)</mo>
          </mrow>
        </mrow>
      </mrow>
      <msup>
        <mrow>
          <mo fence="true" stretchy="false">(</mo>
          <mrow>
            <mrow>
              <msub>
                <mi>T</mi>
                <mi>g</mi>
              </msub>
              <mo stretchy="false">/</mo>
              <mi>T</mi>
            </mrow>
          </mrow>
          <mo fence="true" stretchy="false">)</mo>
        </mrow>
        <mrow>
          <mi>m</mi>
          <mo stretchy="false">/</mo>
          <mrow>
            <mo fence="true" stretchy="false">(</mo>
            <mrow>
              <mrow>
                <mn>12</mn>
                <mo stretchy="false">−</mo>
                <msub>
                  <mi>A</mi>
                  <mi mathvariant="italic">AM</mi>
                </msub>
              </mrow>
            </mrow>
            <mo fence="true" stretchy="false">)</mo>
          </mrow>
        </mrow>
      </msup>
    </mrow>
    <annotation encoding="StarMath 5.0">log %eta (x,T) = A_{AM} + (12 - A_{AM})(T_g/T)^{m/(12 - A_{AM})} </annotation>
  </semantics>
</math>
</file>

<file path=Object 5/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

<file path=Object 6/content.xml><?xml version="1.0" encoding="utf-8"?>
<math xmlns="http://www.w3.org/1998/Math/MathML" display="block">
  <semantics>
    <mrow>
      <mrow>
        <msub>
          <mi>B</mi>
          <mi>e</mi>
        </msub>
        <mo stretchy="false">=</mo>
        <mrow>
          <mo fence="true" stretchy="false">(</mo>
          <mrow>
            <mrow>
              <mrow>
                <mn>12.0</mn>
                <mo stretchy="false">−</mo>
                <msub>
                  <mi>A</mi>
                  <mi>e</mi>
                </msub>
              </mrow>
              <mrow>
                <mo fence="true" stretchy="false">(</mo>
                <mrow>
                  <mi>x</mi>
                </mrow>
                <mo fence="true" stretchy="false">)</mo>
              </mrow>
            </mrow>
          </mrow>
          <mo fence="true" stretchy="false">)</mo>
        </mrow>
      </mrow>
      <mrow>
        <mo fence="true" stretchy="false">(</mo>
        <mrow>
          <mrow>
            <msub>
              <mi>T</mi>
              <mi>g</mi>
            </msub>
            <mrow>
              <mo fence="true" stretchy="false">(</mo>
              <mrow>
                <mi>x</mi>
              </mrow>
              <mo fence="true" stretchy="false">)</mo>
            </mrow>
            <msup>
              <mi>S</mi>
              <mi mathvariant="italic">conf</mi>
            </msup>
            <mrow>
              <mo fence="true" stretchy="false">(</mo>
              <mrow>
                <msub>
                  <mi>T</mi>
                  <mi>g</mi>
                </msub>
              </mrow>
              <mo fence="true" stretchy="false">)</mo>
            </mrow>
            <mrow>
              <mo fence="true" stretchy="false">(</mo>
              <mrow>
                <mi>x</mi>
              </mrow>
              <mo fence="true" stretchy="false">)</mo>
            </mrow>
          </mrow>
        </mrow>
        <mo fence="true" stretchy="false">)</mo>
      </mrow>
    </mrow>
    <annotation encoding="StarMath 5.0">B_e = (12.0 - A_e(x))(T_g(x)S^{conf}(T_g)(x))</annotation>
  </semantics>
</math>
</file>

<file path=Object 7/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